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Narrow" svg:font-family="'Arial Narrow', Arial"/>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left"/>
    </style:style>
    <style:style style:name="Tabella1.A" style:family="table-column">
      <style:table-column-properties style:column-width="8.707cm"/>
    </style:style>
    <style:style style:name="Tabella1.B" style:family="table-column">
      <style:table-column-properties style:column-width="8.294cm"/>
    </style:style>
    <style:style style:name="Tabella1.A1" style:family="table-cell">
      <style:table-cell-properties style:vertical-align="middle" fo:padding="0.049cm" fo:border="none"/>
    </style:style>
    <style:style style:name="Tabella1.A2" style:family="table-cell">
      <style:table-cell-properties style:vertical-align="middle" fo:background-color="#fafafa" fo:padding="0.049cm" fo:border="none">
        <style:background-image/>
      </style:table-cell-properties>
    </style:style>
    <style:style style:name="P1" style:family="paragraph" style:parent-style-name="Text_20_body">
      <style:paragraph-properties fo:margin-left="0cm" fo:margin-right="0cm" fo:margin-top="0cm" fo:margin-bottom="0cm" fo:line-height="140%" fo:orphans="2" fo:widows="2" fo:text-indent="0cm" style:auto-text-indent="false" fo:padding="0cm" fo:border="none"/>
    </style:style>
    <style:style style:name="P2"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Verdana" fo:font-size="9pt" fo:letter-spacing="normal" fo:font-style="normal" fo:font-weight="normal"/>
    </style:style>
    <style:style style:name="P3" style:family="paragraph" style:parent-style-name="Text_20_body">
      <style:paragraph-properties fo:margin-left="0cm" fo:margin-right="0cm" fo:margin-top="0cm" fo:margin-bottom="0cm" fo:line-height="140%" fo:orphans="2" fo:widows="2" fo:text-indent="0cm" style:auto-text-indent="false" fo:padding="0cm" fo:border="none"/>
      <style:text-properties fo:font-variant="normal" fo:text-transform="none" fo:color="#000000" style:font-name="Verdana" fo:font-size="9pt" fo:letter-spacing="normal" fo:font-style="normal" fo:font-weight="normal"/>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4a7500" style:font-name="Arial Narrow" fo:font-size="18pt" fo:letter-spacing="normal" fo:font-style="normal" fo:font-weight="normal"/>
    </style:style>
    <style:style style:name="P5" style:family="paragraph" style:parent-style-name="Text_20_body">
      <style:paragraph-properties fo:margin-left="0cm" fo:margin-right="0cm" fo:margin-top="0cm" fo:margin-bottom="0.318cm" fo:line-height="140%" fo:orphans="2" fo:widows="2" fo:text-indent="0cm" style:auto-text-indent="false" fo:padding="0cm" fo:border="none"/>
      <style:text-properties fo:font-variant="normal" fo:text-transform="none" fo:color="#000000" style:font-name="Verdana" fo:font-size="9pt" fo:letter-spacing="normal" fo:font-style="normal" fo:font-weight="normal"/>
    </style:style>
    <style:style style:name="P6" style:family="paragraph" style:parent-style-name="Heading_20_1">
      <style:paragraph-properties fo:margin-left="0cm" fo:margin-right="0cm" fo:margin-top="0cm" fo:margin-bottom="0cm" fo:orphans="2" fo:widows="2" fo:text-indent="0cm" style:auto-text-indent="false" fo:padding="0cm" fo:border="none"/>
      <style:text-properties fo:font-variant="normal" fo:text-transform="none" fo:color="#4a7500" style:font-name="Arial Narrow" fo:font-size="18pt" fo:letter-spacing="normal" fo:font-style="normal" fo:font-weight="normal"/>
    </style:style>
    <style:style style:name="P7" style:family="paragraph" style:parent-style-name="Table_20_Contents">
      <style:paragraph-properties fo:margin-left="0cm" fo:margin-right="0cm" fo:margin-top="0cm" fo:margin-bottom="0cm" fo:text-indent="0cm" style:auto-text-indent="false" fo:padding="0cm" fo:border="none"/>
    </style:style>
    <style:style style:name="P8" style:family="paragraph" style:parent-style-name="Table_20_Contents">
      <style:paragraph-properties fo:margin-left="0cm" fo:margin-right="0cm" fo:margin-top="0cm" fo:margin-bottom="0cm" fo:text-indent="0cm" style:auto-text-indent="false" fo:padding="0cm" fo:border="none"/>
      <style:text-properties fo:color="#898989" fo:font-style="italic"/>
    </style:style>
    <style:style style:name="P9" style:family="paragraph" style:parent-style-name="Table_20_Contents">
      <style:paragraph-properties fo:margin-top="0cm" fo:margin-bottom="0cm" fo:padding="0cm" fo:border="none"/>
    </style:style>
    <style:style style:name="P10" style:family="paragraph" style:parent-style-name="Table_20_Heading">
      <style:paragraph-properties fo:margin-left="0cm" fo:margin-right="0cm" fo:margin-top="0cm" fo:margin-bottom="0cm" fo:text-align="start" style:justify-single-word="false" fo:text-indent="0cm" style:auto-text-indent="false" fo:padding="0cm" fo:border="none"/>
    </style:style>
    <style:style style:name="P11" style:family="paragraph" style:parent-style-name="Heading_20_2">
      <style:paragraph-properties fo:margin-left="0cm" fo:margin-right="0cm" fo:margin-top="0cm" fo:margin-bottom="0.132cm" fo:orphans="2" fo:widows="2" fo:text-indent="0cm" style:auto-text-indent="false" fo:padding="0cm" fo:border="none"/>
      <style:text-properties fo:font-variant="normal" fo:text-transform="none" fo:color="#232323" style:font-name="Arial1" fo:font-size="12pt" fo:letter-spacing="normal" fo:font-style="normal" fo:font-weight="bold"/>
    </style:style>
    <style:style style:name="T1" style:family="text">
      <style:text-properties fo:font-variant="normal" fo:text-transform="none" fo:color="#898989" style:font-name="Verdana" fo:font-size="8.25pt" fo:letter-spacing="normal" fo:font-style="normal" fo:font-weight="normal"/>
    </style:style>
    <style:style style:name="T2" style:family="text">
      <style:text-properties fo:font-variant="normal" fo:text-transform="none" fo:color="#000000" style:font-name="Verdana" fo:font-size="9pt" fo:letter-spacing="normal" fo:font-style="normal" fo:font-weight="normal"/>
    </style:style>
    <style:style style:name="T3" style:family="text">
      <style:text-properties fo:font-variant="normal" fo:text-transform="none" fo:color="#4a7500" style:text-line-through-style="none" style:font-name="Verdana" fo:font-size="9pt" fo:letter-spacing="normal" fo:font-style="normal" style:text-underline-style="none" fo:font-weight="normal" style:text-blinking="false"/>
    </style:style>
    <style:style style:name="T4" style:family="text">
      <style:text-properties fo:color="#f3f3f3" style:text-line-through-style="none" style:text-underline-style="none" style:text-blinking="false"/>
    </style:style>
    <style:style style:name="T5" style:family="text">
      <style:text-properties style:text-line-through-style="none" style:text-underline-style="none" style:text-blinking="false"/>
    </style:style>
    <style:style style:name="T6" style:family="text">
      <style:text-properties fo:color="#4a7500" style:text-line-through-style="none" style:text-underline-style="none" style:text-blinking="false"/>
    </style:style>
    <text:list-style style:name="L1">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5">List of Chromium Command Line Switches</text:span></text:h>
      <text:p text:style-name="P4"><text:span text:style-name="T5"/></text:p>
      <table:table table:name="Tabella1" table:style-name="Tabella1">
        <table:table-column table:style-name="Tabella1.A"/>
        <table:table-column table:style-name="Tabella1.B"/>
        <table:table-header-rows>
          <table:table-row>
            <table:table-cell table:style-name="Tabella1.A1" office:value-type="string">
              <text:p text:style-name="P10">Condition</text:p>
            </table:table-cell>
            <table:table-cell table:style-name="Tabella1.A1" office:value-type="string">
              <text:p text:style-name="P10">Explanation<text:bookmark text:name="allow-cross-origin-auth-prompt"/></text:p>
            </table:table-cell>
          </table:table-row>
        </table:table-header-rows>
        <table:table-row>
          <table:table-cell table:style-name="Tabella1.A2" office:value-type="string">
            <text:p text:style-name="P7">--allow-cross-origin-auth-prompt <text:a xlink:type="simple" xlink:href="http://peter.sh/experiments/chromium-command-line-switches/#allow-cross-origin-auth-prompt"><text:span text:style-name="T4">⊗</text:span></text:a></text:p>
          </table:table-cell>
          <table:table-cell table:style-name="Tabella1.A2" office:value-type="string">
            <text:p text:style-name="P7">Allow third party content included on a page to prompt for a HTTP basic auth username/password pair.<text:bookmark text:name="allow-file-access"/></text:p>
          </table:table-cell>
        </table:table-row>
        <table:table-row>
          <table:table-cell table:style-name="Tabella1.A1" office:value-type="string">
            <text:p text:style-name="P7">--allow-file-access <text:a xlink:type="simple" xlink:href="http://peter.sh/experiments/chromium-command-line-switches/#allow-file-access"><text:span text:style-name="T4">⊗</text:span></text:a></text:p>
          </table:table-cell>
          <table:table-cell table:style-name="Tabella1.A1" office:value-type="string">
            <text:p text:style-name="P7">On ChromeOS, file:// access is disabled except for certain whitelisted directories. This switch re-enables file:// for testing.<text:bookmark text:name="allow-http-background-page"/></text:p>
          </table:table-cell>
        </table:table-row>
        <table:table-row>
          <table:table-cell table:style-name="Tabella1.A2" office:value-type="string">
            <text:p text:style-name="P7">--allow-http-background-page <text:a xlink:type="simple" xlink:href="http://peter.sh/experiments/chromium-command-line-switches/#allow-http-background-page"><text:span text:style-name="T4">⊗</text:span></text:a></text:p>
          </table:table-cell>
          <table:table-cell table:style-name="Tabella1.A2" office:value-type="string">
            <text:p text:style-name="P7">Allow non-https URL for background_page for hosted apps.<text:bookmark text:name="allow-outdated-plugins"/></text:p>
          </table:table-cell>
        </table:table-row>
        <table:table-row>
          <table:table-cell table:style-name="Tabella1.A1" office:value-type="string">
            <text:p text:style-name="P7">--allow-outdated-plugins <text:a xlink:type="simple" xlink:href="http://peter.sh/experiments/chromium-command-line-switches/#allow-outdated-plugins"><text:span text:style-name="T4">⊗</text:span></text:a></text:p>
          </table:table-cell>
          <table:table-cell table:style-name="Tabella1.A1" office:value-type="string">
            <text:p text:style-name="P7">Don't block outdated plugins.<text:bookmark text:name="allow-scripting-gallery"/></text:p>
          </table:table-cell>
        </table:table-row>
        <table:table-row>
          <table:table-cell table:style-name="Tabella1.A2" office:value-type="string">
            <text:p text:style-name="P7">--allow-scripting-gallery <text:a xlink:type="simple" xlink:href="http://peter.sh/experiments/chromium-command-line-switches/#allow-scripting-gallery"><text:span text:style-name="T4">⊗</text:span></text:a></text:p>
          </table:table-cell>
          <table:table-cell table:style-name="Tabella1.A2" office:value-type="string">
            <text:p text:style-name="P7">Allows injecting extensions and user scripts on the extensions gallery site. Normally prevented for security reasons, but can be useful for automation testing of the gallery.<text:bookmark text:name="allow-websocket-proxy"/></text:p>
          </table:table-cell>
        </table:table-row>
        <table:table-row>
          <table:table-cell table:style-name="Tabella1.A1" office:value-type="string">
            <text:p text:style-name="P7">--allow-websocket-proxy <text:a xlink:type="simple" xlink:href="http://peter.sh/experiments/chromium-command-line-switches/#allow-websocket-proxy"><text:span text:style-name="T4">⊗</text:span></text:a></text:p>
          </table:table-cell>
          <table:table-cell table:style-name="Tabella1.A1" office:value-type="string">
            <text:p text:style-name="P7">Specifies comma separated list of extension ids to grant access to local websocket proxy.<text:bookmark text:name="allow-webui-oobe"/></text:p>
          </table:table-cell>
        </table:table-row>
        <table:table-row>
          <table:table-cell table:style-name="Tabella1.A2" office:value-type="string">
            <text:p text:style-name="P7">--allow-webui-oobe <text:a xlink:type="simple" xlink:href="http://peter.sh/experiments/chromium-command-line-switches/#allow-webui-oobe"><text:span text:style-name="T4">⊗</text:span></text:a></text:p>
          </table:table-cell>
          <table:table-cell table:style-name="Tabella1.A2" office:value-type="string">
            <text:p text:style-name="P7">Allows WebUI based OOBE. Note, WebUI will be used iff kWebUILogin is also true.<text:bookmark text:name="always-authorize-plugins"/></text:p>
          </table:table-cell>
        </table:table-row>
        <table:table-row>
          <table:table-cell table:style-name="Tabella1.A1" office:value-type="string">
            <text:p text:style-name="P7">--always-authorize-plugins <text:a xlink:type="simple" xlink:href="http://peter.sh/experiments/chromium-command-line-switches/#always-authorize-plugins"><text:span text:style-name="T4">⊗</text:span></text:a></text:p>
          </table:table-cell>
          <table:table-cell table:style-name="Tabella1.A1" office:value-type="string">
            <text:p text:style-name="P7">This prevents Chrome from requiring authorization to run certain widely installed but less commonly used plug-ins.<text:bookmark text:name="always-enable-dev-tools"/></text:p>
          </table:table-cell>
        </table:table-row>
        <table:table-row>
          <table:table-cell table:style-name="Tabella1.A2" office:value-type="string">
            <text:p text:style-name="P7">--always-enable-dev-tools <text:a xlink:type="simple" xlink:href="http://peter.sh/experiments/chromium-command-line-switches/#always-enable-dev-tools"><text:span text:style-name="T4">⊗</text:span></text:a></text:p>
          </table:table-cell>
          <table:table-cell table:style-name="Tabella1.A2" office:value-type="string">
            <text:p text:style-name="P7">Enable web inspector for all windows, even if they're part of the browser. Allows us to use our dev tools to debug browser windows itself.<text:bookmark text:name="app"/></text:p>
          </table:table-cell>
        </table:table-row>
        <table:table-row>
          <table:table-cell table:style-name="Tabella1.A1" office:value-type="string">
            <text:p text:style-name="P7">--app <text:a xlink:type="simple" xlink:href="http://peter.sh/experiments/chromium-command-line-switches/#app"><text:span text:style-name="T4">⊗</text:span></text:a></text:p>
          </table:table-cell>
          <table:table-cell table:style-name="Tabella1.A1" office:value-type="string">
            <text:p text:style-name="P7">Specifies that the associated value should be launched in "application" mode.<text:bookmark text:name="app-id"/></text:p>
          </table:table-cell>
        </table:table-row>
        <table:table-row>
          <table:table-cell table:style-name="Tabella1.A2" office:value-type="string">
            <text:p text:style-name="P7">--app-id <text:a xlink:type="simple" xlink:href="http://peter.sh/experiments/chromium-command-line-switches/#app-id"><text:span text:style-name="T4">⊗</text:span></text:a></text:p>
          </table:table-cell>
          <table:table-cell table:style-name="Tabella1.A2" office:value-type="string">
            <text:p text:style-name="P7">Specifies that the extension-app with the specified id should be launched according to its configuration.<text:bookmark text:name="apps-checkout-url"/></text:p>
          </table:table-cell>
        </table:table-row>
        <table:table-row>
          <table:table-cell table:style-name="Tabella1.A1" office:value-type="string">
            <text:p text:style-name="P7">--apps-checkout-url <text:a xlink:type="simple" xlink:href="http://peter.sh/experiments/chromium-command-line-switches/#apps-checkout-url"><text:span text:style-name="T4">⊗</text:span></text:a></text:p>
          </table:table-cell>
          <table:table-cell table:style-name="Tabella1.A1" office:value-type="string">
            <text:p text:style-name="P7">Override the apps checkout URL, which is used to determine when to expose some private APIs.<text:bookmark text:name="apps-gallery-return-tokens"/></text:p>
          </table:table-cell>
        </table:table-row>
        <table:table-row>
          <table:table-cell table:style-name="Tabella1.A2" office:value-type="string">
            <text:p text:style-name="P7">--apps-gallery-return-tokens <text:a xlink:type="simple" xlink:href="http://peter.sh/experiments/chromium-command-line-switches/#apps-gallery-return-tokens"><text:span text:style-name="T4">⊗</text:span></text:a></text:p>
          </table:table-cell>
          <table:table-cell table:style-name="Tabella1.A2" office:value-type="string">
            <text:p text:style-name="P7">Specifying this flag allows the webstorePrivate APIs to return browser (aka sync) login tokens to be used for auto-login in the Web Store (normally they do not).<text:bookmark text:name="apps-gallery-update-url"/></text:p>
          </table:table-cell>
        </table:table-row>
        <table:table-row>
          <table:table-cell table:style-name="Tabella1.A1" office:value-type="string">
            <text:p text:style-name="P7">--apps-gallery-update-url <text:a xlink:type="simple" xlink:href="http://peter.sh/experiments/chromium-command-line-switches/#apps-gallery-update-url"><text:span text:style-name="T4">⊗</text:span></text:a></text:p>
          </table:table-cell>
          <table:table-cell table:style-name="Tabella1.A1" office:value-type="string">
            <text:p text:style-name="P7">The update url used by gallery/webstore extensions.<text:bookmark text:name="apps-gallery-url"/></text:p>
          </table:table-cell>
        </table:table-row>
        <table:table-row>
          <table:table-cell table:style-name="Tabella1.A2" office:value-type="string">
            <text:p text:style-name="P7">--apps-gallery-url <text:a xlink:type="simple" xlink:href="http://peter.sh/experiments/chromium-command-line-switches/#apps-gallery-url"><text:span text:style-name="T4">⊗</text:span></text:a></text:p>
          </table:table-cell>
          <table:table-cell table:style-name="Tabella1.A2" office:value-type="string">
            <text:p text:style-name="P7">The URL to use for the gallery link in the app launcher.<text:bookmark text:name="apps-no-throb"/></text:p>
          </table:table-cell>
        </table:table-row>
        <table:table-row>
          <table:table-cell table:style-name="Tabella1.A1" office:value-type="string">
            <text:p text:style-name="P7">--apps-no-throb <text:a xlink:type="simple" xlink:href="http://peter.sh/experiments/chromium-command-line-switches/#apps-no-throb"><text:span text:style-name="T4">⊗</text:span></text:a></text:p>
          </table:table-cell>
          <table:table-cell table:style-name="Tabella1.A1" office:value-type="string">
            <text:p text:style-name="P7">Disable throbber for extension apps.<text:bookmark text:name="assert-test"/></text:p>
          </table:table-cell>
        </table:table-row>
        <table:table-row>
          <table:table-cell table:style-name="Tabella1.A2" office:value-type="string">
            <text:p text:style-name="P7">--assert-test <text:a xlink:type="simple" xlink:href="http://peter.sh/experiments/chromium-command-line-switches/#assert-test"><text:span text:style-name="T4">⊗</text:span></text:a></text:p>
          </table:table-cell>
          <table:table-cell table:style-name="Tabella1.A2" office:value-type="string">
            <text:p text:style-name="P7">Causes the browser process to throw an assertion on startup.<text:bookmark text:name="auth-negotiate-delegate-whitelist"/></text:p>
          </table:table-cell>
        </table:table-row>
        <table:table-row>
          <table:table-cell table:style-name="Tabella1.A1" office:value-type="string">
            <text:p text:style-name="P7">--auth-negotiate-delegate-whitelist <text:a xlink:type="simple" xlink:href="http://peter.sh/experiments/chromium-command-line-switches/#auth-negotiate-delegate-whitelist"><text:span text:style-name="T4">⊗</text:span></text:a></text:p>
          </table:table-cell>
          <table:table-cell table:style-name="Tabella1.A1" office:value-type="string">
            <text:p text:style-name="P7">Whitelist of servers that Negotiate will generate delegated Kerberos tickets for.<text:bookmark text:name="auth-schemes"/></text:p>
          </table:table-cell>
        </table:table-row>
        <table:table-row>
          <table:table-cell table:style-name="Tabella1.A2" office:value-type="string">
            <text:p text:style-name="P7">--auth-schemes <text:a xlink:type="simple" xlink:href="http://peter.sh/experiments/chromium-command-line-switches/#auth-schemes"><text:span text:style-name="T4">⊗</text:span></text:a></text:p>
          </table:table-cell>
          <table:table-cell table:style-name="Tabella1.A2" office:value-type="string">
            <text:p text:style-name="P7">HTTP authentication schemes to enable. This is <text:soft-page-break/>a comma separated list of authentication schemes (basic, digest, ntlm, and negotiate). By default all schemes are enabled. The primary use of this command line flag is to help triage autentication-related issues reported by end-users.<text:bookmark text:name="auth-server-whitelist"/></text:p>
          </table:table-cell>
        </table:table-row>
        <table:table-row>
          <table:table-cell table:style-name="Tabella1.A1" office:value-type="string">
            <text:p text:style-name="P7">--auth-server-whitelist <text:a xlink:type="simple" xlink:href="http://peter.sh/experiments/chromium-command-line-switches/#auth-server-whitelist"><text:span text:style-name="T4">⊗</text:span></text:a></text:p>
          </table:table-cell>
          <table:table-cell table:style-name="Tabella1.A1" office:value-type="string">
            <text:p text:style-name="P7">Whitelist of servers which NTLM and Negotiate can automatically authenticate with using the default credentials of the currently logged in user.<text:bookmark text:name="auto"/></text:p>
          </table:table-cell>
        </table:table-row>
        <table:table-row>
          <table:table-cell table:style-name="Tabella1.A2" office:value-type="string">
            <text:p text:style-name="P7">--auto <text:a xlink:type="simple" xlink:href="http://peter.sh/experiments/chromium-command-line-switches/#auto"><text:span text:style-name="T4">⊗</text:span></text:a></text:p>
          </table:table-cell>
          <table:table-cell table:style-name="Tabella1.A2" office:value-type="string">
            <text:p text:style-name="P7">These are the values the switch may have, as in "--prerender=auto". auto: Allow field trial selection in both prerender and prefetch.<text:bookmark text:name="automation-channel"/></text:p>
          </table:table-cell>
        </table:table-row>
        <table:table-row>
          <table:table-cell table:style-name="Tabella1.A1" office:value-type="string">
            <text:p text:style-name="P7">--automation-channel <text:a xlink:type="simple" xlink:href="http://peter.sh/experiments/chromium-command-line-switches/#automation-channel"><text:span text:style-name="T4">⊗</text:span></text:a></text:p>
          </table:table-cell>
          <table:table-cell table:style-name="Tabella1.A1" office:value-type="string">
            <text:p text:style-name="P7">The value of this switch tells the app to listen for and broadcast automation-related messages on IPC channel with the given ID.<text:bookmark text:name="block-reading-third-party-cookies"/></text:p>
          </table:table-cell>
        </table:table-row>
        <table:table-row>
          <table:table-cell table:style-name="Tabella1.A2" office:value-type="string">
            <text:p text:style-name="P7">--block-reading-third-party-cookies <text:a xlink:type="simple" xlink:href="http://peter.sh/experiments/chromium-command-line-switches/#block-reading-third-party-cookies"><text:span text:style-name="T4">⊗</text:span></text:a></text:p>
          </table:table-cell>
          <table:table-cell table:style-name="Tabella1.A2" office:value-type="string">
            <text:p text:style-name="P7">When the option to block third-party cookies from being set is enabled, also block third-party cookies from being read.<text:bookmark text:name="bwsi"/></text:p>
          </table:table-cell>
        </table:table-row>
        <table:table-row>
          <table:table-cell table:style-name="Tabella1.A1" office:value-type="string">
            <text:p text:style-name="P7">--bwsi <text:a xlink:type="simple" xlink:href="http://peter.sh/experiments/chromium-command-line-switches/#condition-1"><text:span text:style-name="T6">[1]</text:span></text:a> <text:a xlink:type="simple" xlink:href="http://peter.sh/experiments/chromium-command-line-switches/#bwsi"><text:span text:style-name="T4">⊗</text:span></text:a></text:p>
          </table:table-cell>
          <table:table-cell table:style-name="Tabella1.A1" office:value-type="string">
            <text:p text:style-name="P7">Indicates that the browser is in "browse without sign-in" (Guest session) mode. Should completely disable extensions, sync and bookmarks.<text:bookmark text:name="check-for-update-interval"/></text:p>
          </table:table-cell>
        </table:table-row>
        <table:table-row>
          <table:table-cell table:style-name="Tabella1.A2" office:value-type="string">
            <text:p text:style-name="P7">--check-for-update-interval <text:a xlink:type="simple" xlink:href="http://peter.sh/experiments/chromium-command-line-switches/#check-for-update-interval"><text:span text:style-name="T4">⊗</text:span></text:a></text:p>
          </table:table-cell>
          <table:table-cell table:style-name="Tabella1.A2" office:value-type="string">
            <text:p text:style-name="P7">How often (in seconds) to check for updates. Should only be used for testing purposes.<text:bookmark text:name="chrome-version"/></text:p>
          </table:table-cell>
        </table:table-row>
        <table:table-row>
          <table:table-cell table:style-name="Tabella1.A1" office:value-type="string">
            <text:p text:style-name="P7">--chrome-version <text:a xlink:type="simple" xlink:href="http://peter.sh/experiments/chromium-command-line-switches/#chrome-version"><text:span text:style-name="T4">⊗</text:span></text:a></text:p>
          </table:table-cell>
          <table:table-cell table:style-name="Tabella1.A1" office:value-type="string">
            <text:p text:style-name="P7">Tells chrome to load the specified version of chrome.dll on Windows. If this version cannot be loaded, Chrome will exit.<text:bookmark text:name="chromeos-frame"/></text:p>
          </table:table-cell>
        </table:table-row>
        <table:table-row>
          <table:table-cell table:style-name="Tabella1.A2" office:value-type="string">
            <text:p text:style-name="P7">--chromeos-frame <text:a xlink:type="simple" xlink:href="http://peter.sh/experiments/chromium-command-line-switches/#condition-1"><text:span text:style-name="T6">[1]</text:span></text:a> <text:a xlink:type="simple" xlink:href="http://peter.sh/experiments/chromium-command-line-switches/#chromeos-frame"><text:span text:style-name="T4">⊗</text:span></text:a></text:p>
          </table:table-cell>
          <table:table-cell table:style-name="Tabella1.A2" office:value-type="string">
            <text:p text:style-name="P7">Use the frame layout used in chromeos.<text:bookmark text:name="clear-token-service"/></text:p>
          </table:table-cell>
        </table:table-row>
        <table:table-row>
          <table:table-cell table:style-name="Tabella1.A1" office:value-type="string">
            <text:p text:style-name="P7">--clear-token-service <text:a xlink:type="simple" xlink:href="http://peter.sh/experiments/chromium-command-line-switches/#condition-2"><text:span text:style-name="T6">[2]</text:span></text:a> <text:a xlink:type="simple" xlink:href="http://peter.sh/experiments/chromium-command-line-switches/#clear-token-service"><text:span text:style-name="T4">⊗</text:span></text:a></text:p>
          </table:table-cell>
          <table:table-cell table:style-name="Tabella1.A1" office:value-type="string">
            <text:p text:style-name="P7">Clear the token service before using it. This allows simulating the expiration of credentials during testing.<text:bookmark text:name="cloud-print-delete-file"/></text:p>
          </table:table-cell>
        </table:table-row>
        <table:table-row>
          <table:table-cell table:style-name="Tabella1.A2" office:value-type="string">
            <text:p text:style-name="P7">--cloud-print-delete-file <text:a xlink:type="simple" xlink:href="http://peter.sh/experiments/chromium-command-line-switches/#cloud-print-delete-file"><text:span text:style-name="T4">⊗</text:span></text:a></text:p>
          </table:table-cell>
          <table:table-cell table:style-name="Tabella1.A2" office:value-type="string">
            <text:p text:style-name="P7">Used with kCloudPrintFile. Tells Chrome to delete the file when finished displaying the print dialog.<text:bookmark text:name="cloud-print-file"/></text:p>
          </table:table-cell>
        </table:table-row>
        <table:table-row>
          <table:table-cell table:style-name="Tabella1.A1" office:value-type="string">
            <text:p text:style-name="P7">--cloud-print-file <text:a xlink:type="simple" xlink:href="http://peter.sh/experiments/chromium-command-line-switches/#cloud-print-file"><text:span text:style-name="T4">⊗</text:span></text:a></text:p>
          </table:table-cell>
          <table:table-cell table:style-name="Tabella1.A1" office:value-type="string">
            <text:p text:style-name="P7">Tells chrome to display the cloud print dialog and upload the specified file for printing.<text:bookmark text:name="cloud-print-file-type"/></text:p>
          </table:table-cell>
        </table:table-row>
        <table:table-row>
          <table:table-cell table:style-name="Tabella1.A2" office:value-type="string">
            <text:p text:style-name="P7">--cloud-print-file-type <text:a xlink:type="simple" xlink:href="http://peter.sh/experiments/chromium-command-line-switches/#cloud-print-file-type"><text:span text:style-name="T4">⊗</text:span></text:a></text:p>
          </table:table-cell>
          <table:table-cell table:style-name="Tabella1.A2" office:value-type="string">
            <text:p text:style-name="P7">Specifies the mime type to be used when uploading data from the file referenced by cloud-print-file. Defaults to "application/pdf" if unspecified.<text:bookmark text:name="cloud-print-job-title"/></text:p>
          </table:table-cell>
        </table:table-row>
        <table:table-row>
          <table:table-cell table:style-name="Tabella1.A1" office:value-type="string">
            <text:p text:style-name="P7">--cloud-print-job-title <text:a xlink:type="simple" xlink:href="http://peter.sh/experiments/chromium-command-line-switches/#cloud-print-job-title"><text:span text:style-name="T4">⊗</text:span></text:a></text:p>
          </table:table-cell>
          <table:table-cell table:style-name="Tabella1.A1" office:value-type="string">
            <text:p text:style-name="P7">Used with kCloudPrintFile to specify a title for the resulting print job.<text:bookmark text:name="cloud-print-proxy-id"/></text:p>
          </table:table-cell>
        </table:table-row>
        <table:table-row>
          <table:table-cell table:style-name="Tabella1.A2" office:value-type="string">
            <text:p text:style-name="P7">--cloud-print-proxy-id <text:a xlink:type="simple" xlink:href="http://peter.sh/experiments/chromium-command-line-switches/#cloud-print-proxy-id"><text:span text:style-name="T4">⊗</text:span></text:a></text:p>
          </table:table-cell>
          <table:table-cell table:style-name="Tabella1.A2" office:value-type="string">
            <text:p text:style-name="P7">The unique id to be used for this cloud print proxy instance.<text:bookmark text:name="cloud-print-service"/></text:p>
          </table:table-cell>
        </table:table-row>
        <table:table-row>
          <table:table-cell table:style-name="Tabella1.A1" office:value-type="string">
            <text:p text:style-name="P7">--cloud-print-service <text:a xlink:type="simple" xlink:href="http://peter.sh/experiments/chromium-command-line-switches/#cloud-print-service"><text:span text:style-name="T4">⊗</text:span></text:a></text:p>
          </table:table-cell>
          <table:table-cell table:style-name="Tabella1.A1" office:value-type="string">
            <text:p text:style-name="P7">The URL of the cloud print service to use, overrides any value stored in preferences, and the default. Only used if the cloud print service <text:soft-page-break/>has been enabled (see enable-cloud-print).<text:bookmark text:name="compress-sys-feedback"/></text:p>
          </table:table-cell>
        </table:table-row>
        <table:table-row>
          <table:table-cell table:style-name="Tabella1.A2" office:value-type="string">
            <text:p text:style-name="P7">--compress-sys-feedback <text:a xlink:type="simple" xlink:href="http://peter.sh/experiments/chromium-command-line-switches/#condition-1"><text:span text:style-name="T6">[1]</text:span></text:a> <text:a xlink:type="simple" xlink:href="http://peter.sh/experiments/chromium-command-line-switches/#compress-sys-feedback"><text:span text:style-name="T4">⊗</text:span></text:a></text:p>
          </table:table-cell>
          <table:table-cell table:style-name="Tabella1.A2" office:value-type="string">
            <text:p text:style-name="P7">Flag to trigger ChromeOS system log compression during feedback submit.<text:bookmark text:name="conflicting-modules-check"/></text:p>
          </table:table-cell>
        </table:table-row>
        <table:table-row>
          <table:table-cell table:style-name="Tabella1.A1" office:value-type="string">
            <text:p text:style-name="P7">--conflicting-modules-check <text:a xlink:type="simple" xlink:href="http://peter.sh/experiments/chromium-command-line-switches/#conflicting-modules-check"><text:span text:style-name="T4">⊗</text:span></text:a></text:p>
          </table:table-cell>
          <table:table-cell table:style-name="Tabella1.A1" office:value-type="string">
            <text:p text:style-name="P7">Causes the browser process to inspect loaded and registered DLLs for known conflicts and warn the user.<text:bookmark text:name="country"/></text:p>
          </table:table-cell>
        </table:table-row>
        <table:table-row>
          <table:table-cell table:style-name="Tabella1.A2" office:value-type="string">
            <text:p text:style-name="P7">--country <text:a xlink:type="simple" xlink:href="http://peter.sh/experiments/chromium-command-line-switches/#country"><text:span text:style-name="T4">⊗</text:span></text:a></text:p>
          </table:table-cell>
          <table:table-cell table:style-name="Tabella1.A2" office:value-type="string">
            <text:p text:style-name="P7">The Country we should use. This is normally obtained from the operating system during first run and cached in the preferences afterwards. This is a string value, the 2 letter code from ISO 3166-1.<text:bookmark text:name="crash-on-hang-seconds"/></text:p>
          </table:table-cell>
        </table:table-row>
        <table:table-row>
          <table:table-cell table:style-name="Tabella1.A1" office:value-type="string">
            <text:p text:style-name="P7">--crash-on-hang-seconds <text:a xlink:type="simple" xlink:href="http://peter.sh/experiments/chromium-command-line-switches/#crash-on-hang-seconds"><text:span text:style-name="T4">⊗</text:span></text:a></text:p>
          </table:table-cell>
          <table:table-cell table:style-name="Tabella1.A1" office:value-type="string">
            <text:p text:style-name="P7">Causes the browser process to crash if browser threads are not responding for the given number of seconds.<text:bookmark text:name="crash-on-hang-threads"/></text:p>
          </table:table-cell>
        </table:table-row>
        <table:table-row>
          <table:table-cell table:style-name="Tabella1.A2" office:value-type="string">
            <text:p text:style-name="P7">--crash-on-hang-threads <text:a xlink:type="simple" xlink:href="http://peter.sh/experiments/chromium-command-line-switches/#crash-on-hang-threads"><text:span text:style-name="T4">⊗</text:span></text:a></text:p>
          </table:table-cell>
          <table:table-cell table:style-name="Tabella1.A2" office:value-type="string">
            <text:p text:style-name="P7">Comma separated list of BrowserThreads that cause browser process to crash if the given browser thread is not responsive. UI,IO,DB,FILE,CACHE are the list of BrowserThreads that are supported. For example: --crash-on-hang-threads=UI,IO --&gt; Crash the browser if UI or IO thread is not responsive.<text:bookmark text:name="crash-on-live"/></text:p>
          </table:table-cell>
        </table:table-row>
        <table:table-row>
          <table:table-cell table:style-name="Tabella1.A1" office:value-type="string">
            <text:p text:style-name="P7">--crash-on-live <text:a xlink:type="simple" xlink:href="http://peter.sh/experiments/chromium-command-line-switches/#crash-on-live"><text:span text:style-name="T4">⊗</text:span></text:a></text:p>
          </table:table-cell>
          <table:table-cell table:style-name="Tabella1.A1" office:value-type="string">
            <text:p text:style-name="P7">Causes the browser process to crash if the number of browser threads that are responding is equal to the given number. For example: --crash-on-live=1 --&gt; Crash if only one thread is responsive and all other threads are not responsive.<text:bookmark text:name="crash-test"/></text:p>
          </table:table-cell>
        </table:table-row>
        <table:table-row>
          <table:table-cell table:style-name="Tabella1.A2" office:value-type="string">
            <text:p text:style-name="P7">--crash-test <text:a xlink:type="simple" xlink:href="http://peter.sh/experiments/chromium-command-line-switches/#crash-test"><text:span text:style-name="T4">⊗</text:span></text:a></text:p>
          </table:table-cell>
          <table:table-cell table:style-name="Tabella1.A2" office:value-type="string">
            <text:p text:style-name="P7">Causes the browser process to crash on startup.<text:bookmark text:name="debug-devtools-frontend"/></text:p>
          </table:table-cell>
        </table:table-row>
        <table:table-row>
          <table:table-cell table:style-name="Tabella1.A1" office:value-type="string">
            <text:p text:style-name="P7">--debug-devtools-frontend <text:a xlink:type="simple" xlink:href="http://peter.sh/experiments/chromium-command-line-switches/#debug-devtools-frontend"><text:span text:style-name="T4">⊗</text:span></text:a></text:p>
          </table:table-cell>
          <table:table-cell table:style-name="Tabella1.A1" office:value-type="string">
            <text:p text:style-name="P7">Path to the inspector files on disk (allows reloading of devtool files without having to restart the browser).<text:bookmark text:name="debug-enable-frame-toggle"/></text:p>
          </table:table-cell>
        </table:table-row>
        <table:table-row>
          <table:table-cell table:style-name="Tabella1.A2" office:value-type="string">
            <text:p text:style-name="P7">--debug-enable-frame-toggle <text:a xlink:type="simple" xlink:href="http://peter.sh/experiments/chromium-command-line-switches/#debug-enable-frame-toggle"><text:span text:style-name="T4">⊗</text:span></text:a></text:p>
          </table:table-cell>
          <table:table-cell table:style-name="Tabella1.A2" office:value-type="string">
            <text:p text:style-name="P7">Enables a frame context menu item that toggles the frame in and out of glass mode (Windows Vista and up only).<text:bookmark text:name="debug-print"/></text:p>
          </table:table-cell>
        </table:table-row>
        <table:table-row>
          <table:table-cell table:style-name="Tabella1.A1" office:value-type="string">
            <text:p text:style-name="P7">--debug-print <text:a xlink:type="simple" xlink:href="http://peter.sh/experiments/chromium-command-line-switches/#debug-print"><text:span text:style-name="T4">⊗</text:span></text:a></text:p>
          </table:table-cell>
          <table:table-cell table:style-name="Tabella1.A1" office:value-type="string">
            <text:p text:style-name="P7">Enables support to debug printing subsystem.<text:bookmark text:name="debug-views-paint"/></text:p>
          </table:table-cell>
        </table:table-row>
        <table:table-row>
          <table:table-cell table:style-name="Tabella1.A2" office:value-type="string">
            <text:p text:style-name="P7">--debug-views-paint <text:a xlink:type="simple" xlink:href="http://peter.sh/experiments/chromium-command-line-switches/#condition-3"><text:span text:style-name="T6">[3]</text:span></text:a> <text:a xlink:type="simple" xlink:href="http://peter.sh/experiments/chromium-command-line-switches/#debug-views-paint"><text:span text:style-name="T4">⊗</text:span></text:a></text:p>
          </table:table-cell>
          <table:table-cell table:style-name="Tabella1.A2" office:value-type="string">
            <text:p text:style-name="P7">Enables debug paint in views framework. Enabling this causes the damaged region being painted to flash in red.<text:bookmark text:name="device-management-url"/></text:p>
          </table:table-cell>
        </table:table-row>
        <table:table-row>
          <table:table-cell table:style-name="Tabella1.A1" office:value-type="string">
            <text:p text:style-name="P7">--device-management-url <text:a xlink:type="simple" xlink:href="http://peter.sh/experiments/chromium-command-line-switches/#device-management-url"><text:span text:style-name="T4">⊗</text:span></text:a></text:p>
          </table:table-cell>
          <table:table-cell table:style-name="Tabella1.A1" office:value-type="string">
            <text:p text:style-name="P7">Specifies the URL at which to fetch configuration policy from the device management backend. Specifying this switch turns on managed policy from the device management backend.<text:bookmark text:name="diagnostics"/></text:p>
          </table:table-cell>
        </table:table-row>
        <table:table-row>
          <table:table-cell table:style-name="Tabella1.A2" office:value-type="string">
            <text:p text:style-name="P7">--diagnostics <text:a xlink:type="simple" xlink:href="http://peter.sh/experiments/chromium-command-line-switches/#diagnostics"><text:span text:style-name="T4">⊗</text:span></text:a></text:p>
          </table:table-cell>
          <table:table-cell table:style-name="Tabella1.A2" office:value-type="string">
            <text:p text:style-name="P7">Triggers a pletora of diagnostic modes.<text:bookmark text:name="disable-auth-negotiate-cname-lookup"/></text:p>
          </table:table-cell>
        </table:table-row>
        <table:table-row>
          <table:table-cell table:style-name="Tabella1.A1" office:value-type="string">
            <text:p text:style-name="P7">--disable-auth-negotiate-cname-lookup <text:a xlink:type="simple" xlink:href="http://peter.sh/experiments/chromium-command-line-switches/#disable-auth-negotiate-cname-lookup"><text:span text:style-name="T4">⊗</text:span></text:a></text:p>
          </table:table-cell>
          <table:table-cell table:style-name="Tabella1.A1" office:value-type="string">
            <text:p text:style-name="P7">Disable CNAME lookup of the host when generating the Kerberos SPN for a Negotiate challenge. See <text:soft-page-break/>HttpAuthHandlerNegotiate::CreateSPN for more background.<text:bookmark text:name="disable-auto-login"/></text:p>
          </table:table-cell>
        </table:table-row>
        <table:table-row>
          <table:table-cell table:style-name="Tabella1.A2" office:value-type="string">
            <text:p text:style-name="P7">--disable-auto-login <text:a xlink:type="simple" xlink:href="http://peter.sh/experiments/chromium-command-line-switches/#disable-auto-login"><text:span text:style-name="T4">⊗</text:span></text:a></text:p>
          </table:table-cell>
          <table:table-cell table:style-name="Tabella1.A2" office:value-type="string">
            <text:p text:style-name="P7">Disable both pre- and auto-login for services attached to a GAIA account even when the GAIA credentials are available through sync.<text:bookmark text:name="disable-background-mode"/></text:p>
          </table:table-cell>
        </table:table-row>
        <table:table-row>
          <table:table-cell table:style-name="Tabella1.A1" office:value-type="string">
            <text:p text:style-name="P7">--disable-background-mode <text:a xlink:type="simple" xlink:href="http://peter.sh/experiments/chromium-command-line-switches/#disable-background-mode"><text:span text:style-name="T4">⊗</text:span></text:a></text:p>
          </table:table-cell>
          <table:table-cell table:style-name="Tabella1.A1" office:value-type="string">
            <text:p text:style-name="P7">Disable background mode (background apps will not keep chrome running in the background).<text:bookmark text:name="disable-background-networking"/></text:p>
          </table:table-cell>
        </table:table-row>
        <table:table-row>
          <table:table-cell table:style-name="Tabella1.A2" office:value-type="string">
            <text:p text:style-name="P7">--disable-background-networking <text:a xlink:type="simple" xlink:href="http://peter.sh/experiments/chromium-command-line-switches/#disable-background-networking"><text:span text:style-name="T4">⊗</text:span></text:a></text:p>
          </table:table-cell>
          <table:table-cell table:style-name="Tabella1.A2" office:value-type="string">
            <text:p text:style-name="P7">Disable several subsystems which run network requests in the background. This is for use when doing network performance testing to avoid noise in the measurements.<text:bookmark text:name="disable-client-side-phishing-detection"/></text:p>
          </table:table-cell>
        </table:table-row>
        <table:table-row>
          <table:table-cell table:style-name="Tabella1.A1" office:value-type="string">
            <text:p text:style-name="P7">--disable-client-side-phishing-detection <text:a xlink:type="simple" xlink:href="http://peter.sh/experiments/chromium-command-line-switches/#disable-client-side-phishing-detection"><text:span text:style-name="T4">⊗</text:span></text:a></text:p>
          </table:table-cell>
          <table:table-cell table:style-name="Tabella1.A1" office:value-type="string">
            <text:p text:style-name="P7">This switch is used to disable the client-side phishing detection feature. Note that even if client-side phishing detection is enabled, it will only be active if the user has opted in to UMA stats and SafeBrowsing is enabled in the preferences.<text:bookmark text:name="disable-connect-backup-jobs"/></text:p>
          </table:table-cell>
        </table:table-row>
        <table:table-row>
          <table:table-cell table:style-name="Tabella1.A2" office:value-type="string">
            <text:p text:style-name="P7">--disable-connect-backup-jobs <text:a xlink:type="simple" xlink:href="http://peter.sh/experiments/chromium-command-line-switches/#disable-connect-backup-jobs"><text:span text:style-name="T4">⊗</text:span></text:a></text:p>
          </table:table-cell>
          <table:table-cell table:style-name="Tabella1.A2" office:value-type="string">
            <text:p text:style-name="P7">Disables establishing a backup TCP connection if a specified timeout is exceeded.<text:bookmark text:name="disable-custom-jumplist"/></text:p>
          </table:table-cell>
        </table:table-row>
        <table:table-row>
          <table:table-cell table:style-name="Tabella1.A1" office:value-type="string">
            <text:p text:style-name="P7">--disable-custom-jumplist <text:a xlink:type="simple" xlink:href="http://peter.sh/experiments/chromium-command-line-switches/#disable-custom-jumplist"><text:span text:style-name="T4">⊗</text:span></text:a></text:p>
          </table:table-cell>
          <table:table-cell table:style-name="Tabella1.A1" office:value-type="string">
            <text:p text:style-name="P7">Disables the custom JumpList on Windows 7.<text:bookmark text:name="disable-custom-protocol-os-check"/></text:p>
          </table:table-cell>
        </table:table-row>
        <table:table-row>
          <table:table-cell table:style-name="Tabella1.A2" office:value-type="string">
            <text:p text:style-name="P7">--disable-custom-protocol-os-check <text:a xlink:type="simple" xlink:href="http://peter.sh/experiments/chromium-command-line-switches/#disable-custom-protocol-os-check"><text:span text:style-name="T4">⊗</text:span></text:a></text:p>
          </table:table-cell>
          <table:table-cell table:style-name="Tabella1.A2" office:value-type="string">
            <text:p text:style-name="P7">Disables checking whether custom protocol handlers are registered with the OS and removing those that are not. This is used during automated testing.<text:bookmark text:name="disable-dhcp-wpad"/></text:p>
          </table:table-cell>
        </table:table-row>
        <table:table-row>
          <table:table-cell table:style-name="Tabella1.A1" office:value-type="string">
            <text:p text:style-name="P7">--disable-dhcp-wpad <text:a xlink:type="simple" xlink:href="http://peter.sh/experiments/chromium-command-line-switches/#disable-dhcp-wpad"><text:span text:style-name="T4">⊗</text:span></text:a></text:p>
          </table:table-cell>
          <table:table-cell table:style-name="Tabella1.A1" office:value-type="string">
            <text:p text:style-name="P7">Disables retrieval of PAC URLs from DHCP as per the WPAD standard.<text:bookmark text:name="disable-extensions"/></text:p>
          </table:table-cell>
        </table:table-row>
        <table:table-row>
          <table:table-cell table:style-name="Tabella1.A2" office:value-type="string">
            <text:p text:style-name="P7">--disable-extensions <text:a xlink:type="simple" xlink:href="http://peter.sh/experiments/chromium-command-line-switches/#disable-extensions"><text:span text:style-name="T4">⊗</text:span></text:a></text:p>
          </table:table-cell>
          <table:table-cell table:style-name="Tabella1.A2" office:value-type="string">
            <text:p text:style-name="P7">Disable extensions.<text:bookmark text:name="disable-extensions-file-access-check"/></text:p>
          </table:table-cell>
        </table:table-row>
        <table:table-row>
          <table:table-cell table:style-name="Tabella1.A1" office:value-type="string">
            <text:p text:style-name="P7">--disable-extensions-file-access-check <text:a xlink:type="simple" xlink:href="http://peter.sh/experiments/chromium-command-line-switches/#disable-extensions-file-access-check"><text:span text:style-name="T4">⊗</text:span></text:a></text:p>
          </table:table-cell>
          <table:table-cell table:style-name="Tabella1.A1" office:value-type="string">
            <text:p text:style-name="P7">Disable checking for user opt-in for extensions that want to inject script into file URLs (ie, always allow it). This is used during automated testing.<text:bookmark text:name="disable-flash-sandbox"/></text:p>
          </table:table-cell>
        </table:table-row>
        <table:table-row>
          <table:table-cell table:style-name="Tabella1.A2" office:value-type="string">
            <text:p text:style-name="P7">--disable-flash-sandbox <text:a xlink:type="simple" xlink:href="http://peter.sh/experiments/chromium-command-line-switches/#disable-flash-sandbox"><text:span text:style-name="T4">⊗</text:span></text:a></text:p>
          </table:table-cell>
          <table:table-cell table:style-name="Tabella1.A2" office:value-type="string">
            <text:p text:style-name="P7">Disables the sandbox for the built-in flash player.<text:bookmark text:name="disable-history-quick-provider"/></text:p>
          </table:table-cell>
        </table:table-row>
        <table:table-row>
          <table:table-cell table:style-name="Tabella1.A1" office:value-type="string">
            <text:p text:style-name="P7">--disable-history-quick-provider <text:a xlink:type="simple" xlink:href="http://peter.sh/experiments/chromium-command-line-switches/#disable-history-quick-provider"><text:span text:style-name="T4">⊗</text:span></text:a></text:p>
          </table:table-cell>
          <table:table-cell table:style-name="Tabella1.A1" office:value-type="string">
            <text:p text:style-name="P7">Disable the use of the HistoryQuickProvider for autocomplete results.<text:bookmark text:name="disable-history-url-provider"/></text:p>
          </table:table-cell>
        </table:table-row>
        <table:table-row>
          <table:table-cell table:style-name="Tabella1.A2" office:value-type="string">
            <text:p text:style-name="P7">--disable-history-url-provider <text:a xlink:type="simple" xlink:href="http://peter.sh/experiments/chromium-command-line-switches/#disable-history-url-provider"><text:span text:style-name="T4">⊗</text:span></text:a></text:p>
          </table:table-cell>
          <table:table-cell table:style-name="Tabella1.A2" office:value-type="string">
            <text:p text:style-name="P7">Disable the use of the HistoryURLProvider for autocomplete results.<text:bookmark text:name="disable-interactive-form-validation"/></text:p>
          </table:table-cell>
        </table:table-row>
        <table:table-row>
          <table:table-cell table:style-name="Tabella1.A1" office:value-type="string">
            <text:p text:style-name="P7">--disable-interactive-form-validation <text:a xlink:type="simple" xlink:href="http://peter.sh/experiments/chromium-command-line-switches/#disable-interactive-form-validation"><text:span text:style-name="T4">⊗</text:span></text:a></text:p>
          </table:table-cell>
          <table:table-cell table:style-name="Tabella1.A1" office:value-type="string">
            <text:p text:style-name="P7">Disables HTML5 Forms interactive validation.<text:bookmark text:name="disable-internal-flash"/></text:p>
          </table:table-cell>
        </table:table-row>
        <table:table-row>
          <table:table-cell table:style-name="Tabella1.A2" office:value-type="string">
            <text:p text:style-name="P7">--disable-internal-flash <text:a xlink:type="simple" xlink:href="http://peter.sh/experiments/chromium-command-line-switches/#disable-internal-flash"><text:span text:style-name="T4">⊗</text:span></text:a></text:p>
          </table:table-cell>
          <table:table-cell table:style-name="Tabella1.A2" office:value-type="string">
            <text:p text:style-name="P7">Disable the internal Flash Player.<text:bookmark text:name="disable-ip-pooling"/></text:p>
          </table:table-cell>
        </table:table-row>
        <table:table-row>
          <table:table-cell table:style-name="Tabella1.A1" office:value-type="string">
            <text:p text:style-name="P7">--disable-ip-pooling <text:a xlink:type="simple" xlink:href="http://peter.sh/experiments/chromium-command-line-switches/#disable-ip-pooling"><text:span text:style-name="T4">⊗</text:span></text:a></text:p>
          </table:table-cell>
          <table:table-cell table:style-name="Tabella1.A1" office:value-type="string">
            <text:p text:style-name="P7">Disables IP Pooling within the networks stack (SPDY only). When a connection is needed for a domain which shares an IP with an existing connection, attempt to use the existing connection.<text:bookmark text:name="disable-ipv6"/></text:p>
          </table:table-cell>
        </table:table-row>
        <table:table-row>
          <table:table-cell table:style-name="Tabella1.A2" office:value-type="string">
            <text:p text:style-name="P7">--disable-ipv6 <text:a xlink:type="simple" xlink:href="http://peter.sh/experiments/chromium-command-line-switches/#disable-ipv6"><text:span text:style-name="T4">⊗</text:span></text:a></text:p>
          </table:table-cell>
          <table:table-cell table:style-name="Tabella1.A2" office:value-type="string">
            <text:p text:style-name="P7">Don't resolve hostnames to IPv6 addresses. This can be used when debugging issues relating to <text:soft-page-break/>IPv6, but shouldn't otherwise be needed. Be sure to file bugs if something isn't working properly in the presence of IPv6. This flag can be overidden by the "enable-ipv6" flag.<text:bookmark text:name="disable-new-tab-first-run"/></text:p>
          </table:table-cell>
        </table:table-row>
        <table:table-row>
          <table:table-cell table:style-name="Tabella1.A1" office:value-type="string">
            <text:p text:style-name="P7">--disable-new-tab-first-run <text:a xlink:type="simple" xlink:href="http://peter.sh/experiments/chromium-command-line-switches/#disable-new-tab-first-run"><text:span text:style-name="T4">⊗</text:span></text:a></text:p>
          </table:table-cell>
          <table:table-cell table:style-name="Tabella1.A1" office:value-type="string">
            <text:p text:style-name="P7">Whether we should prevent the new tab page from showing the first run notification.<text:bookmark text:name="disable-preconnect"/></text:p>
          </table:table-cell>
        </table:table-row>
        <table:table-row>
          <table:table-cell table:style-name="Tabella1.A2" office:value-type="string">
            <text:p text:style-name="P7">--disable-preconnect <text:a xlink:type="simple" xlink:href="http://peter.sh/experiments/chromium-command-line-switches/#disable-preconnect"><text:span text:style-name="T4">⊗</text:span></text:a></text:p>
          </table:table-cell>
          <table:table-cell table:style-name="Tabella1.A2" office:value-type="string">
            <text:p text:style-name="P7">Disable speculative TCP/IP preconnection.<text:bookmark text:name="disable-print-preview"/></text:p>
          </table:table-cell>
        </table:table-row>
        <table:table-row>
          <table:table-cell table:style-name="Tabella1.A1" office:value-type="string">
            <text:p text:style-name="P7">--disable-print-preview <text:a xlink:type="simple" xlink:href="http://peter.sh/experiments/chromium-command-line-switches/#condition-4"><text:span text:style-name="T6">[4]</text:span></text:a> <text:a xlink:type="simple" xlink:href="http://peter.sh/experiments/chromium-command-line-switches/#disable-print-preview"><text:span text:style-name="T4">⊗</text:span></text:a></text:p>
          </table:table-cell>
          <table:table-cell table:style-name="Tabella1.A1" office:value-type="string">
            <text:p text:style-name="P7">Disable print preview (Not exposed via about:flags. Only used for testing.)<text:bookmark text:name="disable-prompt-on-repost"/></text:p>
          </table:table-cell>
        </table:table-row>
        <table:table-row>
          <table:table-cell table:style-name="Tabella1.A2" office:value-type="string">
            <text:p text:style-name="P7">--disable-prompt-on-repost <text:a xlink:type="simple" xlink:href="http://peter.sh/experiments/chromium-command-line-switches/#disable-prompt-on-repost"><text:span text:style-name="T4">⊗</text:span></text:a></text:p>
          </table:table-cell>
          <table:table-cell table:style-name="Tabella1.A2" office:value-type="string">
            <text:p text:style-name="P7">Normally when the user attempts to navigate to a page that was the result of a post we prompt to make sure they want to. This switch may be used to disable that check. This switch is used during automated testing.<text:bookmark text:name="disable-remote-fonts"/></text:p>
          </table:table-cell>
        </table:table-row>
        <table:table-row>
          <table:table-cell table:style-name="Tabella1.A1" office:value-type="string">
            <text:p text:style-name="P7">--disable-remote-fonts <text:a xlink:type="simple" xlink:href="http://peter.sh/experiments/chromium-command-line-switches/#disable-remote-fonts"><text:span text:style-name="T4">⊗</text:span></text:a></text:p>
          </table:table-cell>
          <table:table-cell table:style-name="Tabella1.A1" office:value-type="string">
            <text:p text:style-name="P7">Disable remote web font support. SVG font should always work whether this option is specified or not.<text:bookmark text:name="disable-restore-background-contents"/></text:p>
          </table:table-cell>
        </table:table-row>
        <table:table-row>
          <table:table-cell table:style-name="Tabella1.A2" office:value-type="string">
            <text:p text:style-name="P7">--disable-restore-background-contents <text:a xlink:type="simple" xlink:href="http://peter.sh/experiments/chromium-command-line-switches/#disable-restore-background-contents"><text:span text:style-name="T4">⊗</text:span></text:a></text:p>
          </table:table-cell>
          <table:table-cell table:style-name="Tabella1.A2" office:value-type="string">
            <text:p text:style-name="P7">Prevents the URLs of BackgroundContents from being remembered and re-launched when the browser restarts.<text:bookmark text:name="disable-site-specific-quirks"/></text:p>
          </table:table-cell>
        </table:table-row>
        <table:table-row>
          <table:table-cell table:style-name="Tabella1.A1" office:value-type="string">
            <text:p text:style-name="P7">--disable-site-specific-quirks <text:a xlink:type="simple" xlink:href="http://peter.sh/experiments/chromium-command-line-switches/#disable-site-specific-quirks"><text:span text:style-name="T4">⊗</text:span></text:a></text:p>
          </table:table-cell>
          <table:table-cell table:style-name="Tabella1.A1" office:value-type="string">
            <text:p text:style-name="P7">Disable site-specific tailoring to compatibility issues in WebKit.<text:bookmark text:name="disable-ssl-false-start"/></text:p>
          </table:table-cell>
        </table:table-row>
        <table:table-row>
          <table:table-cell table:style-name="Tabella1.A2" office:value-type="string">
            <text:p text:style-name="P7">--disable-ssl-false-start <text:a xlink:type="simple" xlink:href="http://peter.sh/experiments/chromium-command-line-switches/#disable-ssl-false-start"><text:span text:style-name="T4">⊗</text:span></text:a></text:p>
          </table:table-cell>
          <table:table-cell table:style-name="Tabella1.A2" office:value-type="string">
            <text:p text:style-name="P7">Disable False Start in SSL and TLS connections.<text:bookmark text:name="disable-sync"/></text:p>
          </table:table-cell>
        </table:table-row>
        <table:table-row>
          <table:table-cell table:style-name="Tabella1.A1" office:value-type="string">
            <text:p text:style-name="P7">--disable-sync <text:a xlink:type="simple" xlink:href="http://peter.sh/experiments/chromium-command-line-switches/#disable-sync"><text:span text:style-name="T4">⊗</text:span></text:a></text:p>
          </table:table-cell>
          <table:table-cell table:style-name="Tabella1.A1" office:value-type="string">
            <text:p text:style-name="P7">Disable syncing browser data to a Google Account.<text:bookmark text:name="disable-sync-apps"/></text:p>
          </table:table-cell>
        </table:table-row>
        <table:table-row>
          <table:table-cell table:style-name="Tabella1.A2" office:value-type="string">
            <text:p text:style-name="P7">--disable-sync-apps <text:a xlink:type="simple" xlink:href="http://peter.sh/experiments/chromium-command-line-switches/#disable-sync-apps"><text:span text:style-name="T4">⊗</text:span></text:a></text:p>
          </table:table-cell>
          <table:table-cell table:style-name="Tabella1.A2" office:value-type="string">
            <text:p text:style-name="P7">Disable syncing of apps.<text:bookmark text:name="disable-sync-autofill"/></text:p>
          </table:table-cell>
        </table:table-row>
        <table:table-row>
          <table:table-cell table:style-name="Tabella1.A1" office:value-type="string">
            <text:p text:style-name="P7">--disable-sync-autofill <text:a xlink:type="simple" xlink:href="http://peter.sh/experiments/chromium-command-line-switches/#disable-sync-autofill"><text:span text:style-name="T4">⊗</text:span></text:a></text:p>
          </table:table-cell>
          <table:table-cell table:style-name="Tabella1.A1" office:value-type="string">
            <text:p text:style-name="P7">Disable syncing of autofill.<text:bookmark text:name="disable-sync-autofill-profile"/></text:p>
          </table:table-cell>
        </table:table-row>
        <table:table-row>
          <table:table-cell table:style-name="Tabella1.A2" office:value-type="string">
            <text:p text:style-name="P7">--disable-sync-autofill-profile <text:a xlink:type="simple" xlink:href="http://peter.sh/experiments/chromium-command-line-switches/#disable-sync-autofill-profile"><text:span text:style-name="T4">⊗</text:span></text:a></text:p>
          </table:table-cell>
          <table:table-cell table:style-name="Tabella1.A2" office:value-type="string">
            <text:p text:style-name="P7">Disable syncing of autofill Profile.<text:bookmark text:name="disable-sync-bookmarks"/></text:p>
          </table:table-cell>
        </table:table-row>
        <table:table-row>
          <table:table-cell table:style-name="Tabella1.A1" office:value-type="string">
            <text:p text:style-name="P7">--disable-sync-bookmarks <text:a xlink:type="simple" xlink:href="http://peter.sh/experiments/chromium-command-line-switches/#disable-sync-bookmarks"><text:span text:style-name="T4">⊗</text:span></text:a></text:p>
          </table:table-cell>
          <table:table-cell table:style-name="Tabella1.A1" office:value-type="string">
            <text:p text:style-name="P7">Disable syncing of bookmarks.<text:bookmark text:name="disable-sync-extensions"/></text:p>
          </table:table-cell>
        </table:table-row>
        <table:table-row>
          <table:table-cell table:style-name="Tabella1.A2" office:value-type="string">
            <text:p text:style-name="P7">--disable-sync-extensions <text:a xlink:type="simple" xlink:href="http://peter.sh/experiments/chromium-command-line-switches/#disable-sync-extensions"><text:span text:style-name="T4">⊗</text:span></text:a></text:p>
          </table:table-cell>
          <table:table-cell table:style-name="Tabella1.A2" office:value-type="string">
            <text:p text:style-name="P7">Disable syncing of extensions.<text:bookmark text:name="disable-sync-passwords"/></text:p>
          </table:table-cell>
        </table:table-row>
        <table:table-row>
          <table:table-cell table:style-name="Tabella1.A1" office:value-type="string">
            <text:p text:style-name="P7">--disable-sync-passwords <text:a xlink:type="simple" xlink:href="http://peter.sh/experiments/chromium-command-line-switches/#disable-sync-passwords"><text:span text:style-name="T4">⊗</text:span></text:a></text:p>
          </table:table-cell>
          <table:table-cell table:style-name="Tabella1.A1" office:value-type="string">
            <text:p text:style-name="P7">Disable syncing browser passwords.<text:bookmark text:name="disable-sync-preferences"/></text:p>
          </table:table-cell>
        </table:table-row>
        <table:table-row>
          <table:table-cell table:style-name="Tabella1.A2" office:value-type="string">
            <text:p text:style-name="P7">--disable-sync-preferences <text:a xlink:type="simple" xlink:href="http://peter.sh/experiments/chromium-command-line-switches/#disable-sync-preferences"><text:span text:style-name="T4">⊗</text:span></text:a></text:p>
          </table:table-cell>
          <table:table-cell table:style-name="Tabella1.A2" office:value-type="string">
            <text:p text:style-name="P7">Disable syncing of preferences.<text:bookmark text:name="disable-sync-themes"/></text:p>
          </table:table-cell>
        </table:table-row>
        <table:table-row>
          <table:table-cell table:style-name="Tabella1.A1" office:value-type="string">
            <text:p text:style-name="P7">--disable-sync-themes <text:a xlink:type="simple" xlink:href="http://peter.sh/experiments/chromium-command-line-switches/#disable-sync-themes"><text:span text:style-name="T4">⊗</text:span></text:a></text:p>
          </table:table-cell>
          <table:table-cell table:style-name="Tabella1.A1" office:value-type="string">
            <text:p text:style-name="P7">Disable syncing of themes.<text:bookmark text:name="disable-tab-closeable-state-watcher"/></text:p>
          </table:table-cell>
        </table:table-row>
        <table:table-row>
          <table:table-cell table:style-name="Tabella1.A2" office:value-type="string">
            <text:p text:style-name="P7">--disable-tab-closeable-state-watcher <text:a xlink:type="simple" xlink:href="http://peter.sh/experiments/chromium-command-line-switches/#disable-tab-closeable-state-watcher"><text:span text:style-name="T4">⊗</text:span></text:a></text:p>
          </table:table-cell>
          <table:table-cell table:style-name="Tabella1.A2" office:value-type="string">
            <text:p text:style-name="P7">TabCloseableStateWatcher disallows closing of tabs and browsers under certain situations on ChromeOS. Some tests expect tabs or browsers to close, so we need a switch to disable the watcher.<text:bookmark text:name="disable-translate"/></text:p>
          </table:table-cell>
        </table:table-row>
        <table:table-row>
          <table:table-cell table:style-name="Tabella1.A1" office:value-type="string">
            <text:p text:style-name="P7">--disable-translate <text:a xlink:type="simple" xlink:href="http://peter.sh/experiments/chromium-command-line-switches/#disable-translate"><text:span text:style-name="T4">⊗</text:span></text:a></text:p>
          </table:table-cell>
          <table:table-cell table:style-name="Tabella1.A1" office:value-type="string">
            <text:p text:style-name="P7">Allow disabling of translate from the command line to assist with automated browser testing (e.g. Selenium/WebDriver). Normal browser users should disable translate with the preference.<text:bookmark text:name="disable-web-resources"/></text:p>
          </table:table-cell>
        </table:table-row>
        <table:table-row>
          <table:table-cell table:style-name="Tabella1.A2" office:value-type="string">
            <text:p text:style-name="P7">--disable-web-resources <text:a xlink:type="simple" xlink:href="http://peter.sh/experiments/chromium-command-line-switches/#disable-web-resources"><text:span text:style-name="T4">⊗</text:span></text:a></text:p>
          </table:table-cell>
          <table:table-cell table:style-name="Tabella1.A2" office:value-type="string">
            <text:p text:style-name="P7">Disables the backend service for web resources.<text:bookmark text:name="disable-web-security"/></text:p>
          </table:table-cell>
        </table:table-row>
        <table:table-row>
          <table:table-cell table:style-name="Tabella1.A1" office:value-type="string">
            <text:p text:style-name="P7">--disable-web-security <text:a xlink:type="simple" xlink:href="http://peter.sh/experiments/chromium-command-line-switches/#disable-web-security"><text:span text:style-name="T4">⊗</text:span></text:a></text:p>
          </table:table-cell>
          <table:table-cell table:style-name="Tabella1.A1" office:value-type="string">
            <text:p text:style-name="P7">Don't enforce the same-origin policy. (Used by people testing their sites.)<text:bookmark text:name="disable-xss-auditor"/></text:p>
          </table:table-cell>
        </table:table-row>
        <text:soft-page-break/>
        <table:table-row>
          <table:table-cell table:style-name="Tabella1.A2" office:value-type="string">
            <text:p text:style-name="P7">--disable-xss-auditor <text:a xlink:type="simple" xlink:href="http://peter.sh/experiments/chromium-command-line-switches/#disable-xss-auditor"><text:span text:style-name="T4">⊗</text:span></text:a></text:p>
          </table:table-cell>
          <table:table-cell table:style-name="Tabella1.A2" office:value-type="string">
            <text:p text:style-name="P7">Disable WebKit's XSSAuditor. The XSSAuditor mitigates reflective XSS.<text:bookmark text:name="disabled"/></text:p>
          </table:table-cell>
        </table:table-row>
        <table:table-row>
          <table:table-cell table:style-name="Tabella1.A1" office:value-type="string">
            <text:p text:style-name="P7">--disabled <text:a xlink:type="simple" xlink:href="http://peter.sh/experiments/chromium-command-line-switches/#disabled"><text:span text:style-name="T4">⊗</text:span></text:a></text:p>
          </table:table-cell>
          <table:table-cell table:style-name="Tabella1.A1" office:value-type="string">
            <text:p text:style-name="P7">disabled: No prerendering or prefetching.<text:bookmark text:name="disk-cache-dir"/></text:p>
          </table:table-cell>
        </table:table-row>
        <table:table-row>
          <table:table-cell table:style-name="Tabella1.A2" office:value-type="string">
            <text:p text:style-name="P7">--disk-cache-dir <text:a xlink:type="simple" xlink:href="http://peter.sh/experiments/chromium-command-line-switches/#disk-cache-dir"><text:span text:style-name="T4">⊗</text:span></text:a></text:p>
          </table:table-cell>
          <table:table-cell table:style-name="Tabella1.A2" office:value-type="string">
            <text:p text:style-name="P7">Use a specific disk cache location, rather than one derived from the UserDatadir.<text:bookmark text:name="disk-cache-size"/></text:p>
          </table:table-cell>
        </table:table-row>
        <table:table-row>
          <table:table-cell table:style-name="Tabella1.A1" office:value-type="string">
            <text:p text:style-name="P7">--disk-cache-size <text:a xlink:type="simple" xlink:href="http://peter.sh/experiments/chromium-command-line-switches/#disk-cache-size"><text:span text:style-name="T4">⊗</text:span></text:a></text:p>
          </table:table-cell>
          <table:table-cell table:style-name="Tabella1.A1" office:value-type="string">
            <text:p text:style-name="P7">Forces the maximum disk space to be used by the disk cache, in bytes.<text:bookmark text:name="dns-log-details"/></text:p>
          </table:table-cell>
        </table:table-row>
        <table:table-row>
          <table:table-cell table:style-name="Tabella1.A2" office:value-type="string">
            <text:p text:style-name="P7">--dns-log-details <text:a xlink:type="simple" xlink:href="http://peter.sh/experiments/chromium-command-line-switches/#dns-log-details"><text:span text:style-name="T4">⊗</text:span></text:a></text:p>
          </table:table-cell>
          <table:table-cell table:style-name="Tabella1.A2" office:value-type="string">
            <text:p text:style-name="P8">No description<text:bookmark text:name="dns-prefetch-disable"/></text:p>
          </table:table-cell>
        </table:table-row>
        <table:table-row>
          <table:table-cell table:style-name="Tabella1.A1" office:value-type="string">
            <text:p text:style-name="P7">--dns-prefetch-disable <text:a xlink:type="simple" xlink:href="http://peter.sh/experiments/chromium-command-line-switches/#dns-prefetch-disable"><text:span text:style-name="T4">⊗</text:span></text:a></text:p>
          </table:table-cell>
          <table:table-cell table:style-name="Tabella1.A1" office:value-type="string">
            <text:p text:style-name="P7">Disables prefetching of DNS information.<text:bookmark text:name="dns-server"/></text:p>
          </table:table-cell>
        </table:table-row>
        <table:table-row>
          <table:table-cell table:style-name="Tabella1.A2" office:value-type="string">
            <text:p text:style-name="P7">--dns-server <text:a xlink:type="simple" xlink:href="http://peter.sh/experiments/chromium-command-line-switches/#dns-server"><text:span text:style-name="T4">⊗</text:span></text:a></text:p>
          </table:table-cell>
          <table:table-cell table:style-name="Tabella1.A2" office:value-type="string">
            <text:p text:style-name="P7">Use the specified DNS server for raw DNS resolution.<text:bookmark text:name="dom-automation"/></text:p>
          </table:table-cell>
        </table:table-row>
        <table:table-row>
          <table:table-cell table:style-name="Tabella1.A1" office:value-type="string">
            <text:p text:style-name="P7">--dom-automation <text:a xlink:type="simple" xlink:href="http://peter.sh/experiments/chromium-command-line-switches/#dom-automation"><text:span text:style-name="T4">⊗</text:span></text:a></text:p>
          </table:table-cell>
          <table:table-cell table:style-name="Tabella1.A1" office:value-type="string">
            <text:p text:style-name="P7">Specifies if the |DOMAutomationController| needs to be bound in the renderer. This binding happens on per-frame basis and hence can potentially be a performance bottleneck. One should only enable it when automating dom based tests. Also enables sending/receiving renderer automation messages through the |AutomationRenderViewHelper|. TODO(kkania): Rename this to enable-renderer-automation after moving the |DOMAutomationController| to the |AutomationRenderViewHelper|.<text:bookmark text:name="dump-histograms-on-exit"/></text:p>
          </table:table-cell>
        </table:table-row>
        <table:table-row>
          <table:table-cell table:style-name="Tabella1.A2" office:value-type="string">
            <text:p text:style-name="P7">--dump-histograms-on-exit <text:a xlink:type="simple" xlink:href="http://peter.sh/experiments/chromium-command-line-switches/#dump-histograms-on-exit"><text:span text:style-name="T4">⊗</text:span></text:a></text:p>
          </table:table-cell>
          <table:table-cell table:style-name="Tabella1.A2" office:value-type="string">
            <text:p text:style-name="P7">Dump any accumualted histograms to the log when browser terminates (requires logging to be enabled to really do anything). Used by developers and test scripts.<text:bookmark text:name="enable-advanced-fs"/></text:p>
          </table:table-cell>
        </table:table-row>
        <table:table-row>
          <table:table-cell table:style-name="Tabella1.A1" office:value-type="string">
            <text:p text:style-name="P7">--enable-advanced-fs <text:a xlink:type="simple" xlink:href="http://peter.sh/experiments/chromium-command-line-switches/#condition-1"><text:span text:style-name="T6">[1]</text:span></text:a> <text:a xlink:type="simple" xlink:href="http://peter.sh/experiments/chromium-command-line-switches/#enable-advanced-fs"><text:span text:style-name="T4">⊗</text:span></text:a></text:p>
          </table:table-cell>
          <table:table-cell table:style-name="Tabella1.A1" office:value-type="string">
            <text:p text:style-name="P7">Enables Advanced File System.<text:bookmark text:name="enable-aero-peek-tabs"/></text:p>
          </table:table-cell>
        </table:table-row>
        <table:table-row>
          <table:table-cell table:style-name="Tabella1.A2" office:value-type="string">
            <text:p text:style-name="P7">--enable-aero-peek-tabs <text:a xlink:type="simple" xlink:href="http://peter.sh/experiments/chromium-command-line-switches/#enable-aero-peek-tabs"><text:span text:style-name="T4">⊗</text:span></text:a></text:p>
          </table:table-cell>
          <table:table-cell table:style-name="Tabella1.A2" office:value-type="string">
            <text:p text:style-name="P7">Enables AeroPeek for each tab. (This switch only works on Windows 7).<text:bookmark text:name="enable-auth-negotiate-port"/></text:p>
          </table:table-cell>
        </table:table-row>
        <table:table-row>
          <table:table-cell table:style-name="Tabella1.A1" office:value-type="string">
            <text:p text:style-name="P7">--enable-auth-negotiate-port <text:a xlink:type="simple" xlink:href="http://peter.sh/experiments/chromium-command-line-switches/#enable-auth-negotiate-port"><text:span text:style-name="T4">⊗</text:span></text:a></text:p>
          </table:table-cell>
          <table:table-cell table:style-name="Tabella1.A1" office:value-type="string">
            <text:p text:style-name="P7">Enable the inclusion of non-standard ports when generating the Kerberos SPN in response to a Negotiate challenge. See HttpAuthHandlerNegotiate::CreateSPN for more background.<text:bookmark text:name="enable-clear-server-data"/></text:p>
          </table:table-cell>
        </table:table-row>
        <table:table-row>
          <table:table-cell table:style-name="Tabella1.A2" office:value-type="string">
            <text:p text:style-name="P7">--enable-clear-server-data <text:a xlink:type="simple" xlink:href="http://peter.sh/experiments/chromium-command-line-switches/#enable-clear-server-data"><text:span text:style-name="T4">⊗</text:span></text:a></text:p>
          </table:table-cell>
          <table:table-cell table:style-name="Tabella1.A2" office:value-type="string">
            <text:p text:style-name="P7">This flag enables UI for clearing server data. Temporarily in place until there's a server endpoint deployed.<text:bookmark text:name="enable-click-to-play"/></text:p>
          </table:table-cell>
        </table:table-row>
        <table:table-row>
          <table:table-cell table:style-name="Tabella1.A1" office:value-type="string">
            <text:p text:style-name="P7">--enable-click-to-play <text:a xlink:type="simple" xlink:href="http://peter.sh/experiments/chromium-command-line-switches/#enable-click-to-play"><text:span text:style-name="T4">⊗</text:span></text:a></text:p>
          </table:table-cell>
          <table:table-cell table:style-name="Tabella1.A1" office:value-type="string">
            <text:p text:style-name="P7">Enable click-to-play for blocked plug-ins.<text:bookmark text:name="enable-cloud-print"/></text:p>
          </table:table-cell>
        </table:table-row>
        <table:table-row>
          <table:table-cell table:style-name="Tabella1.A2" office:value-type="string">
            <text:p text:style-name="P7">--enable-cloud-print <text:a xlink:type="simple" xlink:href="http://peter.sh/experiments/chromium-command-line-switches/#enable-cloud-print"><text:span text:style-name="T4">⊗</text:span></text:a></text:p>
          </table:table-cell>
          <table:table-cell table:style-name="Tabella1.A2" office:value-type="string">
            <text:p text:style-name="P7">Enables the Cloud Print dialog hosting code.<text:bookmark text:name="enable-cloud-print-proxy"/></text:p>
          </table:table-cell>
        </table:table-row>
        <table:table-row>
          <table:table-cell table:style-name="Tabella1.A1" office:value-type="string">
            <text:p text:style-name="P7">--enable-cloud-print-proxy <text:a xlink:type="simple" xlink:href="http://peter.sh/experiments/chromium-command-line-switches/#enable-cloud-print-proxy"><text:span text:style-name="T4">⊗</text:span></text:a></text:p>
          </table:table-cell>
          <table:table-cell table:style-name="Tabella1.A1" office:value-type="string">
            <text:p text:style-name="P7">This applies only when the process type is "service". Enables the Cloud Print Proxy component within the service process.<text:bookmark text:name="enable-compact-navigation"/></text:p>
          </table:table-cell>
        </table:table-row>
        <table:table-row>
          <table:table-cell table:style-name="Tabella1.A2" office:value-type="string">
            <text:p text:style-name="P7">--enable-compact-navigation <text:a xlink:type="simple" xlink:href="http://peter.sh/experiments/chromium-command-line-switches/#enable-compact-navigation"><text:span text:style-name="T4">⊗</text:span></text:a></text:p>
          </table:table-cell>
          <table:table-cell table:style-name="Tabella1.A2" office:value-type="string">
            <text:p text:style-name="P7">Enables compact navigation mode, which removes the toolbar and moves most of UI to the tab strip.<text:bookmark text:name="enable-composite-to-texture"/></text:p>
          </table:table-cell>
        </table:table-row>
        <table:table-row>
          <table:table-cell table:style-name="Tabella1.A1" office:value-type="string">
            <text:p text:style-name="P7">--enable-composite-to-texture <text:a xlink:type="simple" xlink:href="http://peter.sh/experiments/chromium-command-line-switches/#enable-composite-to-texture"><text:span text:style-name="T4">⊗</text:span></text:a></text:p>
          </table:table-cell>
          <table:table-cell table:style-name="Tabella1.A1" office:value-type="string">
            <text:p text:style-name="P7">Enables compositing to texture instead of <text:soft-page-break/>display.<text:bookmark text:name="enable-connect-backup-jobs"/></text:p>
          </table:table-cell>
        </table:table-row>
        <table:table-row>
          <table:table-cell table:style-name="Tabella1.A2" office:value-type="string">
            <text:p text:style-name="P7">--enable-connect-backup-jobs <text:a xlink:type="simple" xlink:href="http://peter.sh/experiments/chromium-command-line-switches/#enable-connect-backup-jobs"><text:span text:style-name="T4">⊗</text:span></text:a></text:p>
          </table:table-cell>
          <table:table-cell table:style-name="Tabella1.A2" office:value-type="string">
            <text:p text:style-name="P7">Enables establishing a backup TCP connection if a specified timeout is exceeded.<text:bookmark text:name="enable-crash-reporter"/></text:p>
          </table:table-cell>
        </table:table-row>
        <table:table-row>
          <table:table-cell table:style-name="Tabella1.A1" office:value-type="string">
            <text:p text:style-name="P7">--enable-crash-reporter <text:a xlink:type="simple" xlink:href="http://peter.sh/experiments/chromium-command-line-switches/#condition-5"><text:span text:style-name="T6">[5]</text:span></text:a> <text:a xlink:type="simple" xlink:href="http://peter.sh/experiments/chromium-command-line-switches/#enable-crash-reporter"><text:span text:style-name="T4">⊗</text:span></text:a></text:p>
          </table:table-cell>
          <table:table-cell table:style-name="Tabella1.A1" office:value-type="string">
            <text:p text:style-name="P7">A flag, generated internally by Chrome for renderer and other helper process command lines on Linux and Mac. It tells the helper process to enable crash dumping and reporting, because helpers cannot access the profile or other files needed to make this decision.<text:bookmark text:name="enable-crxless-web-apps"/></text:p>
          </table:table-cell>
        </table:table-row>
        <table:table-row>
          <table:table-cell table:style-name="Tabella1.A2" office:value-type="string">
            <text:p text:style-name="P7">--enable-crxless-web-apps <text:a xlink:type="simple" xlink:href="http://peter.sh/experiments/chromium-command-line-switches/#enable-crxless-web-apps"><text:span text:style-name="T4">⊗</text:span></text:a></text:p>
          </table:table-cell>
          <table:table-cell table:style-name="Tabella1.A2" office:value-type="string">
            <text:p text:style-name="P7">Enables web developers to create apps for Chrome without using crx packages.<text:bookmark text:name="enable-device-policy"/></text:p>
          </table:table-cell>
        </table:table-row>
        <table:table-row>
          <table:table-cell table:style-name="Tabella1.A1" office:value-type="string">
            <text:p text:style-name="P7">--enable-device-policy <text:a xlink:type="simple" xlink:href="http://peter.sh/experiments/chromium-command-line-switches/#condition-1"><text:span text:style-name="T6">[1]</text:span></text:a> <text:a xlink:type="simple" xlink:href="http://peter.sh/experiments/chromium-command-line-switches/#enable-device-policy"><text:span text:style-name="T4">⊗</text:span></text:a></text:p>
          </table:table-cell>
          <table:table-cell table:style-name="Tabella1.A1" office:value-type="string">
            <text:p text:style-name="P7">Enables device policy support on ChromeOS.<text:bookmark text:name="enable-dns-cert-provenance-checking"/></text:p>
          </table:table-cell>
        </table:table-row>
        <table:table-row>
          <table:table-cell table:style-name="Tabella1.A2" office:value-type="string">
            <text:p text:style-name="P7">--enable-dns-cert-provenance-checking <text:a xlink:type="simple" xlink:href="http://peter.sh/experiments/chromium-command-line-switches/#enable-dns-cert-provenance-checking"><text:span text:style-name="T4">⊗</text:span></text:a></text:p>
          </table:table-cell>
          <table:table-cell table:style-name="Tabella1.A2" office:value-type="string">
            <text:p text:style-name="P7">Enable DNS side checking of certificates. Still experimental, should only be used by developers at the current time.<text:bookmark text:name="enable-experimental-extension-apis"/></text:p>
          </table:table-cell>
        </table:table-row>
        <table:table-row>
          <table:table-cell table:style-name="Tabella1.A1" office:value-type="string">
            <text:p text:style-name="P7">--enable-experimental-extension-apis <text:a xlink:type="simple" xlink:href="http://peter.sh/experiments/chromium-command-line-switches/#enable-experimental-extension-apis"><text:span text:style-name="T4">⊗</text:span></text:a></text:p>
          </table:table-cell>
          <table:table-cell table:style-name="Tabella1.A1" office:value-type="string">
            <text:p text:style-name="P7">Enables extension APIs that are in development.<text:bookmark text:name="enable-expose-for-tabs"/></text:p>
          </table:table-cell>
        </table:table-row>
        <table:table-row>
          <table:table-cell table:style-name="Tabella1.A2" office:value-type="string">
            <text:p text:style-name="P7">--enable-expose-for-tabs <text:a xlink:type="simple" xlink:href="http://peter.sh/experiments/chromium-command-line-switches/#condition-6"><text:span text:style-name="T6">[6]</text:span></text:a> <text:a xlink:type="simple" xlink:href="http://peter.sh/experiments/chromium-command-line-switches/#enable-expose-for-tabs"><text:span text:style-name="T4">⊗</text:span></text:a></text:p>
          </table:table-cell>
          <table:table-cell table:style-name="Tabella1.A2" office:value-type="string">
            <text:p text:style-name="P7">Enables the tabs expose feature ( http://crbug.com/50307 ).<text:bookmark text:name="enable-extension-timeline-api"/></text:p>
          </table:table-cell>
        </table:table-row>
        <table:table-row>
          <table:table-cell table:style-name="Tabella1.A1" office:value-type="string">
            <text:p text:style-name="P7">--enable-extension-timeline-api <text:a xlink:type="simple" xlink:href="http://peter.sh/experiments/chromium-command-line-switches/#enable-extension-timeline-api"><text:span text:style-name="T4">⊗</text:span></text:a></text:p>
          </table:table-cell>
          <table:table-cell table:style-name="Tabella1.A1" office:value-type="string">
            <text:p text:style-name="P7">Enable experimental timeline API.<text:bookmark text:name="enable-fastback"/></text:p>
          </table:table-cell>
        </table:table-row>
        <table:table-row>
          <table:table-cell table:style-name="Tabella1.A2" office:value-type="string">
            <text:p text:style-name="P7">--enable-fastback <text:a xlink:type="simple" xlink:href="http://peter.sh/experiments/chromium-command-line-switches/#enable-fastback"><text:span text:style-name="T4">⊗</text:span></text:a></text:p>
          </table:table-cell>
          <table:table-cell table:style-name="Tabella1.A2" office:value-type="string">
            <text:p text:style-name="P7">Enable the fastback page cache.<text:bookmark text:name="enable-file-cookies"/></text:p>
          </table:table-cell>
        </table:table-row>
        <table:table-row>
          <table:table-cell table:style-name="Tabella1.A1" office:value-type="string">
            <text:p text:style-name="P7">--enable-file-cookies <text:a xlink:type="simple" xlink:href="http://peter.sh/experiments/chromium-command-line-switches/#enable-file-cookies"><text:span text:style-name="T4">⊗</text:span></text:a></text:p>
          </table:table-cell>
          <table:table-cell table:style-name="Tabella1.A1" office:value-type="string">
            <text:p text:style-name="P7">By default, cookies are not allowed on file://. They are needed for testing, for example page cycler and layout tests. See bug 1157243.<text:bookmark text:name="enable-fullscreen"/></text:p>
          </table:table-cell>
        </table:table-row>
        <table:table-row>
          <table:table-cell table:style-name="Tabella1.A2" office:value-type="string">
            <text:p text:style-name="P7">--enable-fullscreen <text:a xlink:type="simple" xlink:href="http://peter.sh/experiments/chromium-command-line-switches/#enable-fullscreen"><text:span text:style-name="T4">⊗</text:span></text:a></text:p>
          </table:table-cell>
          <table:table-cell table:style-name="Tabella1.A2" office:value-type="string">
            <text:p text:style-name="P7">Enable the JavaScript Full Screen API.<text:bookmark text:name="enable-global-bookmark-menu"/></text:p>
          </table:table-cell>
        </table:table-row>
        <table:table-row>
          <table:table-cell table:style-name="Tabella1.A1" office:value-type="string">
            <text:p text:style-name="P7">--enable-global-bookmark-menu <text:a xlink:type="simple" xlink:href="http://peter.sh/experiments/chromium-command-line-switches/#condition-7"><text:span text:style-name="T6">[7]</text:span></text:a> <text:a xlink:type="simple" xlink:href="http://peter.sh/experiments/chromium-command-line-switches/#enable-global-bookmark-menu"><text:span text:style-name="T4">⊗</text:span></text:a></text:p>
          </table:table-cell>
          <table:table-cell table:style-name="Tabella1.A1" office:value-type="string">
            <text:p text:style-name="P7">Enables the global bookmark menu in our global menu bar on Ubuntu Natty. This is disabled because of issues where dbus will hang for over a minute because it doesn't like it when we thrown hundreds of kilobytes (or even megabytes) of favicon data at it.<text:bookmark text:name="enable-gview"/></text:p>
          </table:table-cell>
        </table:table-row>
        <table:table-row>
          <table:table-cell table:style-name="Tabella1.A2" office:value-type="string">
            <text:p text:style-name="P7">--enable-gview <text:a xlink:type="simple" xlink:href="http://peter.sh/experiments/chromium-command-line-switches/#condition-1"><text:span text:style-name="T6">[1]</text:span></text:a> <text:a xlink:type="simple" xlink:href="http://peter.sh/experiments/chromium-command-line-switches/#enable-gview"><text:span text:style-name="T4">⊗</text:span></text:a></text:p>
          </table:table-cell>
          <table:table-cell table:style-name="Tabella1.A2" office:value-type="string">
            <text:p text:style-name="P7">Enable the redirection of viewable document requests to the Google Document Viewer.<text:bookmark text:name="enable-in-browser-thumbnailing"/></text:p>
          </table:table-cell>
        </table:table-row>
        <table:table-row>
          <table:table-cell table:style-name="Tabella1.A1" office:value-type="string">
            <text:p text:style-name="P7">--enable-in-browser-thumbnailing <text:a xlink:type="simple" xlink:href="http://peter.sh/experiments/chromium-command-line-switches/#enable-in-browser-thumbnailing"><text:span text:style-name="T4">⊗</text:span></text:a></text:p>
          </table:table-cell>
          <table:table-cell table:style-name="Tabella1.A1" office:value-type="string">
            <text:p text:style-name="P7">Enable the in-browser thumbnailing, which is more efficient than the in-renderer thumbnailing, as we can use more information to determine if we need to update thumbnails.<text:bookmark text:name="enable-ip-pooling"/></text:p>
          </table:table-cell>
        </table:table-row>
        <table:table-row>
          <table:table-cell table:style-name="Tabella1.A2" office:value-type="string">
            <text:p text:style-name="P7">--enable-ip-pooling <text:a xlink:type="simple" xlink:href="http://peter.sh/experiments/chromium-command-line-switches/#enable-ip-pooling"><text:span text:style-name="T4">⊗</text:span></text:a></text:p>
          </table:table-cell>
          <table:table-cell table:style-name="Tabella1.A2" office:value-type="string">
            <text:p text:style-name="P7">Enables IP Pooling within the networks stack (SPDY only). When a connection is needed for a domain which shares an IP with an existing connection, attempt to use the existing connection.<text:bookmark text:name="enable-ipc-fuzzing"/></text:p>
          </table:table-cell>
        </table:table-row>
        <table:table-row>
          <table:table-cell table:style-name="Tabella1.A1" office:value-type="string">
            <text:p text:style-name="P7">--enable-ipc-fuzzing <text:a xlink:type="simple" xlink:href="http://peter.sh/experiments/chromium-command-line-switches/#enable-ipc-fuzzing"><text:span text:style-name="T4">⊗</text:span></text:a></text:p>
          </table:table-cell>
          <table:table-cell table:style-name="Tabella1.A1" office:value-type="string">
            <text:p text:style-name="P7">/ Enable the IPC fuzzer for reliability testing<text:bookmark text:name="enable-ipv6"/></text:p>
          </table:table-cell>
        </table:table-row>
        <table:table-row>
          <table:table-cell table:style-name="Tabella1.A2" office:value-type="string">
            <text:p text:style-name="P7">--enable-ipv6 <text:a xlink:type="simple" xlink:href="http://peter.sh/experiments/chromium-command-line-switches/#enable-ipv6"><text:span text:style-name="T4">⊗</text:span></text:a></text:p>
          </table:table-cell>
          <table:table-cell table:style-name="Tabella1.A2" office:value-type="string">
            <text:p text:style-name="P7">Enable IPv6 support, even if probes suggest that it may not be fully supported. Some probes may require internet connections, and this flag will allow support independent of application testing. This flag overrides "disable-ipv6" <text:soft-page-break/>which appears elswhere in this file.<text:bookmark text:name="enable-login-images"/></text:p>
          </table:table-cell>
        </table:table-row>
        <table:table-row>
          <table:table-cell table:style-name="Tabella1.A1" office:value-type="string">
            <text:p text:style-name="P7">--enable-login-images <text:a xlink:type="simple" xlink:href="http://peter.sh/experiments/chromium-command-line-switches/#condition-1"><text:span text:style-name="T6">[1]</text:span></text:a> <text:a xlink:type="simple" xlink:href="http://peter.sh/experiments/chromium-command-line-switches/#enable-login-images"><text:span text:style-name="T4">⊗</text:span></text:a></text:p>
          </table:table-cell>
          <table:table-cell table:style-name="Tabella1.A1" office:value-type="string">
            <text:p text:style-name="P7">Should we show the image based login?<text:bookmark text:name="enable-mac-cookies"/></text:p>
          </table:table-cell>
        </table:table-row>
        <table:table-row>
          <table:table-cell table:style-name="Tabella1.A2" office:value-type="string">
            <text:p text:style-name="P7">--enable-mac-cookies <text:a xlink:type="simple" xlink:href="http://peter.sh/experiments/chromium-command-line-switches/#enable-mac-cookies"><text:span text:style-name="T4">⊗</text:span></text:a></text:p>
          </table:table-cell>
          <table:table-cell table:style-name="Tabella1.A2" office:value-type="string">
            <text:p text:style-name="P7">Enables MAC cookies in the network stack. These cookies use HMAC to protect session state from passive network attackers. http://tools.ietf.org/html/draft-hammer-oauth-v2-mac-token<text:bookmark text:name="enable-memory-info"/></text:p>
          </table:table-cell>
        </table:table-row>
        <table:table-row>
          <table:table-cell table:style-name="Tabella1.A1" office:value-type="string">
            <text:p text:style-name="P7">--enable-memory-info <text:a xlink:type="simple" xlink:href="http://peter.sh/experiments/chromium-command-line-switches/#enable-memory-info"><text:span text:style-name="T4">⊗</text:span></text:a></text:p>
          </table:table-cell>
          <table:table-cell table:style-name="Tabella1.A1" office:value-type="string">
            <text:p text:style-name="P7">Allows reporting memory info (JS heap size) to page.<text:bookmark text:name="enable-nacl"/></text:p>
          </table:table-cell>
        </table:table-row>
        <table:table-row>
          <table:table-cell table:style-name="Tabella1.A2" office:value-type="string">
            <text:p text:style-name="P7">--enable-nacl <text:a xlink:type="simple" xlink:href="http://peter.sh/experiments/chromium-command-line-switches/#enable-nacl"><text:span text:style-name="T4">⊗</text:span></text:a></text:p>
          </table:table-cell>
          <table:table-cell table:style-name="Tabella1.A2" office:value-type="string">
            <text:p text:style-name="P7">Runs the Native Client inside the renderer process and enables GPU plugin (internally adds lEnableGpuPlugin to the command line).<text:bookmark text:name="enable-nacl-debug"/></text:p>
          </table:table-cell>
        </table:table-row>
        <table:table-row>
          <table:table-cell table:style-name="Tabella1.A1" office:value-type="string">
            <text:p text:style-name="P7">--enable-nacl-debug <text:a xlink:type="simple" xlink:href="http://peter.sh/experiments/chromium-command-line-switches/#enable-nacl-debug"><text:span text:style-name="T4">⊗</text:span></text:a></text:p>
          </table:table-cell>
          <table:table-cell table:style-name="Tabella1.A1" office:value-type="string">
            <text:p text:style-name="P7">Enables debugging via RSP over a socket.<text:bookmark text:name="enable-panels"/></text:p>
          </table:table-cell>
        </table:table-row>
        <table:table-row>
          <table:table-cell table:style-name="Tabella1.A2" office:value-type="string">
            <text:p text:style-name="P7">--enable-panels <text:a xlink:type="simple" xlink:href="http://peter.sh/experiments/chromium-command-line-switches/#enable-panels"><text:span text:style-name="T4">⊗</text:span></text:a></text:p>
          </table:table-cell>
          <table:table-cell table:style-name="Tabella1.A2" office:value-type="string">
            <text:p text:style-name="P7">Enable panels (always on-top docked pop-up windows).<text:bookmark text:name="enable-preconnect"/></text:p>
          </table:table-cell>
        </table:table-row>
        <table:table-row>
          <table:table-cell table:style-name="Tabella1.A1" office:value-type="string">
            <text:p text:style-name="P7">--enable-preconnect <text:a xlink:type="simple" xlink:href="http://peter.sh/experiments/chromium-command-line-switches/#enable-preconnect"><text:span text:style-name="T4">⊗</text:span></text:a></text:p>
          </table:table-cell>
          <table:table-cell table:style-name="Tabella1.A1" office:value-type="string">
            <text:p text:style-name="P7">Enable speculative TCP/IP preconnection.<text:bookmark text:name="enable-print-preview"/></text:p>
          </table:table-cell>
        </table:table-row>
        <table:table-row>
          <table:table-cell table:style-name="Tabella1.A2" office:value-type="string">
            <text:p text:style-name="P7">--enable-print-preview <text:a xlink:type="simple" xlink:href="http://peter.sh/experiments/chromium-command-line-switches/#condition-8"><text:span text:style-name="T6">[8]</text:span></text:a> <text:a xlink:type="simple" xlink:href="http://peter.sh/experiments/chromium-command-line-switches/#enable-print-preview"><text:span text:style-name="T4">⊗</text:span></text:a></text:p>
          </table:table-cell>
          <table:table-cell table:style-name="Tabella1.A2" office:value-type="string">
            <text:p text:style-name="P7">Enable print preview (no PDF viewer, thus not supported with Chromium).<text:bookmark text:name="enable-remoting"/></text:p>
          </table:table-cell>
        </table:table-row>
        <table:table-row>
          <table:table-cell table:style-name="Tabella1.A1" office:value-type="string">
            <text:p text:style-name="P7">--enable-remoting <text:a xlink:type="simple" xlink:href="http://peter.sh/experiments/chromium-command-line-switches/#enable-remoting"><text:span text:style-name="T4">⊗</text:span></text:a></text:p>
          </table:table-cell>
          <table:table-cell table:style-name="Tabella1.A1" office:value-type="string">
            <text:p text:style-name="P7">This applies only when the process type is "service". Enables the Chromoting Host Process within the service process.<text:bookmark text:name="enable-resource-content-settings"/></text:p>
          </table:table-cell>
        </table:table-row>
        <table:table-row>
          <table:table-cell table:style-name="Tabella1.A2" office:value-type="string">
            <text:p text:style-name="P7">--enable-resource-content-settings <text:a xlink:type="simple" xlink:href="http://peter.sh/experiments/chromium-command-line-switches/#enable-resource-content-settings"><text:span text:style-name="T4">⊗</text:span></text:a></text:p>
          </table:table-cell>
          <table:table-cell table:style-name="Tabella1.A2" office:value-type="string">
            <text:p text:style-name="P7">Enable content settings based on host *and* plug-in.<text:bookmark text:name="enable-sdch"/></text:p>
          </table:table-cell>
        </table:table-row>
        <table:table-row>
          <table:table-cell table:style-name="Tabella1.A1" office:value-type="string">
            <text:p text:style-name="P7">--enable-sdch <text:a xlink:type="simple" xlink:href="http://peter.sh/experiments/chromium-command-line-switches/#enable-sdch"><text:span text:style-name="T4">⊗</text:span></text:a></text:p>
          </table:table-cell>
          <table:table-cell table:style-name="Tabella1.A1" office:value-type="string">
            <text:p text:style-name="P7">Enable support for SDCH filtering (dictionary based expansion of content). Optional argument is *the* only domain name that will have SDCH suppport. Default is "-enable-sdch" to advertise SDCH on all domains. Sample usage with argument: "-enable-sdch=.google.com" SDCH is currently only supported server-side for searches on google.com.<text:bookmark text:name="enable-search-provider-api-v2"/></text:p>
          </table:table-cell>
        </table:table-row>
        <table:table-row>
          <table:table-cell table:style-name="Tabella1.A2" office:value-type="string">
            <text:p text:style-name="P7">--enable-search-provider-api-v2 <text:a xlink:type="simple" xlink:href="http://peter.sh/experiments/chromium-command-line-switches/#enable-search-provider-api-v2"><text:span text:style-name="T4">⊗</text:span></text:a></text:p>
          </table:table-cell>
          <table:table-cell table:style-name="Tabella1.A2" office:value-type="string">
            <text:p text:style-name="P7">Enable the IsSearchProviderInstalled and InstallSearchProvider with an extra parameter to indicate if the provider should be the default.<text:bookmark text:name="enable-smooth-scrolling"/></text:p>
          </table:table-cell>
        </table:table-row>
        <table:table-row>
          <table:table-cell table:style-name="Tabella1.A1" office:value-type="string">
            <text:p text:style-name="P7">--enable-smooth-scrolling <text:a xlink:type="simple" xlink:href="http://peter.sh/experiments/chromium-command-line-switches/#enable-smooth-scrolling"><text:span text:style-name="T4">⊗</text:span></text:a></text:p>
          </table:table-cell>
          <table:table-cell table:style-name="Tabella1.A1" office:value-type="string">
            <text:p text:style-name="P7">On platforms that support it, enable smooth scroll animation.<text:bookmark text:name="enable-ssl-cached-info"/></text:p>
          </table:table-cell>
        </table:table-row>
        <table:table-row>
          <table:table-cell table:style-name="Tabella1.A2" office:value-type="string">
            <text:p text:style-name="P7">--enable-ssl-cached-info <text:a xlink:type="simple" xlink:href="http://peter.sh/experiments/chromium-command-line-switches/#enable-ssl-cached-info"><text:span text:style-name="T4">⊗</text:span></text:a></text:p>
          </table:table-cell>
          <table:table-cell table:style-name="Tabella1.A2" office:value-type="string">
            <text:p text:style-name="P7">Enables TLS cached info extension.<text:bookmark text:name="enable-static-ip-config"/></text:p>
          </table:table-cell>
        </table:table-row>
        <table:table-row>
          <table:table-cell table:style-name="Tabella1.A1" office:value-type="string">
            <text:p text:style-name="P7">--enable-static-ip-config <text:a xlink:type="simple" xlink:href="http://peter.sh/experiments/chromium-command-line-switches/#condition-1"><text:span text:style-name="T6">[1]</text:span></text:a> <text:a xlink:type="simple" xlink:href="http://peter.sh/experiments/chromium-command-line-switches/#enable-static-ip-config"><text:span text:style-name="T4">⊗</text:span></text:a></text:p>
          </table:table-cell>
          <table:table-cell table:style-name="Tabella1.A1" office:value-type="string">
            <text:p text:style-name="P7">Enables static ip configuration. This flag should be removed when it's on by default.<text:bookmark text:name="enable-sync"/></text:p>
          </table:table-cell>
        </table:table-row>
        <table:table-row>
          <table:table-cell table:style-name="Tabella1.A2" office:value-type="string">
            <text:p text:style-name="P7">--enable-sync <text:a xlink:type="simple" xlink:href="http://peter.sh/experiments/chromium-command-line-switches/#enable-sync"><text:span text:style-name="T4">⊗</text:span></text:a></text:p>
          </table:table-cell>
          <table:table-cell table:style-name="Tabella1.A2" office:value-type="string">
            <text:p text:style-name="P7">Enable syncing browser data to a Google Account.<text:bookmark text:name="enable-sync-autofill"/></text:p>
          </table:table-cell>
        </table:table-row>
        <table:table-row>
          <table:table-cell table:style-name="Tabella1.A1" office:value-type="string">
            <text:p text:style-name="P7">--enable-sync-autofill <text:a xlink:type="simple" xlink:href="http://peter.sh/experiments/chromium-command-line-switches/#enable-sync-autofill"><text:span text:style-name="T4">⊗</text:span></text:a></text:p>
          </table:table-cell>
          <table:table-cell table:style-name="Tabella1.A1" office:value-type="string">
            <text:p text:style-name="P7">Enable syncing browser autofill.<text:bookmark text:name="enable-sync-encryption"/></text:p>
          </table:table-cell>
        </table:table-row>
        <table:table-row>
          <table:table-cell table:style-name="Tabella1.A2" office:value-type="string">
            <text:p text:style-name="P7">--enable-sync-encryption <text:a xlink:type="simple" xlink:href="http://peter.sh/experiments/chromium-command-line-switches/#enable-sync-encryption"><text:span text:style-name="T4">⊗</text:span></text:a></text:p>
          </table:table-cell>
          <table:table-cell table:style-name="Tabella1.A2" office:value-type="string">
            <text:p text:style-name="P7">Enable sync encryption options.<text:bookmark text:name="enable-sync-oauth"/></text:p>
          </table:table-cell>
        </table:table-row>
        <table:table-row>
          <table:table-cell table:style-name="Tabella1.A1" office:value-type="string">
            <text:p text:style-name="P7">--enable-sync-oauth <text:a xlink:type="simple" xlink:href="http://peter.sh/experiments/chromium-command-line-switches/#enable-sync-oauth"><text:span text:style-name="T4">⊗</text:span></text:a></text:p>
          </table:table-cell>
          <table:table-cell table:style-name="Tabella1.A1" office:value-type="string">
            <text:p text:style-name="P7">Enable OAuth sign-in for sync.<text:bookmark text:name="enable-sync-sessions"/></text:p>
          </table:table-cell>
        </table:table-row>
        <table:table-row>
          <table:table-cell table:style-name="Tabella1.A2" office:value-type="string">
            <text:p text:style-name="P7">--enable-sync-sessions <text:a xlink:type="simple" xlink:href="http://peter.sh/experiments/chromium-command-line-switches/#enable-sync-sessions"><text:span text:style-name="T4">⊗</text:span></text:a></text:p>
          </table:table-cell>
          <table:table-cell table:style-name="Tabella1.A2" office:value-type="string">
            <text:p text:style-name="P7">Enable syncing browser sessions.<text:bookmark text:name="enable-sync-typed-urls"/></text:p>
          </table:table-cell>
        </table:table-row>
        <table:table-row>
          <table:table-cell table:style-name="Tabella1.A1" office:value-type="string">
            <text:p text:style-name="P7">--enable-sync-typed-urls <text:a xlink:type="simple" xlink:href="http://peter.sh/experiments/chromium-command-line-switches/#enable-sync-typed-urls"><text:span text:style-name="T4">⊗</text:span></text:a></text:p>
          </table:table-cell>
          <table:table-cell table:style-name="Tabella1.A1" office:value-type="string">
            <text:p text:style-name="P7">Enable syncing browser typed urls.<text:bookmark text:name="enable-synced-bookmarks-folder"/></text:p>
          </table:table-cell>
        </table:table-row>
        <text:soft-page-break/>
        <table:table-row>
          <table:table-cell table:style-name="Tabella1.A2" office:value-type="string">
            <text:p text:style-name="P7">--enable-synced-bookmarks-folder <text:a xlink:type="simple" xlink:href="http://peter.sh/experiments/chromium-command-line-switches/#enable-synced-bookmarks-folder"><text:span text:style-name="T4">⊗</text:span></text:a></text:p>
          </table:table-cell>
          <table:table-cell table:style-name="Tabella1.A2" office:value-type="string">
            <text:p text:style-name="P7">Enable syncing browser typed urls.<text:bookmark text:name="enable-tab-groups-context-menu"/></text:p>
          </table:table-cell>
        </table:table-row>
        <table:table-row>
          <table:table-cell table:style-name="Tabella1.A1" office:value-type="string">
            <text:p text:style-name="P7">--enable-tab-groups-context-menu <text:a xlink:type="simple" xlink:href="http://peter.sh/experiments/chromium-command-line-switches/#enable-tab-groups-context-menu"><text:span text:style-name="T4">⊗</text:span></text:a></text:p>
          </table:table-cell>
          <table:table-cell table:style-name="Tabella1.A1" office:value-type="string">
            <text:p text:style-name="P7">Enables context menu for selecting groups of tabs.<text:bookmark text:name="enable-tcp-fastopen"/></text:p>
          </table:table-cell>
        </table:table-row>
        <table:table-row>
          <table:table-cell table:style-name="Tabella1.A2" office:value-type="string">
            <text:p text:style-name="P7">--enable-tcp-fastopen <text:a xlink:type="simple" xlink:href="http://peter.sh/experiments/chromium-command-line-switches/#enable-tcp-fastopen"><text:span text:style-name="T4">⊗</text:span></text:a></text:p>
          </table:table-cell>
          <table:table-cell table:style-name="Tabella1.A2" office:value-type="string">
            <text:p text:style-name="P7">Enable use of experimental TCP sockets API for sending data in the SYN packet.<text:bookmark text:name="enable-vertical-tabs"/></text:p>
          </table:table-cell>
        </table:table-row>
        <table:table-row>
          <table:table-cell table:style-name="Tabella1.A1" office:value-type="string">
            <text:p text:style-name="P7">--enable-vertical-tabs <text:a xlink:type="simple" xlink:href="http://peter.sh/experiments/chromium-command-line-switches/#enable-vertical-tabs"><text:span text:style-name="T4">⊗</text:span></text:a></text:p>
          </table:table-cell>
          <table:table-cell table:style-name="Tabella1.A1" office:value-type="string">
            <text:p text:style-name="P7">Enables the option to show tabs as a vertical stack down the side of the browser window.<text:bookmark text:name="enable-watchdog"/></text:p>
          </table:table-cell>
        </table:table-row>
        <table:table-row>
          <table:table-cell table:style-name="Tabella1.A2" office:value-type="string">
            <text:p text:style-name="P7">--enable-watchdog <text:a xlink:type="simple" xlink:href="http://peter.sh/experiments/chromium-command-line-switches/#enable-watchdog"><text:span text:style-name="T4">⊗</text:span></text:a></text:p>
          </table:table-cell>
          <table:table-cell table:style-name="Tabella1.A2" office:value-type="string">
            <text:p text:style-name="P7">Spawn threads to watch for excessive delays in specified message loops. User should set breakpoints on Alarm() to examine problematic thread. Usage: -enable-watchdog=[ui][io] Order of the listed sub-arguments does not matter.<text:bookmark text:name="enable-websocket-over-spdy"/></text:p>
          </table:table-cell>
        </table:table-row>
        <table:table-row>
          <table:table-cell table:style-name="Tabella1.A1" office:value-type="string">
            <text:p text:style-name="P7">--enable-websocket-over-spdy <text:a xlink:type="simple" xlink:href="http://peter.sh/experiments/chromium-command-line-switches/#enable-websocket-over-spdy"><text:span text:style-name="T4">⊗</text:span></text:a></text:p>
          </table:table-cell>
          <table:table-cell table:style-name="Tabella1.A1" office:value-type="string">
            <text:p text:style-name="P7">Use WebSocket over SPDY.<text:bookmark text:name="enable-webui-taskmanager"/></text:p>
          </table:table-cell>
        </table:table-row>
        <table:table-row>
          <table:table-cell table:style-name="Tabella1.A2" office:value-type="string">
            <text:p text:style-name="P7">--enable-webui-taskmanager <text:a xlink:type="simple" xlink:href="http://peter.sh/experiments/chromium-command-line-switches/#enable-webui-taskmanager"><text:span text:style-name="T4">⊗</text:span></text:a></text:p>
          </table:table-cell>
          <table:table-cell table:style-name="Tabella1.A2" office:value-type="string">
            <text:p text:style-name="P7">Enable WebUI TaskManager.<text:bookmark text:name="enabled"/></text:p>
          </table:table-cell>
        </table:table-row>
        <table:table-row>
          <table:table-cell table:style-name="Tabella1.A1" office:value-type="string">
            <text:p text:style-name="P7">--enabled <text:a xlink:type="simple" xlink:href="http://peter.sh/experiments/chromium-command-line-switches/#enabled"><text:span text:style-name="T4">⊗</text:span></text:a></text:p>
          </table:table-cell>
          <table:table-cell table:style-name="Tabella1.A1" office:value-type="string">
            <text:p text:style-name="P7">enabled: Both prerendering and prefetching.<text:bookmark text:name="experimental-spellchecker-features"/></text:p>
          </table:table-cell>
        </table:table-row>
        <table:table-row>
          <table:table-cell table:style-name="Tabella1.A2" office:value-type="string">
            <text:p text:style-name="P7">--experimental-spellchecker-features <text:a xlink:type="simple" xlink:href="http://peter.sh/experiments/chromium-command-line-switches/#experimental-spellchecker-features"><text:span text:style-name="T4">⊗</text:span></text:a></text:p>
          </table:table-cell>
          <table:table-cell table:style-name="Tabella1.A2" office:value-type="string">
            <text:p text:style-name="P7">Enables experimental features for Spellchecker. Right now, the first experimental feature is auto spell correct, which corrects words which are misppelled by typing the word with two consecutive letters swapped. The features that will be added next are: 1 - Allow multiple spellcheckers to work simultaneously. 2 - Allow automatic detection of spell check language. TODO(sidchat): Implement the above fetaures to work under this flag.<text:bookmark text:name="explicitly-allowed-ports"/></text:p>
          </table:table-cell>
        </table:table-row>
        <table:table-row>
          <table:table-cell table:style-name="Tabella1.A1" office:value-type="string">
            <text:p text:style-name="P7">--explicitly-allowed-ports <text:a xlink:type="simple" xlink:href="http://peter.sh/experiments/chromium-command-line-switches/#explicitly-allowed-ports"><text:span text:style-name="T4">⊗</text:span></text:a></text:p>
          </table:table-cell>
          <table:table-cell table:style-name="Tabella1.A1" office:value-type="string">
            <text:p text:style-name="P7">Explicitly allow additional ports using a comma separated list of port numbers.<text:bookmark text:name="expose-private-extension-api"/></text:p>
          </table:table-cell>
        </table:table-row>
        <table:table-row>
          <table:table-cell table:style-name="Tabella1.A2" office:value-type="string">
            <text:p text:style-name="P7">--expose-private-extension-api <text:a xlink:type="simple" xlink:href="http://peter.sh/experiments/chromium-command-line-switches/#condition-2"><text:span text:style-name="T6">[2]</text:span></text:a> <text:a xlink:type="simple" xlink:href="http://peter.sh/experiments/chromium-command-line-switches/#expose-private-extension-api"><text:span text:style-name="T4">⊗</text:span></text:a></text:p>
          </table:table-cell>
          <table:table-cell table:style-name="Tabella1.A2" office:value-type="string">
            <text:p text:style-name="P7">Debug only switch to give access to all private extension APIs to any non-component extension that is requesting it.<text:bookmark text:name="extensions-update-frequency"/></text:p>
          </table:table-cell>
        </table:table-row>
        <table:table-row>
          <table:table-cell table:style-name="Tabella1.A1" office:value-type="string">
            <text:p text:style-name="P7">--extensions-update-frequency <text:a xlink:type="simple" xlink:href="http://peter.sh/experiments/chromium-command-line-switches/#extensions-update-frequency"><text:span text:style-name="T4">⊗</text:span></text:a></text:p>
          </table:table-cell>
          <table:table-cell table:style-name="Tabella1.A1" office:value-type="string">
            <text:p text:style-name="P7">Frequency in seconds for Extensions auto-update.<text:bookmark text:name="feedback-server"/></text:p>
          </table:table-cell>
        </table:table-row>
        <table:table-row>
          <table:table-cell table:style-name="Tabella1.A2" office:value-type="string">
            <text:p text:style-name="P7">--feedback-server <text:a xlink:type="simple" xlink:href="http://peter.sh/experiments/chromium-command-line-switches/#feedback-server"><text:span text:style-name="T4">⊗</text:span></text:a></text:p>
          </table:table-cell>
          <table:table-cell table:style-name="Tabella1.A2" office:value-type="string">
            <text:p text:style-name="P7">Alternative feedback server to use when submitting user feedback<text:bookmark text:name="file-descriptor-limit"/></text:p>
          </table:table-cell>
        </table:table-row>
        <table:table-row>
          <table:table-cell table:style-name="Tabella1.A1" office:value-type="string">
            <text:p text:style-name="P7">--file-descriptor-limit <text:a xlink:type="simple" xlink:href="http://peter.sh/experiments/chromium-command-line-switches/#file-descriptor-limit"><text:span text:style-name="T4">⊗</text:span></text:a></text:p>
          </table:table-cell>
          <table:table-cell table:style-name="Tabella1.A1" office:value-type="string">
            <text:p text:style-name="P7">The file descriptor limit is set to the value of this switch, subject to the OS hard limits. Useful for testing that file descriptor exhaustion is handled gracefully.<text:bookmark text:name="first-run"/></text:p>
          </table:table-cell>
        </table:table-row>
        <table:table-row>
          <table:table-cell table:style-name="Tabella1.A2" office:value-type="string">
            <text:p text:style-name="P7">--first-run <text:a xlink:type="simple" xlink:href="http://peter.sh/experiments/chromium-command-line-switches/#first-run"><text:span text:style-name="T4">⊗</text:span></text:a></text:p>
          </table:table-cell>
          <table:table-cell table:style-name="Tabella1.A2" office:value-type="string">
            <text:p text:style-name="P7">Display the First Run experience when the browser is started, regardless of whether or not it's actually the first run.<text:bookmark text:name="flag-switches-begin"/></text:p>
          </table:table-cell>
        </table:table-row>
        <table:table-row>
          <table:table-cell table:style-name="Tabella1.A1" office:value-type="string">
            <text:p text:style-name="P7">--flag-switches-begin <text:a xlink:type="simple" xlink:href="http://peter.sh/experiments/chromium-command-line-switches/#flag-switches-begin"><text:span text:style-name="T4">⊗</text:span></text:a></text:p>
          </table:table-cell>
          <table:table-cell table:style-name="Tabella1.A1" office:value-type="string">
            <text:p text:style-name="P7">These two flags are added around the switches about:flags adds to the command line. This is useful to see which switches were added by about:flags on about:version. They don't have any effect.<text:bookmark text:name="flag-switches-end"/></text:p>
          </table:table-cell>
        </table:table-row>
        <table:table-row>
          <table:table-cell table:style-name="Tabella1.A2" office:value-type="string">
            <text:p text:style-name="P7">--flag-switches-end <text:a xlink:type="simple" xlink:href="http://peter.sh/experiments/chromium-command-line-switches/#flag-switches-end"><text:span text:style-name="T4">⊗</text:span></text:a></text:p>
          </table:table-cell>
          <table:table-cell table:style-name="Tabella1.A2" office:value-type="string">
            <text:p text:style-name="P8">No description<text:bookmark text:name="focus-existing-tab-on-open"/></text:p>
          </table:table-cell>
        </table:table-row>
        <text:soft-page-break/>
        <table:table-row>
          <table:table-cell table:style-name="Tabella1.A1" office:value-type="string">
            <text:p text:style-name="P7">--focus-existing-tab-on-open <text:a xlink:type="simple" xlink:href="http://peter.sh/experiments/chromium-command-line-switches/#focus-existing-tab-on-open"><text:span text:style-name="T4">⊗</text:span></text:a></text:p>
          </table:table-cell>
          <table:table-cell table:style-name="Tabella1.A1" office:value-type="string">
            <text:p text:style-name="P7">If true opening a url from the omnibox attepts to focus an existing tab.<text:bookmark text:name="force-apps-promo-visible"/></text:p>
          </table:table-cell>
        </table:table-row>
        <table:table-row>
          <table:table-cell table:style-name="Tabella1.A2" office:value-type="string">
            <text:p text:style-name="P7">--force-apps-promo-visible <text:a xlink:type="simple" xlink:href="http://peter.sh/experiments/chromium-command-line-switches/#force-apps-promo-visible"><text:span text:style-name="T4">⊗</text:span></text:a></text:p>
          </table:table-cell>
          <table:table-cell table:style-name="Tabella1.A2" office:value-type="string">
            <text:p text:style-name="P7">Forces the apps/webstore promo to be shown, independent of whether it has timed out, etc. Useful for testing.<text:bookmark text:name="force-compositing-mode"/></text:p>
          </table:table-cell>
        </table:table-row>
        <table:table-row>
          <table:table-cell table:style-name="Tabella1.A1" office:value-type="string">
            <text:p text:style-name="P7">--force-compositing-mode <text:a xlink:type="simple" xlink:href="http://peter.sh/experiments/chromium-command-line-switches/#force-compositing-mode"><text:span text:style-name="T4">⊗</text:span></text:a></text:p>
          </table:table-cell>
          <table:table-cell table:style-name="Tabella1.A1" office:value-type="string">
            <text:p text:style-name="P7">If accelerated compositing is supported, always enter compositing mode for the base layer even when compositing is not strictly required.<text:bookmark text:name="force-stub-libcros"/></text:p>
          </table:table-cell>
        </table:table-row>
        <table:table-row>
          <table:table-cell table:style-name="Tabella1.A2" office:value-type="string">
            <text:p text:style-name="P7">--force-stub-libcros <text:a xlink:type="simple" xlink:href="http://peter.sh/experiments/chromium-command-line-switches/#condition-1"><text:span text:style-name="T6">[1]</text:span></text:a> <text:a xlink:type="simple" xlink:href="http://peter.sh/experiments/chromium-command-line-switches/#force-stub-libcros"><text:span text:style-name="T4">⊗</text:span></text:a></text:p>
          </table:table-cell>
          <table:table-cell table:style-name="Tabella1.A2" office:value-type="string">
            <text:p text:style-name="P7">Forces usage of libcros stub implementation. For testing purposes, this switch separates chrome code from the rest of ChromeOS.<text:bookmark text:name="gaia-host"/></text:p>
          </table:table-cell>
        </table:table-row>
        <table:table-row>
          <table:table-cell table:style-name="Tabella1.A1" office:value-type="string">
            <text:p text:style-name="P7">--gaia-host <text:a xlink:type="simple" xlink:href="http://peter.sh/experiments/chromium-command-line-switches/#gaia-host"><text:span text:style-name="T4">⊗</text:span></text:a></text:p>
          </table:table-cell>
          <table:table-cell table:style-name="Tabella1.A1" office:value-type="string">
            <text:p text:style-name="P7">Specify the backend server used for gaia authentications, like sync or policies for example. The https:// prefix and the trailing slash should be omitted. The default value is "www.google.com".<text:bookmark text:name="gssapi-library-name"/></text:p>
          </table:table-cell>
        </table:table-row>
        <table:table-row>
          <table:table-cell table:style-name="Tabella1.A2" office:value-type="string">
            <text:p text:style-name="P7">--gssapi-library-name <text:a xlink:type="simple" xlink:href="http://peter.sh/experiments/chromium-command-line-switches/#gssapi-library-name"><text:span text:style-name="T4">⊗</text:span></text:a></text:p>
          </table:table-cell>
          <table:table-cell table:style-name="Tabella1.A2" office:value-type="string">
            <text:p text:style-name="P7">Specifies a custom name for the GSSAPI library to load.<text:bookmark text:name="h"/></text:p>
          </table:table-cell>
        </table:table-row>
        <table:table-row>
          <table:table-cell table:style-name="Tabella1.A1" office:value-type="string">
            <text:p text:style-name="P7">--h <text:a xlink:type="simple" xlink:href="http://peter.sh/experiments/chromium-command-line-switches/#h"><text:span text:style-name="T4">⊗</text:span></text:a></text:p>
          </table:table-cell>
          <table:table-cell table:style-name="Tabella1.A1" office:value-type="string">
            <text:p text:style-name="P8">No description<text:bookmark text:name="help"/></text:p>
          </table:table-cell>
        </table:table-row>
        <table:table-row>
          <table:table-cell table:style-name="Tabella1.A2" office:value-type="string">
            <text:p text:style-name="P7">--help <text:a xlink:type="simple" xlink:href="http://peter.sh/experiments/chromium-command-line-switches/#help"><text:span text:style-name="T4">⊗</text:span></text:a></text:p>
          </table:table-cell>
          <table:table-cell table:style-name="Tabella1.A2" office:value-type="string">
            <text:p text:style-name="P7">These flags show the man page on Linux. They are equivalent to each other.<text:bookmark text:name="hide-icons"/></text:p>
          </table:table-cell>
        </table:table-row>
        <table:table-row>
          <table:table-cell table:style-name="Tabella1.A1" office:value-type="string">
            <text:p text:style-name="P7">--hide-icons <text:a xlink:type="simple" xlink:href="http://peter.sh/experiments/chromium-command-line-switches/#hide-icons"><text:span text:style-name="T4">⊗</text:span></text:a></text:p>
          </table:table-cell>
          <table:table-cell table:style-name="Tabella1.A1" office:value-type="string">
            <text:p text:style-name="P7">Make Windows happy by allowing it to show "Enable access to this program" checkbox in Add/Remove Programs-&gt;Set Program Access and Defaults. This only shows an error box because the only way to hide Chrome is by uninstalling it.<text:bookmark text:name="homepage"/></text:p>
          </table:table-cell>
        </table:table-row>
        <table:table-row>
          <table:table-cell table:style-name="Tabella1.A2" office:value-type="string">
            <text:p text:style-name="P7">--homepage <text:a xlink:type="simple" xlink:href="http://peter.sh/experiments/chromium-command-line-switches/#homepage"><text:span text:style-name="T4">⊗</text:span></text:a></text:p>
          </table:table-cell>
          <table:table-cell table:style-name="Tabella1.A2" office:value-type="string">
            <text:p text:style-name="P7">The value of this switch specifies which page will be displayed in newly-opened tabs. We need this for testing purposes so that the UI tests don't depend on what comes up for http://google.com.<text:bookmark text:name="host-resolver-parallelism"/></text:p>
          </table:table-cell>
        </table:table-row>
        <table:table-row>
          <table:table-cell table:style-name="Tabella1.A1" office:value-type="string">
            <text:p text:style-name="P7">--host-resolver-parallelism <text:a xlink:type="simple" xlink:href="http://peter.sh/experiments/chromium-command-line-switches/#host-resolver-parallelism"><text:span text:style-name="T4">⊗</text:span></text:a></text:p>
          </table:table-cell>
          <table:table-cell table:style-name="Tabella1.A1" office:value-type="string">
            <text:p text:style-name="P7">The maximum number of concurrent host resolve requests (i.e. DNS) to allow (not counting backup attempts which would also consume threads). --host-resolver-retry-attempts must be set to zero for this to be exact.<text:bookmark text:name="host-resolver-retry-attempts"/></text:p>
          </table:table-cell>
        </table:table-row>
        <table:table-row>
          <table:table-cell table:style-name="Tabella1.A2" office:value-type="string">
            <text:p text:style-name="P7">--host-resolver-retry-attempts <text:a xlink:type="simple" xlink:href="http://peter.sh/experiments/chromium-command-line-switches/#host-resolver-retry-attempts"><text:span text:style-name="T4">⊗</text:span></text:a></text:p>
          </table:table-cell>
          <table:table-cell table:style-name="Tabella1.A2" office:value-type="string">
            <text:p text:style-name="P7">The maximum number of retry attempts to resolve the host. Set this to zero to disable host resolver retry attempts.<text:bookmark text:name="host-resolver-rules"/></text:p>
          </table:table-cell>
        </table:table-row>
        <table:table-row>
          <table:table-cell table:style-name="Tabella1.A1" office:value-type="string">
            <text:p text:style-name="P7">--host-resolver-rules <text:a xlink:type="simple" xlink:href="http://peter.sh/experiments/chromium-command-line-switches/#host-resolver-rules"><text:span text:style-name="T4">⊗</text:span></text:a></text:p>
          </table:table-cell>
          <table:table-cell table:style-name="Tabella1.A1" office:value-type="string">
            <text:p text:style-name="P7">These mappings only apply to the host resolver.<text:bookmark text:name="host-rules"/></text:p>
          </table:table-cell>
        </table:table-row>
        <table:table-row>
          <table:table-cell table:style-name="Tabella1.A2" office:value-type="string">
            <text:p text:style-name="P7">--host-rules <text:a xlink:type="simple" xlink:href="http://peter.sh/experiments/chromium-command-line-switches/#host-rules"><text:span text:style-name="T4">⊗</text:span></text:a></text:p>
          </table:table-cell>
          <table:table-cell table:style-name="Tabella1.A2" office:value-type="string">
            <text:p text:style-name="P7">Comma separated list of rules that control how hostnames are mapped. For example: "MAP * 127.0.0.1" --&gt; Forces all hostnames to be mapped to 127.0.0.1 "MAP *.google.com proxy" --&gt; Forces all google.com subdomains to be resolved to "proxy". "MAP test.com [::1]:77 --&gt; Forces "test.com" to resolve to IPv6 <text:soft-page-break/>loopback. Will also force the port of the resulting socket address to be 77. "MAP * baz, EXCLUDE www.google.com" --&gt; Remaps everything to "baz", except for "www.google.com". These mappings apply to the endpoint host in a net::URLRequest (the TCP connect and host resolver in a direct connection, and the CONNECT in an http proxy connection, and the endpoint host in a SOCKS proxy connection).<text:bookmark text:name="hsts-hosts"/></text:p>
          </table:table-cell>
        </table:table-row>
        <table:table-row>
          <table:table-cell table:style-name="Tabella1.A1" office:value-type="string">
            <text:p text:style-name="P7">--hsts-hosts <text:a xlink:type="simple" xlink:href="http://peter.sh/experiments/chromium-command-line-switches/#hsts-hosts"><text:span text:style-name="T4">⊗</text:span></text:a></text:p>
          </table:table-cell>
          <table:table-cell table:style-name="Tabella1.A1" office:value-type="string">
            <text:p text:style-name="P7">This switch will take the JSON-formatted HSTS specification and load it as if it were a preloaded HSTS entry. It will take precedence over both website-specified rules and built-in rules. The JSON format is the same as that persisted in &lt;profile_dir&gt;/Default/TransportSecurity<text:bookmark text:name="ignore-certificate-errors"/></text:p>
          </table:table-cell>
        </table:table-row>
        <table:table-row>
          <table:table-cell table:style-name="Tabella1.A2" office:value-type="string">
            <text:p text:style-name="P7">--ignore-certificate-errors <text:a xlink:type="simple" xlink:href="http://peter.sh/experiments/chromium-command-line-switches/#ignore-certificate-errors"><text:span text:style-name="T4">⊗</text:span></text:a></text:p>
          </table:table-cell>
          <table:table-cell table:style-name="Tabella1.A2" office:value-type="string">
            <text:p text:style-name="P7">Ignore certificate related errors.<text:bookmark text:name="import"/></text:p>
          </table:table-cell>
        </table:table-row>
        <table:table-row>
          <table:table-cell table:style-name="Tabella1.A1" office:value-type="string">
            <text:p text:style-name="P7">--import <text:a xlink:type="simple" xlink:href="http://peter.sh/experiments/chromium-command-line-switches/#import"><text:span text:style-name="T4">⊗</text:span></text:a></text:p>
          </table:table-cell>
          <table:table-cell table:style-name="Tabella1.A1" office:value-type="string">
            <text:p text:style-name="P7">Perform importing from another browser. The value associated with this setting encodes the target browser and what items to import.<text:bookmark text:name="import-from-file"/></text:p>
          </table:table-cell>
        </table:table-row>
        <table:table-row>
          <table:table-cell table:style-name="Tabella1.A2" office:value-type="string">
            <text:p text:style-name="P7">--import-from-file <text:a xlink:type="simple" xlink:href="http://peter.sh/experiments/chromium-command-line-switches/#import-from-file"><text:span text:style-name="T4">⊗</text:span></text:a></text:p>
          </table:table-cell>
          <table:table-cell table:style-name="Tabella1.A2" office:value-type="string">
            <text:p text:style-name="P7">Perform bookmark importing from an HTML file. The value associated with this setting encodes the file path. It may be used jointly with kImport.<text:bookmark text:name="incognito"/></text:p>
          </table:table-cell>
        </table:table-row>
        <table:table-row>
          <table:table-cell table:style-name="Tabella1.A1" office:value-type="string">
            <text:p text:style-name="P7">--incognito <text:a xlink:type="simple" xlink:href="http://peter.sh/experiments/chromium-command-line-switches/#incognito"><text:span text:style-name="T4">⊗</text:span></text:a></text:p>
          </table:table-cell>
          <table:table-cell table:style-name="Tabella1.A1" office:value-type="string">
            <text:p text:style-name="P7">Causes the browser to launch directly in incognito mode.<text:bookmark text:name="instant-url"/></text:p>
          </table:table-cell>
        </table:table-row>
        <table:table-row>
          <table:table-cell table:style-name="Tabella1.A2" office:value-type="string">
            <text:p text:style-name="P7">--instant-url <text:a xlink:type="simple" xlink:href="http://peter.sh/experiments/chromium-command-line-switches/#instant-url"><text:span text:style-name="T4">⊗</text:span></text:a></text:p>
          </table:table-cell>
          <table:table-cell table:style-name="Tabella1.A2" office:value-type="string">
            <text:p text:style-name="P7">URL to use for instant. If specified this overrides the url from the TemplateURL.<text:bookmark text:name="keep-alive-for-test"/></text:p>
          </table:table-cell>
        </table:table-row>
        <table:table-row>
          <table:table-cell table:style-name="Tabella1.A1" office:value-type="string">
            <text:p text:style-name="P7">--keep-alive-for-test <text:a xlink:type="simple" xlink:href="http://peter.sh/experiments/chromium-command-line-switches/#keep-alive-for-test"><text:span text:style-name="T4">⊗</text:span></text:a></text:p>
          </table:table-cell>
          <table:table-cell table:style-name="Tabella1.A1" office:value-type="string">
            <text:p text:style-name="P7">Used for testing - keeps browser alive after last browser window closes.<text:bookmark text:name="keep-mouse-cursor"/></text:p>
          </table:table-cell>
        </table:table-row>
        <table:table-row>
          <table:table-cell table:style-name="Tabella1.A2" office:value-type="string">
            <text:p text:style-name="P7">--keep-mouse-cursor <text:a xlink:type="simple" xlink:href="http://peter.sh/experiments/chromium-command-line-switches/#condition-9"><text:span text:style-name="T6">[9]</text:span></text:a> <text:a xlink:type="simple" xlink:href="http://peter.sh/experiments/chromium-command-line-switches/#keep-mouse-cursor"><text:span text:style-name="T4">⊗</text:span></text:a></text:p>
          </table:table-cell>
          <table:table-cell table:style-name="Tabella1.A2" office:value-type="string">
            <text:p text:style-name="P7">Debug only switch to prevent the mouse cursor from disappearing when touch is enabled<text:bookmark text:name="kiosk"/></text:p>
          </table:table-cell>
        </table:table-row>
        <table:table-row>
          <table:table-cell table:style-name="Tabella1.A1" office:value-type="string">
            <text:p text:style-name="P7">--kiosk <text:a xlink:type="simple" xlink:href="http://peter.sh/experiments/chromium-command-line-switches/#condition-10"><text:span text:style-name="T6">[10]</text:span></text:a> <text:a xlink:type="simple" xlink:href="http://peter.sh/experiments/chromium-command-line-switches/#kiosk"><text:span text:style-name="T4">⊗</text:span></text:a></text:p>
          </table:table-cell>
          <table:table-cell table:style-name="Tabella1.A1" office:value-type="string">
            <text:p text:style-name="P7">Enable Kiosk mode.<text:bookmark text:name="lang"/></text:p>
          </table:table-cell>
        </table:table-row>
        <table:table-row>
          <table:table-cell table:style-name="Tabella1.A2" office:value-type="string">
            <text:p text:style-name="P7">--lang <text:a xlink:type="simple" xlink:href="http://peter.sh/experiments/chromium-command-line-switches/#condition-1"><text:span text:style-name="T6">[1]</text:span></text:a> <text:a xlink:type="simple" xlink:href="http://peter.sh/experiments/chromium-command-line-switches/#lang"><text:span text:style-name="T4">⊗</text:span></text:a></text:p>
          </table:table-cell>
          <table:table-cell table:style-name="Tabella1.A2" office:value-type="string">
            <text:p text:style-name="P7">Use the given language for UI in the input method candidate window.<text:bookmark text:name="load-extension"/></text:p>
          </table:table-cell>
        </table:table-row>
        <table:table-row>
          <table:table-cell table:style-name="Tabella1.A1" office:value-type="string">
            <text:p text:style-name="P7">--load-extension <text:a xlink:type="simple" xlink:href="http://peter.sh/experiments/chromium-command-line-switches/#load-extension"><text:span text:style-name="T4">⊗</text:span></text:a></text:p>
          </table:table-cell>
          <table:table-cell table:style-name="Tabella1.A1" office:value-type="string">
            <text:p text:style-name="P7">Load an extension from the specified directory.<text:bookmark text:name="load-opencryptoki"/></text:p>
          </table:table-cell>
        </table:table-row>
        <table:table-row>
          <table:table-cell table:style-name="Tabella1.A2" office:value-type="string">
            <text:p text:style-name="P7">--load-opencryptoki <text:a xlink:type="simple" xlink:href="http://peter.sh/experiments/chromium-command-line-switches/#load-opencryptoki"><text:span text:style-name="T4">⊗</text:span></text:a></text:p>
          </table:table-cell>
          <table:table-cell table:style-name="Tabella1.A2" office:value-type="string">
            <text:p text:style-name="P7">Load the opencryptoki library into NSS at startup. This is only needed temporarily for developers who need to work on WiFi/VPN certificate code. TODO(gspencer): Remove this switch once cryptohomed work is finished: http://crosbug.com/12295 and http://crosbug.com/12304<text:bookmark text:name="log-net-log"/></text:p>
          </table:table-cell>
        </table:table-row>
        <table:table-row>
          <table:table-cell table:style-name="Tabella1.A1" office:value-type="string">
            <text:p text:style-name="P7">--log-net-log <text:a xlink:type="simple" xlink:href="http://peter.sh/experiments/chromium-command-line-switches/#log-net-log"><text:span text:style-name="T4">⊗</text:span></text:a></text:p>
          </table:table-cell>
          <table:table-cell table:style-name="Tabella1.A1" office:value-type="string">
            <text:p text:style-name="P7">Enable displaying net log events on the command line, or writing the events to a separate file if a file name is given.<text:bookmark text:name="login-manager"/></text:p>
          </table:table-cell>
        </table:table-row>
        <table:table-row>
          <table:table-cell table:style-name="Tabella1.A2" office:value-type="string">
            <text:p text:style-name="P7">--login-manager <text:a xlink:type="simple" xlink:href="http://peter.sh/experiments/chromium-command-line-switches/#condition-1"><text:span text:style-name="T6">[1]</text:span></text:a> <text:a xlink:type="simple" xlink:href="http://peter.sh/experiments/chromium-command-line-switches/#login-manager"><text:span text:style-name="T4">⊗</text:span></text:a></text:p>
          </table:table-cell>
          <table:table-cell table:style-name="Tabella1.A2" office:value-type="string">
            <text:p text:style-name="P7">Enable Chrome-as-a-login-manager behavior.<text:bookmark text:name="login-password"/></text:p>
          </table:table-cell>
        </table:table-row>
        <text:soft-page-break/>
        <table:table-row>
          <table:table-cell table:style-name="Tabella1.A1" office:value-type="string">
            <text:p text:style-name="P7">--login-password <text:a xlink:type="simple" xlink:href="http://peter.sh/experiments/chromium-command-line-switches/#condition-1"><text:span text:style-name="T6">[1]</text:span></text:a> <text:a xlink:type="simple" xlink:href="http://peter.sh/experiments/chromium-command-line-switches/#login-password"><text:span text:style-name="T4">⊗</text:span></text:a></text:p>
          </table:table-cell>
          <table:table-cell table:style-name="Tabella1.A1" office:value-type="string">
            <text:p text:style-name="P7">Specifies a password to be used to login (along with login-user).<text:bookmark text:name="login-profile"/></text:p>
          </table:table-cell>
        </table:table-row>
        <table:table-row>
          <table:table-cell table:style-name="Tabella1.A2" office:value-type="string">
            <text:p text:style-name="P7">--login-profile <text:a xlink:type="simple" xlink:href="http://peter.sh/experiments/chromium-command-line-switches/#condition-1"><text:span text:style-name="T6">[1]</text:span></text:a> <text:a xlink:type="simple" xlink:href="http://peter.sh/experiments/chromium-command-line-switches/#login-profile"><text:span text:style-name="T4">⊗</text:span></text:a></text:p>
          </table:table-cell>
          <table:table-cell table:style-name="Tabella1.A2" office:value-type="string">
            <text:p text:style-name="P7">Specifies the profile to use once a chromeos user is logged in.<text:bookmark text:name="login-screen"/></text:p>
          </table:table-cell>
        </table:table-row>
        <table:table-row>
          <table:table-cell table:style-name="Tabella1.A1" office:value-type="string">
            <text:p text:style-name="P7">--login-screen <text:a xlink:type="simple" xlink:href="http://peter.sh/experiments/chromium-command-line-switches/#condition-1"><text:span text:style-name="T6">[1]</text:span></text:a> <text:a xlink:type="simple" xlink:href="http://peter.sh/experiments/chromium-command-line-switches/#login-screen"><text:span text:style-name="T4">⊗</text:span></text:a></text:p>
          </table:table-cell>
          <table:table-cell table:style-name="Tabella1.A1" office:value-type="string">
            <text:p text:style-name="P7">Allows to override the first login screen. The value should be the name of the first login screen to show (see chrome/browser/chromeos/login/login_wizard_view.cc for actual names). Ignored if kLoginManager is not specified. TODO(avayvod): Remove when the switch is no longer needed for testing.<text:bookmark text:name="login-screen-size"/></text:p>
          </table:table-cell>
        </table:table-row>
        <table:table-row>
          <table:table-cell table:style-name="Tabella1.A2" office:value-type="string">
            <text:p text:style-name="P7">--login-screen-size <text:a xlink:type="simple" xlink:href="http://peter.sh/experiments/chromium-command-line-switches/#condition-1"><text:span text:style-name="T6">[1]</text:span></text:a> <text:a xlink:type="simple" xlink:href="http://peter.sh/experiments/chromium-command-line-switches/#login-screen-size"><text:span text:style-name="T4">⊗</text:span></text:a></text:p>
          </table:table-cell>
          <table:table-cell table:style-name="Tabella1.A2" office:value-type="string">
            <text:p text:style-name="P7">Allows control over the initial login screen size. Pass width,height.<text:bookmark text:name="login-user"/></text:p>
          </table:table-cell>
        </table:table-row>
        <table:table-row>
          <table:table-cell table:style-name="Tabella1.A1" office:value-type="string">
            <text:p text:style-name="P7">--login-user <text:a xlink:type="simple" xlink:href="http://peter.sh/experiments/chromium-command-line-switches/#condition-1"><text:span text:style-name="T6">[1]</text:span></text:a> <text:a xlink:type="simple" xlink:href="http://peter.sh/experiments/chromium-command-line-switches/#login-user"><text:span text:style-name="T4">⊗</text:span></text:a></text:p>
          </table:table-cell>
          <table:table-cell table:style-name="Tabella1.A1" office:value-type="string">
            <text:p text:style-name="P7">Specifies the user which is already logged in.<text:bookmark text:name="login-user-with-new-password"/></text:p>
          </table:table-cell>
        </table:table-row>
        <table:table-row>
          <table:table-cell table:style-name="Tabella1.A2" office:value-type="string">
            <text:p text:style-name="P7">--login-user-with-new-password <text:a xlink:type="simple" xlink:href="http://peter.sh/experiments/chromium-command-line-switches/#condition-1"><text:span text:style-name="T6">[1]</text:span></text:a> <text:a xlink:type="simple" xlink:href="http://peter.sh/experiments/chromium-command-line-switches/#login-user-with-new-password"><text:span text:style-name="T4">⊗</text:span></text:a></text:p>
          </table:table-cell>
          <table:table-cell table:style-name="Tabella1.A2" office:value-type="string">
            <text:p text:style-name="P7">Allows to emulate situation when user logins with new password.<text:bookmark text:name="make-default-browser"/></text:p>
          </table:table-cell>
        </table:table-row>
        <table:table-row>
          <table:table-cell table:style-name="Tabella1.A1" office:value-type="string">
            <text:p text:style-name="P7">--make-default-browser <text:a xlink:type="simple" xlink:href="http://peter.sh/experiments/chromium-command-line-switches/#make-default-browser"><text:span text:style-name="T4">⊗</text:span></text:a></text:p>
          </table:table-cell>
          <table:table-cell table:style-name="Tabella1.A1" office:value-type="string">
            <text:p text:style-name="P7">Make Chrome default browser<text:bookmark text:name="max-spdy-concurrent-streams"/></text:p>
          </table:table-cell>
        </table:table-row>
        <table:table-row>
          <table:table-cell table:style-name="Tabella1.A2" office:value-type="string">
            <text:p text:style-name="P7">--max-spdy-concurrent-streams <text:a xlink:type="simple" xlink:href="http://peter.sh/experiments/chromium-command-line-switches/#max-spdy-concurrent-streams"><text:span text:style-name="T4">⊗</text:span></text:a></text:p>
          </table:table-cell>
          <table:table-cell table:style-name="Tabella1.A2" office:value-type="string">
            <text:p text:style-name="P7">Set the maximum concurrent streams over a SPDY session.<text:bookmark text:name="max-spdy-sessions-per-domain"/></text:p>
          </table:table-cell>
        </table:table-row>
        <table:table-row>
          <table:table-cell table:style-name="Tabella1.A1" office:value-type="string">
            <text:p text:style-name="P7">--max-spdy-sessions-per-domain <text:a xlink:type="simple" xlink:href="http://peter.sh/experiments/chromium-command-line-switches/#max-spdy-sessions-per-domain"><text:span text:style-name="T4">⊗</text:span></text:a></text:p>
          </table:table-cell>
          <table:table-cell table:style-name="Tabella1.A1" office:value-type="string">
            <text:p text:style-name="P7">Set the maximum SPDY sessions per domain.<text:bookmark text:name="media-cache-size"/></text:p>
          </table:table-cell>
        </table:table-row>
        <table:table-row>
          <table:table-cell table:style-name="Tabella1.A2" office:value-type="string">
            <text:p text:style-name="P7">--media-cache-size <text:a xlink:type="simple" xlink:href="http://peter.sh/experiments/chromium-command-line-switches/#media-cache-size"><text:span text:style-name="T4">⊗</text:span></text:a></text:p>
          </table:table-cell>
          <table:table-cell table:style-name="Tabella1.A2" office:value-type="string">
            <text:p text:style-name="P7">Forces the maximum disk space to be used by the media cache, in bytes.<text:bookmark text:name="memory-profile"/></text:p>
          </table:table-cell>
        </table:table-row>
        <table:table-row>
          <table:table-cell table:style-name="Tabella1.A1" office:value-type="string">
            <text:p text:style-name="P7">--memory-profile <text:a xlink:type="simple" xlink:href="http://peter.sh/experiments/chromium-command-line-switches/#memory-profile"><text:span text:style-name="T4">⊗</text:span></text:a></text:p>
          </table:table-cell>
          <table:table-cell table:style-name="Tabella1.A1" office:value-type="string">
            <text:p text:style-name="P7">Enable dynamic loading of the Memory Profiler DLL, which will trace all memory allocations during the run.<text:bookmark text:name="message-loop-histogrammer"/></text:p>
          </table:table-cell>
        </table:table-row>
        <table:table-row>
          <table:table-cell table:style-name="Tabella1.A2" office:value-type="string">
            <text:p text:style-name="P7">--message-loop-histogrammer <text:a xlink:type="simple" xlink:href="http://peter.sh/experiments/chromium-command-line-switches/#message-loop-histogrammer"><text:span text:style-name="T4">⊗</text:span></text:a></text:p>
          </table:table-cell>
          <table:table-cell table:style-name="Tabella1.A2" office:value-type="string">
            <text:p text:style-name="P7">Enable histograming of tasks served by MessageLoop. See about:histograms/Loop for results, which show frequency of messages on each thread, including APC count, object signalling count, etc.<text:bookmark text:name="metrics-recording-only"/></text:p>
          </table:table-cell>
        </table:table-row>
        <table:table-row>
          <table:table-cell table:style-name="Tabella1.A1" office:value-type="string">
            <text:p text:style-name="P7">--metrics-recording-only <text:a xlink:type="simple" xlink:href="http://peter.sh/experiments/chromium-command-line-switches/#metrics-recording-only"><text:span text:style-name="T4">⊗</text:span></text:a></text:p>
          </table:table-cell>
          <table:table-cell table:style-name="Tabella1.A1" office:value-type="string">
            <text:p text:style-name="P7">Enables the recording of metrics reports but disables reporting. In contrast to kDisableMetrics, this executes all the code that a normal client would use for reporting, except the report is dropped rather than sent to the server. This is useful for finding issues in the metrics code during UI and performance tests.<text:bookmark text:name="min-clearsitedata-flash-version"/></text:p>
          </table:table-cell>
        </table:table-row>
        <table:table-row>
          <table:table-cell table:style-name="Tabella1.A2" office:value-type="string">
            <text:p text:style-name="P7">--min-clearsitedata-flash-version <text:a xlink:type="simple" xlink:href="http://peter.sh/experiments/chromium-command-line-switches/#min-clearsitedata-flash-version"><text:span text:style-name="T4">⊗</text:span></text:a></text:p>
          </table:table-cell>
          <table:table-cell table:style-name="Tabella1.A2" office:value-type="string">
            <text:p text:style-name="P7">The minimum version of Flash that implements the NPP_ClearSiteData API.<text:bookmark text:name="multi-profiles"/></text:p>
          </table:table-cell>
        </table:table-row>
        <table:table-row>
          <table:table-cell table:style-name="Tabella1.A1" office:value-type="string">
            <text:p text:style-name="P7">--multi-profiles <text:a xlink:type="simple" xlink:href="http://peter.sh/experiments/chromium-command-line-switches/#multi-profiles"><text:span text:style-name="T4">⊗</text:span></text:a></text:p>
          </table:table-cell>
          <table:table-cell table:style-name="Tabella1.A1" office:value-type="string">
            <text:p text:style-name="P7">Enables multiprofile Chrome.<text:bookmark text:name="nacl-debug-ip"/></text:p>
          </table:table-cell>
        </table:table-row>
        <table:table-row>
          <table:table-cell table:style-name="Tabella1.A2" office:value-type="string">
            <text:p text:style-name="P7">--nacl-debug-ip <text:a xlink:type="simple" xlink:href="http://peter.sh/experiments/chromium-command-line-switches/#nacl-debug-ip"><text:span text:style-name="T4">⊗</text:span></text:a></text:p>
          </table:table-cell>
          <table:table-cell table:style-name="Tabella1.A2" office:value-type="string">
            <text:p text:style-name="P7">Sets the default IP address (interface) for the stub (normally 127.0.0.1).<text:bookmark text:name="nacl-debug-ports"/></text:p>
          </table:table-cell>
        </table:table-row>
        <table:table-row>
          <table:table-cell table:style-name="Tabella1.A1" office:value-type="string">
            <text:p text:style-name="P7">--nacl-debug-ports <text:a xlink:type="simple" xlink:href="http://peter.sh/experiments/chromium-command-line-switches/#nacl-debug-ports"><text:span text:style-name="T4">⊗</text:span></text:a></text:p>
          </table:table-cell>
          <table:table-cell table:style-name="Tabella1.A1" office:value-type="string">
            <text:p text:style-name="P7">Sets the default port range for debugging.<text:bookmark text:name="nacl-loader-cmd-prefix"/></text:p>
          </table:table-cell>
        </table:table-row>
        <table:table-row>
          <table:table-cell table:style-name="Tabella1.A2" office:value-type="string">
            <text:p text:style-name="P7">--nacl-loader-cmd-prefix <text:a xlink:type="simple" xlink:href="http://peter.sh/experiments/chromium-command-line-switches/#nacl-loader-cmd-prefix"><text:span text:style-name="T4">⊗</text:span></text:a></text:p>
          </table:table-cell>
          <table:table-cell table:style-name="Tabella1.A2" office:value-type="string">
            <text:p text:style-name="P7">On POSIX only: the contents of this flag are prepended to the nacl-loader command line. Useful values might be "valgrind" or "xterm -e <text:soft-page-break/>gdb --args".<text:bookmark text:name="nacl-startup-dialog"/></text:p>
          </table:table-cell>
        </table:table-row>
        <table:table-row>
          <table:table-cell table:style-name="Tabella1.A1" office:value-type="string">
            <text:p text:style-name="P7">--nacl-startup-dialog <text:a xlink:type="simple" xlink:href="http://peter.sh/experiments/chromium-command-line-switches/#nacl-startup-dialog"><text:span text:style-name="T4">⊗</text:span></text:a></text:p>
          </table:table-cell>
          <table:table-cell table:style-name="Tabella1.A1" office:value-type="string">
            <text:p text:style-name="P7">Causes the Native Client process to display a dialog on launch.<text:bookmark text:name="net-log-level"/></text:p>
          </table:table-cell>
        </table:table-row>
        <table:table-row>
          <table:table-cell table:style-name="Tabella1.A2" office:value-type="string">
            <text:p text:style-name="P7">--net-log-level <text:a xlink:type="simple" xlink:href="http://peter.sh/experiments/chromium-command-line-switches/#net-log-level"><text:span text:style-name="T4">⊗</text:span></text:a></text:p>
          </table:table-cell>
          <table:table-cell table:style-name="Tabella1.A2" office:value-type="string">
            <text:p text:style-name="P7">Sets the base logging level for the net log. Log 0 logs the most data. Intended primarily for use with --log-net-log.<text:bookmark text:name="new-tab-page-4"/></text:p>
          </table:table-cell>
        </table:table-row>
        <table:table-row>
          <table:table-cell table:style-name="Tabella1.A1" office:value-type="string">
            <text:p text:style-name="P7">--new-tab-page-4 <text:a xlink:type="simple" xlink:href="http://peter.sh/experiments/chromium-command-line-switches/#new-tab-page-4"><text:span text:style-name="T4">⊗</text:span></text:a></text:p>
          </table:table-cell>
          <table:table-cell table:style-name="Tabella1.A1" office:value-type="string">
            <text:p text:style-name="P7">Use the latest incarnation of the new tab page.<text:bookmark text:name="new-window"/></text:p>
          </table:table-cell>
        </table:table-row>
        <table:table-row>
          <table:table-cell table:style-name="Tabella1.A2" office:value-type="string">
            <text:p text:style-name="P7">--new-window <text:a xlink:type="simple" xlink:href="http://peter.sh/experiments/chromium-command-line-switches/#new-window"><text:span text:style-name="T4">⊗</text:span></text:a></text:p>
          </table:table-cell>
          <table:table-cell table:style-name="Tabella1.A2" office:value-type="string">
            <text:p text:style-name="P7">Launch URL in new browser window.<text:bookmark text:name="no-default-browser-check"/></text:p>
          </table:table-cell>
        </table:table-row>
        <table:table-row>
          <table:table-cell table:style-name="Tabella1.A1" office:value-type="string">
            <text:p text:style-name="P7">--no-default-browser-check <text:a xlink:type="simple" xlink:href="http://peter.sh/experiments/chromium-command-line-switches/#no-default-browser-check"><text:span text:style-name="T4">⊗</text:span></text:a></text:p>
          </table:table-cell>
          <table:table-cell table:style-name="Tabella1.A1" office:value-type="string">
            <text:p text:style-name="P7">Disables the default browser check. Useful for UI/browser tests where we want to avoid having the default browser info-bar displayed.<text:bookmark text:name="no-events"/></text:p>
          </table:table-cell>
        </table:table-row>
        <table:table-row>
          <table:table-cell table:style-name="Tabella1.A2" office:value-type="string">
            <text:p text:style-name="P7">--no-events <text:a xlink:type="simple" xlink:href="http://peter.sh/experiments/chromium-command-line-switches/#no-events"><text:span text:style-name="T4">⊗</text:span></text:a></text:p>
          </table:table-cell>
          <table:table-cell table:style-name="Tabella1.A2" office:value-type="string">
            <text:p text:style-name="P7">Don't record/playback events when using record &amp; playback.<text:bookmark text:name="no-experiments"/></text:p>
          </table:table-cell>
        </table:table-row>
        <table:table-row>
          <table:table-cell table:style-name="Tabella1.A1" office:value-type="string">
            <text:p text:style-name="P7">--no-experiments <text:a xlink:type="simple" xlink:href="http://peter.sh/experiments/chromium-command-line-switches/#no-experiments"><text:span text:style-name="T4">⊗</text:span></text:a></text:p>
          </table:table-cell>
          <table:table-cell table:style-name="Tabella1.A1" office:value-type="string">
            <text:p text:style-name="P7">Disables all experiments set on about:flags. Does not disable about:flags itself. Useful if an experiment makes chrome crash at startup: One can start chrome with --no-experiments, disable the problematic lab at about:flags and then restart chrome without this switch again.<text:bookmark text:name="no-first-run"/></text:p>
          </table:table-cell>
        </table:table-row>
        <table:table-row>
          <table:table-cell table:style-name="Tabella1.A2" office:value-type="string">
            <text:p text:style-name="P7">--no-first-run <text:a xlink:type="simple" xlink:href="http://peter.sh/experiments/chromium-command-line-switches/#no-first-run"><text:span text:style-name="T4">⊗</text:span></text:a></text:p>
          </table:table-cell>
          <table:table-cell table:style-name="Tabella1.A2" office:value-type="string">
            <text:p text:style-name="P7">whether or not it's actually the first run. Overrides kFirstRun in case you're for some reason tempted to pass them both.<text:bookmark text:name="no-pings"/></text:p>
          </table:table-cell>
        </table:table-row>
        <table:table-row>
          <table:table-cell table:style-name="Tabella1.A1" office:value-type="string">
            <text:p text:style-name="P7">--no-pings <text:a xlink:type="simple" xlink:href="http://peter.sh/experiments/chromium-command-line-switches/#no-pings"><text:span text:style-name="T4">⊗</text:span></text:a></text:p>
          </table:table-cell>
          <table:table-cell table:style-name="Tabella1.A1" office:value-type="string">
            <text:p text:style-name="P7">Don't send hyperlink auditing pings<text:bookmark text:name="no-process-singleton-dialog"/></text:p>
          </table:table-cell>
        </table:table-row>
        <table:table-row>
          <table:table-cell table:style-name="Tabella1.A2" office:value-type="string">
            <text:p text:style-name="P7">--no-process-singleton-dialog <text:a xlink:type="simple" xlink:href="http://peter.sh/experiments/chromium-command-line-switches/#condition-5"><text:span text:style-name="T6">[5]</text:span></text:a> <text:a xlink:type="simple" xlink:href="http://peter.sh/experiments/chromium-command-line-switches/#no-process-singleton-dialog"><text:span text:style-name="T4">⊗</text:span></text:a></text:p>
          </table:table-cell>
          <table:table-cell table:style-name="Tabella1.A2" office:value-type="string">
            <text:p text:style-name="P7">Bypass the error dialog when the profile lock couldn't be attained. This switch is used during automated testing.<text:bookmark text:name="no-proxy-server"/></text:p>
          </table:table-cell>
        </table:table-row>
        <table:table-row>
          <table:table-cell table:style-name="Tabella1.A1" office:value-type="string">
            <text:p text:style-name="P7">--no-proxy-server <text:a xlink:type="simple" xlink:href="http://peter.sh/experiments/chromium-command-line-switches/#no-proxy-server"><text:span text:style-name="T4">⊗</text:span></text:a></text:p>
          </table:table-cell>
          <table:table-cell table:style-name="Tabella1.A1" office:value-type="string">
            <text:p text:style-name="P7">Don't use a proxy server, always make direct connections. Overrides any other proxy server flags that are passed.<text:bookmark text:name="no-service-autorun"/></text:p>
          </table:table-cell>
        </table:table-row>
        <table:table-row>
          <table:table-cell table:style-name="Tabella1.A2" office:value-type="string">
            <text:p text:style-name="P7">--no-service-autorun <text:a xlink:type="simple" xlink:href="http://peter.sh/experiments/chromium-command-line-switches/#no-service-autorun"><text:span text:style-name="T4">⊗</text:span></text:a></text:p>
          </table:table-cell>
          <table:table-cell table:style-name="Tabella1.A2" office:value-type="string">
            <text:p text:style-name="P7">Disables the service process from adding itself as an autorun process. This does not delete existing autorun registrations, it just prevents the service from registering a new one.<text:bookmark text:name="no-startup-window"/></text:p>
          </table:table-cell>
        </table:table-row>
        <table:table-row>
          <table:table-cell table:style-name="Tabella1.A1" office:value-type="string">
            <text:p text:style-name="P7">--no-startup-window <text:a xlink:type="simple" xlink:href="http://peter.sh/experiments/chromium-command-line-switches/#no-startup-window"><text:span text:style-name="T4">⊗</text:span></text:a></text:p>
          </table:table-cell>
          <table:table-cell table:style-name="Tabella1.A1" office:value-type="string">
            <text:p text:style-name="P7">Does not automatically open a browser window on startup (used when launching Chrome for the purpose of hosting background apps).<text:bookmark text:name="notify-cp-token-expired"/></text:p>
          </table:table-cell>
        </table:table-row>
        <table:table-row>
          <table:table-cell table:style-name="Tabella1.A2" office:value-type="string">
            <text:p text:style-name="P7">--notify-cp-token-expired <text:a xlink:type="simple" xlink:href="http://peter.sh/experiments/chromium-command-line-switches/#notify-cp-token-expired"><text:span text:style-name="T4">⊗</text:span></text:a></text:p>
          </table:table-cell>
          <table:table-cell table:style-name="Tabella1.A2" office:value-type="string">
            <text:p text:style-name="P7">Show a desktop notification that the cloud print token has expired and that user needs to re-authenticate.<text:bookmark text:name="num-pac-threads"/></text:p>
          </table:table-cell>
        </table:table-row>
        <table:table-row>
          <table:table-cell table:style-name="Tabella1.A1" office:value-type="string">
            <text:p text:style-name="P7">--num-pac-threads <text:a xlink:type="simple" xlink:href="http://peter.sh/experiments/chromium-command-line-switches/#num-pac-threads"><text:span text:style-name="T4">⊗</text:span></text:a></text:p>
          </table:table-cell>
          <table:table-cell table:style-name="Tabella1.A1" office:value-type="string">
            <text:p text:style-name="P7">Specifies the maximum number of threads to use for running the Proxy Autoconfig (PAC) script.<text:bookmark text:name="organic"/></text:p>
          </table:table-cell>
        </table:table-row>
        <table:table-row>
          <table:table-cell table:style-name="Tabella1.A2" office:value-type="string">
            <text:p text:style-name="P7">--organic <text:a xlink:type="simple" xlink:href="http://peter.sh/experiments/chromium-command-line-switches/#organic"><text:span text:style-name="T4">⊗</text:span></text:a></text:p>
          </table:table-cell>
          <table:table-cell table:style-name="Tabella1.A2" office:value-type="string">
            <text:p text:style-name="P7">Simulate an organic Chrome install.<text:bookmark text:name="pack-extension"/></text:p>
          </table:table-cell>
        </table:table-row>
        <table:table-row>
          <table:table-cell table:style-name="Tabella1.A1" office:value-type="string">
            <text:p text:style-name="P7">--pack-extension <text:a xlink:type="simple" xlink:href="http://peter.sh/experiments/chromium-command-line-switches/#pack-extension"><text:span text:style-name="T4">⊗</text:span></text:a></text:p>
          </table:table-cell>
          <table:table-cell table:style-name="Tabella1.A1" office:value-type="string">
            <text:p text:style-name="P7">Package an extension to a .crx installable file from a given directory.<text:bookmark text:name="pack-extension-key"/></text:p>
          </table:table-cell>
        </table:table-row>
        <table:table-row>
          <table:table-cell table:style-name="Tabella1.A2" office:value-type="string">
            <text:p text:style-name="P7">--pack-extension-key <text:a xlink:type="simple" xlink:href="http://peter.sh/experiments/chromium-command-line-switches/#pack-extension-key"><text:span text:style-name="T4">⊗</text:span></text:a></text:p>
          </table:table-cell>
          <table:table-cell table:style-name="Tabella1.A2" office:value-type="string">
            <text:p text:style-name="P7">Optional PEM private key is to use in signing packaged .crx.<text:bookmark text:name="parallel-auth"/></text:p>
          </table:table-cell>
        </table:table-row>
        <text:soft-page-break/>
        <table:table-row>
          <table:table-cell table:style-name="Tabella1.A1" office:value-type="string">
            <text:p text:style-name="P7">--parallel-auth <text:a xlink:type="simple" xlink:href="http://peter.sh/experiments/chromium-command-line-switches/#condition-1"><text:span text:style-name="T6">[1]</text:span></text:a> <text:a xlink:type="simple" xlink:href="http://peter.sh/experiments/chromium-command-line-switches/#parallel-auth"><text:span text:style-name="T4">⊗</text:span></text:a></text:p>
          </table:table-cell>
          <table:table-cell table:style-name="Tabella1.A1" office:value-type="string">
            <text:p text:style-name="P7">Attempts to perform Chrome OS offline and online login in parallel.<text:bookmark text:name="parent-profile"/></text:p>
          </table:table-cell>
        </table:table-row>
        <table:table-row>
          <table:table-cell table:style-name="Tabella1.A2" office:value-type="string">
            <text:p text:style-name="P7">--parent-profile <text:a xlink:type="simple" xlink:href="http://peter.sh/experiments/chromium-command-line-switches/#parent-profile"><text:span text:style-name="T4">⊗</text:span></text:a></text:p>
          </table:table-cell>
          <table:table-cell table:style-name="Tabella1.A2" office:value-type="string">
            <text:p text:style-name="P7">Specifies the path to the user data folder for the parent profile.<text:bookmark text:name="password-store"/></text:p>
          </table:table-cell>
        </table:table-row>
        <table:table-row>
          <table:table-cell table:style-name="Tabella1.A1" office:value-type="string">
            <text:p text:style-name="P7">--password-store <text:a xlink:type="simple" xlink:href="http://peter.sh/experiments/chromium-command-line-switches/#condition-11"><text:span text:style-name="T6">[11]</text:span></text:a> <text:a xlink:type="simple" xlink:href="http://peter.sh/experiments/chromium-command-line-switches/#password-store"><text:span text:style-name="T4">⊗</text:span></text:a></text:p>
          </table:table-cell>
          <table:table-cell table:style-name="Tabella1.A1" office:value-type="string">
            <text:p text:style-name="P7">Specifies which password store to use (detect, default, gnome, kwallet).<text:bookmark text:name="ppapi-flash-in-process"/></text:p>
          </table:table-cell>
        </table:table-row>
        <table:table-row>
          <table:table-cell table:style-name="Tabella1.A2" office:value-type="string">
            <text:p text:style-name="P7">--ppapi-flash-in-process <text:a xlink:type="simple" xlink:href="http://peter.sh/experiments/chromium-command-line-switches/#ppapi-flash-in-process"><text:span text:style-name="T4">⊗</text:span></text:a></text:p>
          </table:table-cell>
          <table:table-cell table:style-name="Tabella1.A2" office:value-type="string">
            <text:p text:style-name="P7">Forces the PPAPI version of Flash (if it's being used) to run in the renderer process rather than in a separate plugin process.<text:bookmark text:name="prefetch_only"/></text:p>
          </table:table-cell>
        </table:table-row>
        <table:table-row>
          <table:table-cell table:style-name="Tabella1.A1" office:value-type="string">
            <text:p text:style-name="P7">--prefetch_only <text:a xlink:type="simple" xlink:href="http://peter.sh/experiments/chromium-command-line-switches/#prefetch_only"><text:span text:style-name="T4">⊗</text:span></text:a></text:p>
          </table:table-cell>
          <table:table-cell table:style-name="Tabella1.A1" office:value-type="string">
            <text:p text:style-name="P7">prefetch_only: No prerendering, but enable prefetching.<text:bookmark text:name="preload-instant-search"/></text:p>
          </table:table-cell>
        </table:table-row>
        <table:table-row>
          <table:table-cell table:style-name="Tabella1.A2" office:value-type="string">
            <text:p text:style-name="P7">--preload-instant-search <text:a xlink:type="simple" xlink:href="http://peter.sh/experiments/chromium-command-line-switches/#preload-instant-search"><text:span text:style-name="T4">⊗</text:span></text:a></text:p>
          </table:table-cell>
          <table:table-cell table:style-name="Tabella1.A2" office:value-type="string">
            <text:p text:style-name="P7">Aggressively preload the default search engine's Instant URL, so it's ready to receive queries. Only has an effect if Instant is turned on (via "Enable Instant for faster searching and browsing" in Preferences -&gt; Basics).<text:bookmark text:name="prerender"/></text:p>
          </table:table-cell>
        </table:table-row>
        <table:table-row>
          <table:table-cell table:style-name="Tabella1.A1" office:value-type="string">
            <text:p text:style-name="P7">--prerender <text:a xlink:type="simple" xlink:href="http://peter.sh/experiments/chromium-command-line-switches/#prerender"><text:span text:style-name="T4">⊗</text:span></text:a></text:p>
          </table:table-cell>
          <table:table-cell table:style-name="Tabella1.A1" office:value-type="string">
            <text:p text:style-name="P7">Controls speculative prerendering of pages, and content prefetching. Both are dispatched from &lt;link rel=prefetch href=...&gt; elements.<text:bookmark text:name="prerender-from-omnibox"/></text:p>
          </table:table-cell>
        </table:table-row>
        <table:table-row>
          <table:table-cell table:style-name="Tabella1.A2" office:value-type="string">
            <text:p text:style-name="P7">--prerender-from-omnibox <text:a xlink:type="simple" xlink:href="http://peter.sh/experiments/chromium-command-line-switches/#prerender-from-omnibox"><text:span text:style-name="T4">⊗</text:span></text:a></text:p>
          </table:table-cell>
          <table:table-cell table:style-name="Tabella1.A2" office:value-type="string">
            <text:p text:style-name="P7">Trigger prerendering of pages from suggestions in the omnibox. Only has an effect when Instant is either disabled or restricted to search, and when prerender is enabled.<text:bookmark text:name="print"/></text:p>
          </table:table-cell>
        </table:table-row>
        <table:table-row>
          <table:table-cell table:style-name="Tabella1.A1" office:value-type="string">
            <text:p text:style-name="P7">--print <text:a xlink:type="simple" xlink:href="http://peter.sh/experiments/chromium-command-line-switches/#print"><text:span text:style-name="T4">⊗</text:span></text:a></text:p>
          </table:table-cell>
          <table:table-cell table:style-name="Tabella1.A1" office:value-type="string">
            <text:p text:style-name="P7">Prints the pages on the screen.<text:bookmark text:name="product-version"/></text:p>
          </table:table-cell>
        </table:table-row>
        <table:table-row>
          <table:table-cell table:style-name="Tabella1.A2" office:value-type="string">
            <text:p text:style-name="P7">--product-version <text:a xlink:type="simple" xlink:href="http://peter.sh/experiments/chromium-command-line-switches/#product-version"><text:span text:style-name="T4">⊗</text:span></text:a></text:p>
          </table:table-cell>
          <table:table-cell table:style-name="Tabella1.A2" office:value-type="string">
            <text:p text:style-name="P7">Output the product version information and quit. Used as an internal api to detect the installed version of Chrome on Linux.<text:bookmark text:name="profiling-at-start"/></text:p>
          </table:table-cell>
        </table:table-row>
        <table:table-row>
          <table:table-cell table:style-name="Tabella1.A1" office:value-type="string">
            <text:p text:style-name="P7">--profiling-at-start <text:a xlink:type="simple" xlink:href="http://peter.sh/experiments/chromium-command-line-switches/#profiling-at-start"><text:span text:style-name="T4">⊗</text:span></text:a></text:p>
          </table:table-cell>
          <table:table-cell table:style-name="Tabella1.A1" office:value-type="string">
            <text:p text:style-name="P7">Starts the sampling based profiler for the browser process at startup. This will only work if chrome has been built with the gyp variable profiling=1. The output will go to the value of kProfilingFile.<text:bookmark text:name="profiling-file"/></text:p>
          </table:table-cell>
        </table:table-row>
        <table:table-row>
          <table:table-cell table:style-name="Tabella1.A2" office:value-type="string">
            <text:p text:style-name="P7">--profiling-file <text:a xlink:type="simple" xlink:href="http://peter.sh/experiments/chromium-command-line-switches/#profiling-file"><text:span text:style-name="T4">⊗</text:span></text:a></text:p>
          </table:table-cell>
          <table:table-cell table:style-name="Tabella1.A2" office:value-type="string">
            <text:p text:style-name="P7">Specifies a location for profiling output. This will only work if chrome has been built with the gyp variable profiling=1. {pid} if present will be replaced by the pid of the process. {count} if present will be incremented each time a profile is generated for this process. The default is chrome-profile-{pid}.<text:bookmark text:name="profiling-flush"/></text:p>
          </table:table-cell>
        </table:table-row>
        <table:table-row>
          <table:table-cell table:style-name="Tabella1.A1" office:value-type="string">
            <text:p text:style-name="P7">--profiling-flush <text:a xlink:type="simple" xlink:href="http://peter.sh/experiments/chromium-command-line-switches/#profiling-flush"><text:span text:style-name="T4">⊗</text:span></text:a></text:p>
          </table:table-cell>
          <table:table-cell table:style-name="Tabella1.A1" office:value-type="string">
            <text:p text:style-name="P7">Controls whether profile data is periodically flushed to a file. Normally the data gets written on exit but cases exist where chrome doesn't exit cleanly (especially when using single-process). A time in seconds can be specified.<text:bookmark text:name="proxy-auto-detect"/></text:p>
          </table:table-cell>
        </table:table-row>
        <table:table-row>
          <table:table-cell table:style-name="Tabella1.A2" office:value-type="string">
            <text:p text:style-name="P7">--proxy-auto-detect <text:a xlink:type="simple" xlink:href="http://peter.sh/experiments/chromium-command-line-switches/#proxy-auto-detect"><text:span text:style-name="T4">⊗</text:span></text:a></text:p>
          </table:table-cell>
          <table:table-cell table:style-name="Tabella1.A2" office:value-type="string">
            <text:p text:style-name="P7">Force proxy auto-detection.<text:bookmark text:name="proxy-bypass-list"/></text:p>
          </table:table-cell>
        </table:table-row>
        <table:table-row>
          <table:table-cell table:style-name="Tabella1.A1" office:value-type="string">
            <text:p text:style-name="P7">--proxy-bypass-list <text:a xlink:type="simple" xlink:href="http://peter.sh/experiments/chromium-command-line-switches/#proxy-bypass-list"><text:span text:style-name="T4">⊗</text:span></text:a></text:p>
          </table:table-cell>
          <table:table-cell table:style-name="Tabella1.A1" office:value-type="string">
            <text:p text:style-name="P7">Specify a list of hosts for whom we bypass proxy settings and use direct connections. Ignored if --proxy-auto-detect or --no-proxy-<text:soft-page-break/>server are also specified. This is a comma separated list of bypass rules. See: "net/proxy/proxy_bypass_rules.h" for the format of these rules.<text:bookmark text:name="proxy-pac-url"/></text:p>
          </table:table-cell>
        </table:table-row>
        <table:table-row>
          <table:table-cell table:style-name="Tabella1.A2" office:value-type="string">
            <text:p text:style-name="P7">--proxy-pac-url <text:a xlink:type="simple" xlink:href="http://peter.sh/experiments/chromium-command-line-switches/#proxy-pac-url"><text:span text:style-name="T4">⊗</text:span></text:a></text:p>
          </table:table-cell>
          <table:table-cell table:style-name="Tabella1.A2" office:value-type="string">
            <text:p text:style-name="P7">Use the pac script at the given URL<text:bookmark text:name="proxy-server"/></text:p>
          </table:table-cell>
        </table:table-row>
        <table:table-row>
          <table:table-cell table:style-name="Tabella1.A1" office:value-type="string">
            <text:p text:style-name="P7">--proxy-server <text:a xlink:type="simple" xlink:href="http://peter.sh/experiments/chromium-command-line-switches/#proxy-server"><text:span text:style-name="T4">⊗</text:span></text:a></text:p>
          </table:table-cell>
          <table:table-cell table:style-name="Tabella1.A1" office:value-type="string">
            <text:p text:style-name="P7">Use a specified proxy server, overrides system settings. This switch only affects HTTP and HTTPS requests.<text:bookmark text:name="purge-memory-button"/></text:p>
          </table:table-cell>
        </table:table-row>
        <table:table-row>
          <table:table-cell table:style-name="Tabella1.A2" office:value-type="string">
            <text:p text:style-name="P7">--purge-memory-button <text:a xlink:type="simple" xlink:href="http://peter.sh/experiments/chromium-command-line-switches/#purge-memory-button"><text:span text:style-name="T4">⊗</text:span></text:a></text:p>
          </table:table-cell>
          <table:table-cell table:style-name="Tabella1.A2" office:value-type="string">
            <text:p text:style-name="P7">Adds a "Purge memory" button to the Task Manager, which tries to dump as much memory as possible. This is mostly useful for testing how well the MemoryPurger functionality works. NOTE: This is only implemented for Views.<text:bookmark text:name="relauncher"/></text:p>
          </table:table-cell>
        </table:table-row>
        <table:table-row>
          <table:table-cell table:style-name="Tabella1.A1" office:value-type="string">
            <text:p text:style-name="P7">--relauncher <text:a xlink:type="simple" xlink:href="http://peter.sh/experiments/chromium-command-line-switches/#condition-6"><text:span text:style-name="T6">[6]</text:span></text:a> <text:a xlink:type="simple" xlink:href="http://peter.sh/experiments/chromium-command-line-switches/#relauncher"><text:span text:style-name="T4">⊗</text:span></text:a></text:p>
          </table:table-cell>
          <table:table-cell table:style-name="Tabella1.A1" office:value-type="string">
            <text:p text:style-name="P7">A process type (switches::kProcessType) that relaunches the browser. See chrome/browser/mac/relauncher.h.<text:bookmark text:name="reload-killed-tabs"/></text:p>
          </table:table-cell>
        </table:table-row>
        <table:table-row>
          <table:table-cell table:style-name="Tabella1.A2" office:value-type="string">
            <text:p text:style-name="P7">--reload-killed-tabs <text:a xlink:type="simple" xlink:href="http://peter.sh/experiments/chromium-command-line-switches/#reload-killed-tabs"><text:span text:style-name="T4">⊗</text:span></text:a></text:p>
          </table:table-cell>
          <table:table-cell table:style-name="Tabella1.A2" office:value-type="string">
            <text:p text:style-name="P7">Reload pages that have been killed when they are next focused by the user.<text:bookmark text:name="remote-debugging-port"/></text:p>
          </table:table-cell>
        </table:table-row>
        <table:table-row>
          <table:table-cell table:style-name="Tabella1.A1" office:value-type="string">
            <text:p text:style-name="P7">--remote-debugging-port <text:a xlink:type="simple" xlink:href="http://peter.sh/experiments/chromium-command-line-switches/#remote-debugging-port"><text:span text:style-name="T4">⊗</text:span></text:a></text:p>
          </table:table-cell>
          <table:table-cell table:style-name="Tabella1.A1" office:value-type="string">
            <text:p text:style-name="P7">Enable remote debug over HTTP on the specified port.<text:bookmark text:name="remote-shell-port"/></text:p>
          </table:table-cell>
        </table:table-row>
        <table:table-row>
          <table:table-cell table:style-name="Tabella1.A2" office:value-type="string">
            <text:p text:style-name="P7">--remote-shell-port <text:a xlink:type="simple" xlink:href="http://peter.sh/experiments/chromium-command-line-switches/#remote-shell-port"><text:span text:style-name="T4">⊗</text:span></text:a></text:p>
          </table:table-cell>
          <table:table-cell table:style-name="Tabella1.A2" office:value-type="string">
            <text:p text:style-name="P7">Enable remote debug / automation shell on the specified port.<text:bookmark text:name="restore-last-session"/></text:p>
          </table:table-cell>
        </table:table-row>
        <table:table-row>
          <table:table-cell table:style-name="Tabella1.A1" office:value-type="string">
            <text:p text:style-name="P7">--restore-last-session <text:a xlink:type="simple" xlink:href="http://peter.sh/experiments/chromium-command-line-switches/#restore-last-session"><text:span text:style-name="T4">⊗</text:span></text:a></text:p>
          </table:table-cell>
          <table:table-cell table:style-name="Tabella1.A1" office:value-type="string">
            <text:p text:style-name="P7">Indicates the last session should be restored on startup. This overrides the preferences value and is primarily intended for testing. The value of this switch is the number of tabs to wait until loaded before 'load completed' is sent to the ui_test.<text:bookmark text:name="restrict-instant-to-search"/></text:p>
          </table:table-cell>
        </table:table-row>
        <table:table-row>
          <table:table-cell table:style-name="Tabella1.A2" office:value-type="string">
            <text:p text:style-name="P7">--restrict-instant-to-search <text:a xlink:type="simple" xlink:href="http://peter.sh/experiments/chromium-command-line-switches/#restrict-instant-to-search"><text:span text:style-name="T4">⊗</text:span></text:a></text:p>
          </table:table-cell>
          <table:table-cell table:style-name="Tabella1.A2" office:value-type="string">
            <text:p text:style-name="P7">Restrict the automatic loading of web pages when typing in the omnibox to only search pages, and disable it for all other types (URLs, history pages, extensions, etc). Only has an effect if Instant is turned on (via "Enable Instant for faster searching and browsing" in Preferences -&gt; Basics).<text:bookmark text:name="safebrowsing-disable-auto-update"/></text:p>
          </table:table-cell>
        </table:table-row>
        <table:table-row>
          <table:table-cell table:style-name="Tabella1.A1" office:value-type="string">
            <text:p text:style-name="P7">--safebrowsing-disable-auto-update <text:a xlink:type="simple" xlink:href="http://peter.sh/experiments/chromium-command-line-switches/#safebrowsing-disable-auto-update"><text:span text:style-name="T4">⊗</text:span></text:a></text:p>
          </table:table-cell>
          <table:table-cell table:style-name="Tabella1.A1" office:value-type="string">
            <text:p text:style-name="P7">If present, safebrowsing only performs update when SafeBrowsingProtocolManager::ForceScheduleNextUpdate() is explicitly called. This is used for testing only.<text:bookmark text:name="safebrowsing-disable-download-protection"/></text:p>
          </table:table-cell>
        </table:table-row>
        <table:table-row>
          <table:table-cell table:style-name="Tabella1.A2" office:value-type="string">
            <text:p text:style-name="P7">--safebrowsing-disable-download-protection<text:a xlink:type="simple" xlink:href="http://peter.sh/experiments/chromium-command-line-switches/#safebrowsing-disable-download-protection"><text:span text:style-name="T4">⊗</text:span></text:a></text:p>
          </table:table-cell>
          <table:table-cell table:style-name="Tabella1.A2" office:value-type="string">
            <text:p text:style-name="P7">TODO(lzheng): Remove this flag once the feature works fine (http://crbug.com/74848). This flag disables safebrowsing feature that checks download url and download content's hash to make sure the content are not malicious.<text:bookmark text:name="safebrowsing-info-url-prefix"/></text:p>
          </table:table-cell>
        </table:table-row>
        <table:table-row>
          <table:table-cell table:style-name="Tabella1.A1" office:value-type="string">
            <text:p text:style-name="P7">--safebrowsing-info-url-prefix <text:a xlink:type="simple" xlink:href="http://peter.sh/experiments/chromium-command-line-switches/#safebrowsing-info-url-prefix"><text:span text:style-name="T4">⊗</text:span></text:a></text:p>
          </table:table-cell>
          <table:table-cell table:style-name="Tabella1.A1" office:value-type="string">
            <text:p text:style-name="P7">URL prefix used by safebrowsing to fetch hash, download data and report malware.<text:bookmark text:name="safebrowsing-mackey-url-prefix"/></text:p>
          </table:table-cell>
        </table:table-row>
        <text:soft-page-break/>
        <table:table-row>
          <table:table-cell table:style-name="Tabella1.A2" office:value-type="string">
            <text:p text:style-name="P7">--safebrowsing-mackey-url-prefix <text:a xlink:type="simple" xlink:href="http://peter.sh/experiments/chromium-command-line-switches/#safebrowsing-mackey-url-prefix"><text:span text:style-name="T4">⊗</text:span></text:a></text:p>
          </table:table-cell>
          <table:table-cell table:style-name="Tabella1.A2" office:value-type="string">
            <text:p text:style-name="P7">URL prefix used by safebrowsing to get MAC key.<text:bookmark text:name="screen-saver-url"/></text:p>
          </table:table-cell>
        </table:table-row>
        <table:table-row>
          <table:table-cell table:style-name="Tabella1.A1" office:value-type="string">
            <text:p text:style-name="P7">--screen-saver-url <text:a xlink:type="simple" xlink:href="http://peter.sh/experiments/chromium-command-line-switches/#condition-1"><text:span text:style-name="T6">[1]</text:span></text:a> <text:a xlink:type="simple" xlink:href="http://peter.sh/experiments/chromium-command-line-switches/#screen-saver-url"><text:span text:style-name="T4">⊗</text:span></text:a></text:p>
          </table:table-cell>
          <table:table-cell table:style-name="Tabella1.A1" office:value-type="string">
            <text:p text:style-name="P7">URL of the html page for Screen Saver.<text:bookmark text:name="scroll-pixels"/></text:p>
          </table:table-cell>
        </table:table-row>
        <table:table-row>
          <table:table-cell table:style-name="Tabella1.A2" office:value-type="string">
            <text:p text:style-name="P7">--scroll-pixels <text:a xlink:type="simple" xlink:href="http://peter.sh/experiments/chromium-command-line-switches/#condition-12"><text:span text:style-name="T6">[12]</text:span></text:a> <text:a xlink:type="simple" xlink:href="http://peter.sh/experiments/chromium-command-line-switches/#scroll-pixels"><text:span text:style-name="T4">⊗</text:span></text:a></text:p>
          </table:table-cell>
          <table:table-cell table:style-name="Tabella1.A2" office:value-type="string">
            <text:p text:style-name="P7">Specify the amount the trackpad should scroll by.<text:bookmark text:name="search-in-omnibox-hint"/></text:p>
          </table:table-cell>
        </table:table-row>
        <table:table-row>
          <table:table-cell table:style-name="Tabella1.A1" office:value-type="string">
            <text:p text:style-name="P7">--search-in-omnibox-hint <text:a xlink:type="simple" xlink:href="http://peter.sh/experiments/chromium-command-line-switches/#search-in-omnibox-hint"><text:span text:style-name="T4">⊗</text:span></text:a></text:p>
          </table:table-cell>
          <table:table-cell table:style-name="Tabella1.A1" office:value-type="string">
            <text:p text:style-name="P7">Enables the showing of an info-bar instructing user they can search directly from the omnibox.<text:bookmark text:name="service-account-lsid"/></text:p>
          </table:table-cell>
        </table:table-row>
        <table:table-row>
          <table:table-cell table:style-name="Tabella1.A2" office:value-type="string">
            <text:p text:style-name="P7">--service-account-lsid <text:a xlink:type="simple" xlink:href="http://peter.sh/experiments/chromium-command-line-switches/#service-account-lsid"><text:span text:style-name="T4">⊗</text:span></text:a></text:p>
          </table:table-cell>
          <table:table-cell table:style-name="Tabella1.A2" office:value-type="string">
            <text:p text:style-name="P7">The LSID of the account to use for the service process.<text:bookmark text:name="set-token"/></text:p>
          </table:table-cell>
        </table:table-row>
        <table:table-row>
          <table:table-cell table:style-name="Tabella1.A1" office:value-type="string">
            <text:p text:style-name="P7">--set-token <text:a xlink:type="simple" xlink:href="http://peter.sh/experiments/chromium-command-line-switches/#condition-2"><text:span text:style-name="T6">[2]</text:span></text:a> <text:a xlink:type="simple" xlink:href="http://peter.sh/experiments/chromium-command-line-switches/#set-token"><text:span text:style-name="T4">⊗</text:span></text:a></text:p>
          </table:table-cell>
          <table:table-cell table:style-name="Tabella1.A1" office:value-type="string">
            <text:p text:style-name="P7">Sets a token in the token service, for testing.<text:bookmark text:name="show-autofill-type-predictions"/></text:p>
          </table:table-cell>
        </table:table-row>
        <table:table-row>
          <table:table-cell table:style-name="Tabella1.A2" office:value-type="string">
            <text:p text:style-name="P7">--show-autofill-type-predictions <text:a xlink:type="simple" xlink:href="http://peter.sh/experiments/chromium-command-line-switches/#show-autofill-type-predictions"><text:span text:style-name="T4">⊗</text:span></text:a></text:p>
          </table:table-cell>
          <table:table-cell table:style-name="Tabella1.A2" office:value-type="string">
            <text:p text:style-name="P7">Annotate forms with Autofill field type predictions.<text:bookmark text:name="show-composited-layer-borders"/></text:p>
          </table:table-cell>
        </table:table-row>
        <table:table-row>
          <table:table-cell table:style-name="Tabella1.A1" office:value-type="string">
            <text:p text:style-name="P7">--show-composited-layer-borders <text:a xlink:type="simple" xlink:href="http://peter.sh/experiments/chromium-command-line-switches/#show-composited-layer-borders"><text:span text:style-name="T4">⊗</text:span></text:a></text:p>
          </table:table-cell>
          <table:table-cell table:style-name="Tabella1.A1" office:value-type="string">
            <text:p text:style-name="P7">Renders a border around composited Render Layers to help debug and study layer compositing.<text:bookmark text:name="show-composited-layer-tree"/></text:p>
          </table:table-cell>
        </table:table-row>
        <table:table-row>
          <table:table-cell table:style-name="Tabella1.A2" office:value-type="string">
            <text:p text:style-name="P7">--show-composited-layer-tree <text:a xlink:type="simple" xlink:href="http://peter.sh/experiments/chromium-command-line-switches/#show-composited-layer-tree"><text:span text:style-name="T4">⊗</text:span></text:a></text:p>
          </table:table-cell>
          <table:table-cell table:style-name="Tabella1.A2" office:value-type="string">
            <text:p text:style-name="P7">Draws a textual dump of the compositor layer tree to help debug and study layer compositing.<text:bookmark text:name="show-fps-counter"/></text:p>
          </table:table-cell>
        </table:table-row>
        <table:table-row>
          <table:table-cell table:style-name="Tabella1.A1" office:value-type="string">
            <text:p text:style-name="P7">--show-fps-counter <text:a xlink:type="simple" xlink:href="http://peter.sh/experiments/chromium-command-line-switches/#show-fps-counter"><text:span text:style-name="T4">⊗</text:span></text:a></text:p>
          </table:table-cell>
          <table:table-cell table:style-name="Tabella1.A1" office:value-type="string">
            <text:p text:style-name="P7">Draws a FPS indicator<text:bookmark text:name="show-icons"/></text:p>
          </table:table-cell>
        </table:table-row>
        <table:table-row>
          <table:table-cell table:style-name="Tabella1.A2" office:value-type="string">
            <text:p text:style-name="P7">--show-icons <text:a xlink:type="simple" xlink:href="http://peter.sh/experiments/chromium-command-line-switches/#show-icons"><text:span text:style-name="T4">⊗</text:span></text:a></text:p>
          </table:table-cell>
          <table:table-cell table:style-name="Tabella1.A2" office:value-type="string">
            <text:p text:style-name="P7">See kHideIcons.<text:bookmark text:name="silent-dump-on-dcheck"/></text:p>
          </table:table-cell>
        </table:table-row>
        <table:table-row>
          <table:table-cell table:style-name="Tabella1.A1" office:value-type="string">
            <text:p text:style-name="P7">--silent-dump-on-dcheck <text:a xlink:type="simple" xlink:href="http://peter.sh/experiments/chromium-command-line-switches/#silent-dump-on-dcheck"><text:span text:style-name="T4">⊗</text:span></text:a></text:p>
          </table:table-cell>
          <table:table-cell table:style-name="Tabella1.A1" office:value-type="string">
            <text:p text:style-name="P7">Change the DCHECKS to dump memory and continue instead of displaying error dialog. This is valid only in Release mode when --enable-dcheck is specified.<text:bookmark text:name="start-maximized"/></text:p>
          </table:table-cell>
        </table:table-row>
        <table:table-row>
          <table:table-cell table:style-name="Tabella1.A2" office:value-type="string">
            <text:p text:style-name="P7">--start-maximized <text:a xlink:type="simple" xlink:href="http://peter.sh/experiments/chromium-command-line-switches/#start-maximized"><text:span text:style-name="T4">⊗</text:span></text:a></text:p>
          </table:table-cell>
          <table:table-cell table:style-name="Tabella1.A2" office:value-type="string">
            <text:p text:style-name="P7">Start the browser maximized, regardless of any previous settings.<text:bookmark text:name="stub-cros"/></text:p>
          </table:table-cell>
        </table:table-row>
        <table:table-row>
          <table:table-cell table:style-name="Tabella1.A1" office:value-type="string">
            <text:p text:style-name="P7">--stub-cros <text:a xlink:type="simple" xlink:href="http://peter.sh/experiments/chromium-command-line-switches/#condition-1"><text:span text:style-name="T6">[1]</text:span></text:a> <text:a xlink:type="simple" xlink:href="http://peter.sh/experiments/chromium-command-line-switches/#stub-cros"><text:span text:style-name="T4">⊗</text:span></text:a></text:p>
          </table:table-cell>
          <table:table-cell table:style-name="Tabella1.A1" office:value-type="string">
            <text:p text:style-name="P7">Indicates that stub implementations of the libcros library should be used. This is typically used to test the chromeos build of chrome on the desktop.<text:bookmark text:name="sync-allow-insecure-xmpp-connection"/></text:p>
          </table:table-cell>
        </table:table-row>
        <table:table-row>
          <table:table-cell table:style-name="Tabella1.A2" office:value-type="string">
            <text:p text:style-name="P7">--sync-allow-insecure-xmpp-connection <text:a xlink:type="simple" xlink:href="http://peter.sh/experiments/chromium-command-line-switches/#sync-allow-insecure-xmpp-connection"><text:span text:style-name="T4">⊗</text:span></text:a></text:p>
          </table:table-cell>
          <table:table-cell table:style-name="Tabella1.A2" office:value-type="string">
            <text:p text:style-name="P7">Allow insecure XMPP connections for sync (for testing).<text:bookmark text:name="sync-invalidate-xmpp-login"/></text:p>
          </table:table-cell>
        </table:table-row>
        <table:table-row>
          <table:table-cell table:style-name="Tabella1.A1" office:value-type="string">
            <text:p text:style-name="P7">--sync-invalidate-xmpp-login <text:a xlink:type="simple" xlink:href="http://peter.sh/experiments/chromium-command-line-switches/#sync-invalidate-xmpp-login"><text:span text:style-name="T4">⊗</text:span></text:a></text:p>
          </table:table-cell>
          <table:table-cell table:style-name="Tabella1.A1" office:value-type="string">
            <text:p text:style-name="P7">Invalidate any login info passed into sync's XMPP connection.<text:bookmark text:name="sync-notification-host"/></text:p>
          </table:table-cell>
        </table:table-row>
        <table:table-row>
          <table:table-cell table:style-name="Tabella1.A2" office:value-type="string">
            <text:p text:style-name="P7">--sync-notification-host <text:a xlink:type="simple" xlink:href="http://peter.sh/experiments/chromium-command-line-switches/#sync-notification-host"><text:span text:style-name="T4">⊗</text:span></text:a></text:p>
          </table:table-cell>
          <table:table-cell table:style-name="Tabella1.A2" office:value-type="string">
            <text:p text:style-name="P7">Override the default host used for sync notifications. Can be either "host" or "host:port".<text:bookmark text:name="sync-notification-method"/></text:p>
          </table:table-cell>
        </table:table-row>
        <table:table-row>
          <table:table-cell table:style-name="Tabella1.A1" office:value-type="string">
            <text:p text:style-name="P7">--sync-notification-method <text:a xlink:type="simple" xlink:href="http://peter.sh/experiments/chromium-command-line-switches/#sync-notification-method"><text:span text:style-name="T4">⊗</text:span></text:a></text:p>
          </table:table-cell>
          <table:table-cell table:style-name="Tabella1.A1" office:value-type="string">
            <text:p text:style-name="P7">Override the default notification method for sync.<text:bookmark text:name="sync-try-ssltcp-first-for-xmpp"/></text:p>
          </table:table-cell>
        </table:table-row>
        <table:table-row>
          <table:table-cell table:style-name="Tabella1.A2" office:value-type="string">
            <text:p text:style-name="P7">--sync-try-ssltcp-first-for-xmpp <text:a xlink:type="simple" xlink:href="http://peter.sh/experiments/chromium-command-line-switches/#sync-try-ssltcp-first-for-xmpp"><text:span text:style-name="T4">⊗</text:span></text:a></text:p>
          </table:table-cell>
          <table:table-cell table:style-name="Tabella1.A2" office:value-type="string">
            <text:p text:style-name="P7">Try to connect to XMPP using SSLTCP first (for testing).<text:bookmark text:name="sync-url"/></text:p>
          </table:table-cell>
        </table:table-row>
        <table:table-row>
          <table:table-cell table:style-name="Tabella1.A1" office:value-type="string">
            <text:p text:style-name="P7">--sync-url <text:a xlink:type="simple" xlink:href="http://peter.sh/experiments/chromium-command-line-switches/#sync-url"><text:span text:style-name="T4">⊗</text:span></text:a></text:p>
          </table:table-cell>
          <table:table-cell table:style-name="Tabella1.A1" office:value-type="string">
            <text:p text:style-name="P7">Override the default server used for profile sync.<text:bookmark text:name="syncer-thread-timed-stop"/></text:p>
          </table:table-cell>
        </table:table-row>
        <table:table-row>
          <table:table-cell table:style-name="Tabella1.A2" office:value-type="string">
            <text:p text:style-name="P7">--syncer-thread-timed-stop <text:a xlink:type="simple" xlink:href="http://peter.sh/experiments/chromium-command-line-switches/#syncer-thread-timed-stop"><text:span text:style-name="T4">⊗</text:span></text:a></text:p>
          </table:table-cell>
          <table:table-cell table:style-name="Tabella1.A2" office:value-type="string">
            <text:p text:style-name="P7">Use the SyncerThread implementation that matches up with the old pthread impl semantics, but using Chrome synchronization primitives. The only difference between this and the default is that we now have no timeout on Stop(). <text:soft-page-break/>Should only use if you experience problems with the default.<text:bookmark text:name="test-load-libcros"/></text:p>
          </table:table-cell>
        </table:table-row>
        <table:table-row>
          <table:table-cell table:style-name="Tabella1.A1" office:value-type="string">
            <text:p text:style-name="P7">--test-load-libcros <text:a xlink:type="simple" xlink:href="http://peter.sh/experiments/chromium-command-line-switches/#condition-1"><text:span text:style-name="T6">[1]</text:span></text:a> <text:a xlink:type="simple" xlink:href="http://peter.sh/experiments/chromium-command-line-switches/#test-load-libcros"><text:span text:style-name="T4">⊗</text:span></text:a></text:p>
          </table:table-cell>
          <table:table-cell table:style-name="Tabella1.A1" office:value-type="string">
            <text:p text:style-name="P7">Attempts to load libcros and validate it, then exits. A nonzero return code means the library could not be loaded correctly.<text:bookmark text:name="test-nacl-sandbox"/></text:p>
          </table:table-cell>
        </table:table-row>
        <table:table-row>
          <table:table-cell table:style-name="Tabella1.A2" office:value-type="string">
            <text:p text:style-name="P7">--test-nacl-sandbox <text:a xlink:type="simple" xlink:href="http://peter.sh/experiments/chromium-command-line-switches/#test-nacl-sandbox"><text:span text:style-name="T4">⊗</text:span></text:a></text:p>
          </table:table-cell>
          <table:table-cell table:style-name="Tabella1.A2" office:value-type="string">
            <text:p text:style-name="P7">Runs the security test for the NaCl loader sandbox.<text:bookmark text:name="test-name"/></text:p>
          </table:table-cell>
        </table:table-row>
        <table:table-row>
          <table:table-cell table:style-name="Tabella1.A1" office:value-type="string">
            <text:p text:style-name="P7">--test-name <text:a xlink:type="simple" xlink:href="http://peter.sh/experiments/chromium-command-line-switches/#test-name"><text:span text:style-name="T4">⊗</text:span></text:a></text:p>
          </table:table-cell>
          <table:table-cell table:style-name="Tabella1.A1" office:value-type="string">
            <text:p text:style-name="P7">Pass the name of the current running automated test to Chrome.<text:bookmark text:name="test-type"/></text:p>
          </table:table-cell>
        </table:table-row>
        <table:table-row>
          <table:table-cell table:style-name="Tabella1.A2" office:value-type="string">
            <text:p text:style-name="P7">--test-type <text:a xlink:type="simple" xlink:href="http://peter.sh/experiments/chromium-command-line-switches/#test-type"><text:span text:style-name="T4">⊗</text:span></text:a></text:p>
          </table:table-cell>
          <table:table-cell table:style-name="Tabella1.A2" office:value-type="string">
            <text:p text:style-name="P7">Pass the type of the current test harness ("browser" or "ui")<text:bookmark text:name="testing-channel"/></text:p>
          </table:table-cell>
        </table:table-row>
        <table:table-row>
          <table:table-cell table:style-name="Tabella1.A1" office:value-type="string">
            <text:p text:style-name="P7">--testing-channel <text:a xlink:type="simple" xlink:href="http://peter.sh/experiments/chromium-command-line-switches/#testing-channel"><text:span text:style-name="T4">⊗</text:span></text:a></text:p>
          </table:table-cell>
          <table:table-cell table:style-name="Tabella1.A1" office:value-type="string">
            <text:p text:style-name="P7">The value of this switch tells the app to listen for and broadcast testing-related messages on IPC channel with the given ID.<text:bookmark text:name="touch-devices"/></text:p>
          </table:table-cell>
        </table:table-row>
        <table:table-row>
          <table:table-cell table:style-name="Tabella1.A2" office:value-type="string">
            <text:p text:style-name="P7">--touch-devices <text:a xlink:type="simple" xlink:href="http://peter.sh/experiments/chromium-command-line-switches/#condition-13"><text:span text:style-name="T6">[13]</text:span></text:a> <text:a xlink:type="simple" xlink:href="http://peter.sh/experiments/chromium-command-line-switches/#touch-devices"><text:span text:style-name="T4">⊗</text:span></text:a></text:p>
          </table:table-cell>
          <table:table-cell table:style-name="Tabella1.A2" office:value-type="string">
            <text:p text:style-name="P7">Tells chrome to interpret events from these devices as touch events. Only available with XInput 2 (i.e. X server 1.8 or above). The id's of the devices can be retrieved from 'xinput list'.<text:bookmark text:name="try-chrome-again"/></text:p>
          </table:table-cell>
        </table:table-row>
        <table:table-row>
          <table:table-cell table:style-name="Tabella1.A1" office:value-type="string">
            <text:p text:style-name="P7">--try-chrome-again <text:a xlink:type="simple" xlink:href="http://peter.sh/experiments/chromium-command-line-switches/#try-chrome-again"><text:span text:style-name="T4">⊗</text:span></text:a></text:p>
          </table:table-cell>
          <table:table-cell table:style-name="Tabella1.A1" office:value-type="string">
            <text:p text:style-name="P7">Experimental. Shows a dialog asking the user to try chrome. This flag is to be used only by the upgrade process.<text:bookmark text:name="uninstall"/></text:p>
          </table:table-cell>
        </table:table-row>
        <table:table-row>
          <table:table-cell table:style-name="Tabella1.A2" office:value-type="string">
            <text:p text:style-name="P7">--uninstall <text:a xlink:type="simple" xlink:href="http://peter.sh/experiments/chromium-command-line-switches/#uninstall"><text:span text:style-name="T4">⊗</text:span></text:a></text:p>
          </table:table-cell>
          <table:table-cell table:style-name="Tabella1.A2" office:value-type="string">
            <text:p text:style-name="P7">Runs un-installation steps that were done by chrome first-run.<text:bookmark text:name="uninstall-extension"/></text:p>
          </table:table-cell>
        </table:table-row>
        <table:table-row>
          <table:table-cell table:style-name="Tabella1.A1" office:value-type="string">
            <text:p text:style-name="P7">--uninstall-extension <text:a xlink:type="simple" xlink:href="http://peter.sh/experiments/chromium-command-line-switches/#uninstall-extension"><text:span text:style-name="T4">⊗</text:span></text:a></text:p>
          </table:table-cell>
          <table:table-cell table:style-name="Tabella1.A1" office:value-type="string">
            <text:p text:style-name="P7">Uninstall an extension with the specified extension id.<text:bookmark text:name="use-pure-views"/></text:p>
          </table:table-cell>
        </table:table-row>
        <table:table-row>
          <table:table-cell table:style-name="Tabella1.A2" office:value-type="string">
            <text:p text:style-name="P7">--use-pure-views <text:a xlink:type="simple" xlink:href="http://peter.sh/experiments/chromium-command-line-switches/#use-pure-views"><text:span text:style-name="T4">⊗</text:span></text:a></text:p>
          </table:table-cell>
          <table:table-cell table:style-name="Tabella1.A2" office:value-type="string">
            <text:p text:style-name="P7">Use a pure Views implementation when available (rather rather than platform native implementation such as GTK).<text:bookmark text:name="use-spdy"/></text:p>
          </table:table-cell>
        </table:table-row>
        <table:table-row>
          <table:table-cell table:style-name="Tabella1.A1" office:value-type="string">
            <text:p text:style-name="P7">--use-spdy <text:a xlink:type="simple" xlink:href="http://peter.sh/experiments/chromium-command-line-switches/#use-spdy"><text:span text:style-name="T4">⊗</text:span></text:a></text:p>
          </table:table-cell>
          <table:table-cell table:style-name="Tabella1.A1" office:value-type="string">
            <text:p text:style-name="P7">Use Spdy for the transport protocol instead of HTTP. This is a temporary testing flag.<text:bookmark text:name="use-system-ssl"/></text:p>
          </table:table-cell>
        </table:table-row>
        <table:table-row>
          <table:table-cell table:style-name="Tabella1.A2" office:value-type="string">
            <text:p text:style-name="P7">--use-system-ssl <text:a xlink:type="simple" xlink:href="http://peter.sh/experiments/chromium-command-line-switches/#condition-14"><text:span text:style-name="T6">[14]</text:span></text:a> <text:a xlink:type="simple" xlink:href="http://peter.sh/experiments/chromium-command-line-switches/#use-system-ssl"><text:span text:style-name="T4">⊗</text:span></text:a></text:p>
          </table:table-cell>
          <table:table-cell table:style-name="Tabella1.A2" office:value-type="string">
            <text:p text:style-name="P7">Use the system SSL library (Secure Transport on Mac, SChannel on Windows) instead of NSS for SSL.<text:bookmark text:name="user-data-dir"/></text:p>
          </table:table-cell>
        </table:table-row>
        <table:table-row>
          <table:table-cell table:style-name="Tabella1.A1" office:value-type="string">
            <text:p text:style-name="P7">--user-data-dir <text:a xlink:type="simple" xlink:href="http://peter.sh/experiments/chromium-command-line-switches/#user-data-dir"><text:span text:style-name="T4">⊗</text:span></text:a></text:p>
          </table:table-cell>
          <table:table-cell table:style-name="Tabella1.A1" office:value-type="string">
            <text:p text:style-name="P7">Specifies the user data directory, which is where the browser will look for all of its state.<text:bookmark text:name="user-scripts-dir"/></text:p>
          </table:table-cell>
        </table:table-row>
        <table:table-row>
          <table:table-cell table:style-name="Tabella1.A2" office:value-type="string">
            <text:p text:style-name="P7">--user-scripts-dir <text:a xlink:type="simple" xlink:href="http://peter.sh/experiments/chromium-command-line-switches/#user-scripts-dir"><text:span text:style-name="T4">⊗</text:span></text:a></text:p>
          </table:table-cell>
          <table:table-cell table:style-name="Tabella1.A2" office:value-type="string">
            <text:p text:style-name="P7">directory to locate user scripts in as an over-ride of the default<text:bookmark text:name="version"/></text:p>
          </table:table-cell>
        </table:table-row>
        <table:table-row>
          <table:table-cell table:style-name="Tabella1.A1" office:value-type="string">
            <text:p text:style-name="P7">--version <text:a xlink:type="simple" xlink:href="http://peter.sh/experiments/chromium-command-line-switches/#version"><text:span text:style-name="T4">⊗</text:span></text:a></text:p>
          </table:table-cell>
          <table:table-cell table:style-name="Tabella1.A1" office:value-type="string">
            <text:p text:style-name="P7">Print version information and quit.<text:bookmark text:name="views-desktop"/></text:p>
          </table:table-cell>
        </table:table-row>
        <table:table-row>
          <table:table-cell table:style-name="Tabella1.A2" office:value-type="string">
            <text:p text:style-name="P7">--views-desktop <text:a xlink:type="simple" xlink:href="http://peter.sh/experiments/chromium-command-line-switches/#condition-3"><text:span text:style-name="T6">[3]</text:span></text:a> <text:a xlink:type="simple" xlink:href="http://peter.sh/experiments/chromium-command-line-switches/#views-desktop"><text:span text:style-name="T4">⊗</text:span></text:a></text:p>
          </table:table-cell>
          <table:table-cell table:style-name="Tabella1.A2" office:value-type="string">
            <text:p text:style-name="P7">Runs Chrome inside the views desktop shell.<text:bookmark text:name="websocket-live-experiment-host"/></text:p>
          </table:table-cell>
        </table:table-row>
        <table:table-row>
          <table:table-cell table:style-name="Tabella1.A1" office:value-type="string">
            <text:p text:style-name="P7">--websocket-live-experiment-host <text:a xlink:type="simple" xlink:href="http://peter.sh/experiments/chromium-command-line-switches/#condition-2"><text:span text:style-name="T6">[2]</text:span></text:a> <text:a xlink:type="simple" xlink:href="http://peter.sh/experiments/chromium-command-line-switches/#websocket-live-experiment-host"><text:span text:style-name="T4">⊗</text:span></text:a></text:p>
          </table:table-cell>
          <table:table-cell table:style-name="Tabella1.A1" office:value-type="string">
            <text:p text:style-name="P7">Debug only switch to specify which websocket live experiment host to be used. If host is specified, it also makes initial delay shorter (5 min to 5 sec) to make it faster to test websocket live experiment code.<text:bookmark text:name="webui-login"/></text:p>
          </table:table-cell>
        </table:table-row>
        <table:table-row>
          <table:table-cell table:style-name="Tabella1.A2" office:value-type="string">
            <text:p text:style-name="P7">--webui-login <text:a xlink:type="simple" xlink:href="http://peter.sh/experiments/chromium-command-line-switches/#condition-1"><text:span text:style-name="T6">[1]</text:span></text:a> <text:a xlink:type="simple" xlink:href="http://peter.sh/experiments/chromium-command-line-switches/#webui-login"><text:span text:style-name="T4">⊗</text:span></text:a></text:p>
          </table:table-cell>
          <table:table-cell table:style-name="Tabella1.A2" office:value-type="string">
            <text:p text:style-name="P7">Enable WebUI based login screens.<text:bookmark text:name="winhttp-proxy-resolver"/></text:p>
          </table:table-cell>
        </table:table-row>
        <table:table-row>
          <table:table-cell table:style-name="Tabella1.A1" office:value-type="string">
            <text:p text:style-name="P7">--winhttp-proxy-resolver <text:a xlink:type="simple" xlink:href="http://peter.sh/experiments/chromium-command-line-switches/#winhttp-proxy-resolver"><text:span text:style-name="T4">⊗</text:span></text:a></text:p>
          </table:table-cell>
          <table:table-cell table:style-name="Tabella1.A1" office:value-type="string">
            <text:p text:style-name="P9">Use WinHTTP to fetch and evaluate PAC scripts. Otherwise the default is to use <text:soft-page-break/>Chromium's network stack to fetch, and V8 to evaluate.</text:p>
          </table:table-cell>
        </table:table-row>
      </table:table>
      <text:h text:style-name="P11" text:outline-level="2">How to use a command line switch?</text:h>
      <text:p text:style-name="P1"><text:span text:style-name="T2">The Chromium Team has made a page on which </text:span><text:a xlink:type="simple" xlink:href="http://www.chromium.org/developers/how-tos/run-chromium-with-flags" office:target-frame-name="_blank" xlink:show="new"><text:span text:style-name="T3">they briefly explain</text:span></text:a><text:span text:style-name="T2"> how to use these switches.</text:span></text:p>
      <text:h text:style-name="P11" text:outline-level="2">Conditions</text:h>
      <text:p text:style-name="P5">These are rather technical. While most are pretty self-explanatory, keep in mind that any condition means that a switch isn't always available.</text:p>
      <text:list xml:id="list913715071" text:style-name="L1">
        <text:list-item>
          <text:p text:style-name="P2"><text:bookmark text:name="condition-1"/>The constant "OS_CHROMEOS" must be defined.</text:p>
        </text:list-item>
        <text:list-item>
          <text:p text:style-name="P2"><text:bookmark text:name="condition-2"/>The constant "NDEBUG" must not be defined.</text:p>
        </text:list-item>
        <text:list-item>
          <text:p text:style-name="P2"><text:bookmark text:name="condition-3"/>The constant "TOOLKIT_VIEWS" must be defined.</text:p>
        </text:list-item>
        <text:list-item>
          <text:p text:style-name="P2"><text:bookmark text:name="condition-4"/>The constant "GOOGLE_CHROME_BUILD) &amp;&amp; !defined(OS_CHROMEOS) &amp;&amp; !defined(OS_MACOSX" must be defined.</text:p>
        </text:list-item>
        <text:list-item>
          <text:p text:style-name="P2"><text:bookmark text:name="condition-5"/>The constant "OS_POSIX" must be defined.</text:p>
        </text:list-item>
        <text:list-item>
          <text:p text:style-name="P2"><text:bookmark text:name="condition-6"/>The constant "OS_MACOSX" must be defined.</text:p>
        </text:list-item>
        <text:list-item>
          <text:p text:style-name="P2"><text:bookmark text:name="condition-7"/>The constant "TOOLKIT_GTK" must be defined.</text:p>
        </text:list-item>
        <text:list-item>
          <text:p text:style-name="P2"><text:bookmark text:name="condition-8"/>The constant "GOOGLE_CHROME_BUILD) &amp;&amp; !defined(OS_CHROMEOS) &amp;&amp; !defined(OS_MACOSX" must not be defined.</text:p>
        </text:list-item>
        <text:list-item>
          <text:p text:style-name="P2"><text:bookmark text:name="condition-9"/>The constant "TOUCH_UI" must be defined.</text:p>
        </text:list-item>
        <text:list-item>
          <text:p text:style-name="P2"><text:bookmark text:name="condition-10"/>The constant "OS_MACOSX" must not be defined.</text:p>
        </text:list-item>
        <text:list-item>
          <text:p text:style-name="P2"><text:bookmark text:name="condition-11"/>The constant "OS_MACOSX) &amp;&amp; !defined(OS_CHROMEOS" must not be defined.</text:p>
        </text:list-item>
        <text:list-item>
          <text:p text:style-name="P2"><text:bookmark text:name="condition-12"/>The constant "OS_POSIX) &amp;&amp; !defined(OS_MACOSX" must be defined.</text:p>
        </text:list-item>
        <text:list-item>
          <text:p text:style-name="P2"><text:bookmark text:name="condition-13"/>The constant "HAVE_XINPUT2" must be defined.</text:p>
        </text:list-item>
        <text:list-item>
          <text:p text:style-name="P2"><text:bookmark text:name="condition-14"/>One of these constants must be defined: "OS_MACOSX", "OS_WI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Narrow" svg:font-family="'Arial Narrow', Arial"/>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meta:initial-creator>
    <meta:creation-date>2011-06-28T11:24:26</meta:creation-date>
    <meta:printed-by>daniele </meta:printed-by>
    <meta:print-date>2011-06-28T11:26:06</meta:print-date>
    <meta:document-statistic meta:table-count="1" meta:image-count="0" meta:object-count="0" meta:page-count="18" meta:paragraph-count="601" meta:word-count="5835" meta:character-count="38168"/>
    <dc:date>2011-06-28T11:26:28</dc:date>
    <dc:creator>daniele </dc:creator>
    <meta:editing-duration>PT2M2S</meta:editing-duration>
    <meta:editing-cycles>1</meta:editing-cycles>
    <meta:generator>LibreOffice/3.3$Unix LibreOffice_project/330m19$Build-202</meta:generator>
  </office:meta>
</office:document-meta>
</file>